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Text_20_body" style:list-style-name="L20">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to-the-thesis" office:name=""><text:span text:style-name="Definition">1. Introduction to the thesis</text:span></text:a></text:p>
          <text:list text:style-name="L2">
            <text:list-item>
              <text:p text:style-name="P2"><text:a xlink:type="simple" xlink:href="#introduction-to-increased-use-and-importance-of-technology-in-western-society" office:name=""><text:span text:style-name="Definition">Introduction to increased use and importance of technology in western society</text:span></text:a></text:p>
            </text:list-item>
            <text:list-item>
              <text:p text:style-name="P2"><text:a xlink:type="simple" xlink:href="#introduction-to-issues-for-technology-use-for-young-people" office:name=""><text:span text:style-name="Definition">Introduction to issues for technology use for young people</text:span></text:a></text:p>
            </text:list-item>
            <text:list-item>
              <text:p text:style-name="P2"><text:a xlink:type="simple" xlink:href="#introduction-to-the-focus-of-the-study-on-computer-game-design-and-programming-cgdp" office:name=""><text:span text:style-name="Definition">Introduction to the focus of the study on computer game design and programming (CGD&amp;P)</text:span></text:a></text:p>
            </text:list-item>
          </text:list>
        </text:list-item>
        <text:list-item>
          <text:p text:style-name="P1"><text:a xlink:type="simple" xlink:href="#context-background" office:name=""><text:span text:style-name="Definition">2. Context / Background</text:span></text:a></text:p>
          <text:list text:style-name="L3">
            <text:list-item>
              <text:p text:style-name="P3"><text:a xlink:type="simple" xlink:href="#context-of-game-making-and-wider-digital-making-and-culture-home-and-informal-settings" office:name=""><text:span text:style-name="Definition">Context of game making and wider digital making and culture home and informal settings</text:span></text:a></text:p>
            </text:list-item>
            <text:list-item>
              <text:p text:style-name="P3"><text:a xlink:type="simple" xlink:href="#context-of-game-making-within-school-based-computing-education" office:name=""><text:span text:style-name="Definition">Context of game making within school-based computing education</text:span></text:a></text:p>
            </text:list-item>
            <text:list-item>
              <text:p text:style-name="P3"><text:a xlink:type="simple" xlink:href="#an-introduction-to-the-benefits-of-on-digital-game-making" office:name=""><text:span text:style-name="Definition">An introduction to the benefits of on digital game making</text:span></text:a></text:p>
            </text:list-item>
            <text:list-item>
              <text:p text:style-name="P3"><text:a xlink:type="simple" xlink:href="#the-potential-of-digital-game-making-of-retro-games-with-families" office:name=""><text:span text:style-name="Definition">The potential of digital game making of retro games with families</text:span></text:a></text:p>
            </text:list-item>
            <text:list-item>
              <text:p text:style-name="P3"><text:a xlink:type="simple" xlink:href="#context-of-game-making-and-digital-projects-at-home-and-other-informal-settings---moved-from-ch-2.-integrate" office:name=""><text:span text:style-name="Definition">Context of game making and digital projects at home and other informal settings - MOVED FROM CH 2. INTEGRATE</text:span></text:a></text:p>
            </text:list-item>
            <text:list-item>
              <text:p text:style-name="P3"><text:a xlink:type="simple" xlink:href="#barriers-to-participation-in-game-making-barriers-from-ch-2-moved-here" office:name=""><text:span text:style-name="Definition">Barriers to participation in game making BARRIERS FROM CH 2 MOVED HERE</text:span></text:a></text:p>
            </text:list-item>
          </text:list>
        </text:list-item>
        <text:list-item>
          <text:p text:style-name="P1"><text:a xlink:type="simple" xlink:href="#rationale-for-the-study" office:name=""><text:span text:style-name="Definition">3. Rationale for the Study:</text:span></text:a></text:p>
          <text:list text:style-name="L4">
            <text:list-item>
              <text:p text:style-name="P4"><text:a xlink:type="simple" xlink:href="#personal-context" office:name=""><text:span text:style-name="Definition">Personal context</text:span></text:a></text:p>
            </text:list-item>
            <text:list-item>
              <text:p text:style-name="P4"><text:a xlink:type="simple" xlink:href="#recap-of-personal-motivations" office:name=""><text:span text:style-name="Definition">Recap of Personal Motivations</text:span></text:a></text:p>
            </text:list-item>
            <text:list-item>
              <text:p text:style-name="P4"><text:a xlink:type="simple" xlink:href="#rationale-of-family-home-education-settings-as-a-site-of-research" office:name=""><text:span text:style-name="Definition">Rationale of (Family) Home education settings as a site of research</text:span></text:a></text:p>
            </text:list-item>
            <text:list-item>
              <text:p text:style-name="P4"><text:a xlink:type="simple" xlink:href="#connecting-my-experience-to-broader-contextual-themes" office:name=""><text:span text:style-name="Definition">Connecting my experience to broader contextual themes</text:span></text:a></text:p>
            </text:list-item>
            <text:list-item>
              <text:p text:style-name="P4"><text:a xlink:type="simple" xlink:href="#observations-leading-to-perceived-need" office:name=""><text:span text:style-name="Definition">Observations leading to perceived need</text:span></text:a></text:p>
              <text:list text:style-name="L5">
                <text:list-item>
                  <text:p text:style-name="P5"><text:a xlink:type="simple" xlink:href="#on-fluency-agency" office:name=""><text:span text:style-name="Definition">On Fluency &amp; Agency</text:span></text:a></text:p>
                </text:list-item>
              </text:list>
            </text:list-item>
            <text:list-item>
              <text:p text:style-name="P4"><text:a xlink:type="simple" xlink:href="#convictions-about-potential---include-dynamic-of-agency-here-and-limits" office:name=""><text:span text:style-name="Definition">Convictions about potential - include dynamic of agency here (and limits?)</text:span></text:a></text:p>
            </text:list-item>
          </text:list>
        </text:list-item>
        <text:list-item>
          <text:p text:style-name="P1"><text:a xlink:type="simple" xlink:href="#research-objectives-and-questions-swapped---maybe-move-up-even" office:name=""><text:span text:style-name="Definition">4. Research objectives and questions (Swapped) - MAYBE MOVE UP EVEN?</text:span></text:a></text:p>
          <text:list text:style-name="L6">
            <text:list-item>
              <text:p text:style-name="P6"><text:a xlink:type="simple" xlink:href="#primary-research-question-and-aims-and-objectives" office:name=""><text:span text:style-name="Definition">Primary Research Question and aims and objectives</text:span></text:a></text:p>
            </text:list-item>
            <text:list-item>
              <text:p text:style-name="P6"><text:a xlink:type="simple" xlink:href="#research-objectives-recap-of-motivation" office:name=""><text:span text:style-name="Definition">Research objectives &amp; Recap of motivation</text:span></text:a></text:p>
            </text:list-item>
            <text:list-item>
              <text:p text:style-name="P6"><text:a xlink:type="simple" xlink:href="#the-challenge-of-maintaining-focus-in-this-phd-process" office:name=""><text:span text:style-name="Definition">The challenge of maintaining focus in this PhD process</text:span></text:a></text:p>
            </text:list-item>
          </text:list>
        </text:list-item>
        <text:list-item>
          <text:p text:style-name="P1"><text:a xlink:type="simple" xlink:href="#significance-of-the-study" office:name=""><text:span text:style-name="Definition">5. Significance of the study</text:span></text:a></text:p>
          <text:list text:style-name="L7">
            <text:list-item>
              <text:p text:style-name="P7"><text:a xlink:type="simple" xlink:href="#wider-implications-and-applications-of-the-research" office:name=""><text:span text:style-name="Definition">Wider implications and applications of the research</text:span></text:a></text:p>
            </text:list-item>
            <text:list-item>
              <text:p text:style-name="P7"><text:a xlink:type="simple" xlink:href="#contribution-to-knowledge-of-this-thesis" office:name=""><text:span text:style-name="Definition">Contribution to knowledge of this thesis</text:span></text:a></text:p>
            </text:list-item>
          </text:list>
        </text:list-item>
        <text:list-item>
          <text:p text:style-name="P1"><text:a xlink:type="simple" xlink:href="#chapter-outline-of-the-study" office:name=""><text:span text:style-name="Definition">6. Chapter outline of the study</text:span></text:a></text:p>
          <text:list text:style-name="L8">
            <text:list-item>
              <text:p text:style-name="P8"><text:a xlink:type="simple" xlink:href="#link-to-next-chapter" office:name=""><text:span text:style-name="Definition">7. Link to next chapter</text:span></text:a></text:p>
            </text:list-item>
          </text:list>
        </text:list-item>
        <text:list-item>
          <text:p text:style-name="P1"><text:a xlink:type="simple" xlink:href="#to-integrate-above" office:name=""><text:span text:style-name="Definition">To integrate above</text:span></text:a></text:p>
          <text:list text:style-name="L9">
            <text:list-item>
              <text:p text:style-name="P9"><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9"><text:a xlink:type="simple" xlink:href="#institutional-barriers---related-to-uk-school-context" office:name=""><text:span text:style-name="Definition">Institutional Barriers - related to UK School context</text:span></text:a></text:p>
            </text:list-item>
            <text:list-item>
              <text:p text:style-name="P9"><text:a xlink:type="simple" xlink:href="#technical-barriers---difficulties-in-learning-to-program" office:name=""><text:span text:style-name="Definition">Technical Barriers - Difficulties in learning to program</text:span></text:a></text:p>
            </text:list-item>
            <text:list-item>
              <text:p text:style-name="P9"><text:a xlink:type="simple" xlink:href="#cultural-identity-barriers-to-participation-in" office:name=""><text:span text:style-name="Definition">Cultural / Identity barriers to participation in …</text:span></text:a></text:p>
              <text:list text:style-name="L10">
                <text:list-item>
                  <text:p text:style-name="P10"><text:a xlink:type="simple" xlink:href="#barrier---identity-and-computer-cultures" office:name=""><text:span text:style-name="Definition">Barrier - Identity and computer cultures</text:span></text:a></text:p>
                </text:list-item>
              </text:list>
            </text:list-item>
            <text:list-item>
              <text:p text:style-name="P9"><text:a xlink:type="simple" xlink:href="#barrier---unfamiliarity-with-support-practices" office:name=""><text:span text:style-name="Definition">Barrier - unfamiliarity with support practices</text:span></text:a></text:p>
            </text:list-item>
            <text:list-item>
              <text:p text:style-name="P9"><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11">
            <text:list-item>
              <text:p text:style-name="P11"><text:a xlink:type="simple" xlink:href="#digital-projects-as-an-inclusive-pedaogogy---move-to-introduction" office:name=""><text:span text:style-name="Definition">Digital projects as an inclusive pedaogogy - MOVE TO INTRODUCTION</text:span></text:a></text:p>
            </text:list-item>
            <text:list-item>
              <text:p text:style-name="P11"><text:a xlink:type="simple" xlink:href="#resource-provision-and-cpd" office:name=""><text:span text:style-name="Definition">Resource provision and CPD</text:span></text:a></text:p>
              <text:list text:style-name="L12">
                <text:list-item>
                  <text:p text:style-name="P12"><text:a xlink:type="simple" xlink:href="#computing-at-schools" office:name=""><text:span text:style-name="Definition">Computing at schools</text:span></text:a></text:p>
                </text:list-item>
              </text:list>
            </text:list-item>
            <text:list-item>
              <text:p text:style-name="P11"><text:a xlink:type="simple" xlink:href="#open-source-online-responses-to-the-challenge" office:name=""><text:span text:style-name="Definition">Open source, online responses to the challenge</text:span></text:a></text:p>
              <text:list text:style-name="L13">
                <text:list-item>
                  <text:p text:style-name="P13"><text:a xlink:type="simple" xlink:href="#mozilla-an-open-source-toolset" office:name=""><text:span text:style-name="Definition">Mozilla, an open source toolset</text:span></text:a></text:p>
                </text:list-item>
              </text:list>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14">
            <text:list-item>
              <text:p text:style-name="P14"><text:a xlink:type="simple" xlink:href="#theoretical-framework" office:name=""><text:span text:style-name="Definition">Theoretical framework</text:span></text:a></text:p>
            </text:list-item>
            <text:list-item>
              <text:p text:style-name="P14"><text:a xlink:type="simple" xlink:href="#on-agency-and-cultural-historical-activity-theory-socio-cultural-approach" office:name=""><text:span text:style-name="Definition">On agency and cultural historical activity theory / socio-cultural approach</text:span></text:a></text:p>
            </text:list-item>
            <text:list-item>
              <text:p text:style-name="P14"><text:a xlink:type="simple" xlink:href="#on-utility-and-design-based-research" office:name=""><text:span text:style-name="Definition">On utility and Design-based research</text:span></text:a> # Introduction - “Games for a Read / Write World.”</text:p>
            </text:list-item>
          </text:list>
        </text:list-item>
      </text:list>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 However, these opportunities come with potential costs at both a societal and individual level. Convenience and automation of tasks in the form of commercial software services and AI can diminish critical thinking skills and make individuals overly reliant on technology. In particular, sophisticated media production and delivery systems, often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On an individual level some of the greatest areas for concern relate to the developmental changes in for young people. The impact of increased screen time on mental health and subsequent impact of reduced social interactions real life are areas of concern under research. 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This thesis addresses the potential of self-expression and development of skills needed to participate within the area of computer game design and programming (CGD&amp;P). The process bring families together in a new learning environment to learn how to create video games based on early arcade and platform games. This activity took place in the context of significant changes in the domain of both formal and non-formal computing education.</text:p>
      <text:p text:style-name="Text_20_body">The</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affordable, compact, and hackable Raspberry Pi computer has opened new avenues for physical computing using the accessible Python language. 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se tools and practices were mostly free both in terms of cost and through the use of open copyright licences, a characteristic that contributed to their widespread success adoption. 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h text:style-name="Heading_20_3" text:outline-level="3"><text:bookmark-start text:name="context-of-game-making-within-school-based-computing-education"/>Context of game making within school-based computing education<text:bookmark-end text:name="context-of-game-making-within-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kuuxfith&quot;,&quot;citationItems&quot;:[{&quot;id&quot;:9630,&quot;locator&quot;:&quot;8&quot;,&quot;uris&quot;:[&quot;http://zotero.org/users/1913249/items/BLSQ2RVC&quot;],&quot;uri&quot;:[&quot;http://zotero.org/users/1913249/items/BLSQ2RVC&quot;],&quot;prefix&quot;:&quot;&quot;,&quot;itemData&quot;:{&quot;accessed&quot;:{&quot;date-parts&quot;:[[&quot;2024&quot;,7,12]]},&quot;section&quot;:&quot;Media&quot;,&quot;citation-key&quot;:&quot;schmidt_eric_2011&quot;,&quot;type&quot;:&quot;webpage&quot;,&quot;id&quot;:&quot;schmidt_eric_2011&quot;,&quot;URL&quot;:&quot;http://www.theguardian.com/media/interactive/2011/aug/26/eric-schmidt-mactaggart-lecture-full-text&quot;,&quot;author&quot;:[{&quot;given&quot;:&quot;Eric&quot;,&quot;family&quot;:&quot;Schmidt&quot;}],&quot;abstract&quot;:&quot;Read the full text of the Google chief executive's keynote speech from the 2011 Edinburgh TV festival&quot;,&quot;language&quot;:&quot;en&quot;,&quot;issued&quot;:{&quot;date-parts&quot;:[[&quot;2011&quot;,8,26]]},&quot;title&quot;:&quot;Eric Schmidt's MacTaggart lecture - full text&quot;,&quot;container-title&quot;:&quot;The Guardian&quot;}}],&quot;schema&quot;:&quot;https://github.com/citation-style-language/schema/raw/master/csl-citation.json&quot;,&quot;properties&quot;:{&quot;noteIndex&quot;:0,&quot;formattedCitation&quot;:&quot;[@schmidt_eric_2011, p.8]&quot;}} RNDomqjnyxqsd"/>&lt;Do Zotero Refresh: [@schmidt_eric_2011, p.8]&gt;<text:reference-mark-end text:name="ZOTERO_ITEM CSL_CITATION {&quot;citationID&quot;:&quot;kuuxfith&quot;,&quot;citationItems&quot;:[{&quot;id&quot;:9630,&quot;locator&quot;:&quot;8&quot;,&quot;uris&quot;:[&quot;http://zotero.org/users/1913249/items/BLSQ2RVC&quot;],&quot;uri&quot;:[&quot;http://zotero.org/users/1913249/items/BLSQ2RVC&quot;],&quot;prefix&quot;:&quot;&quot;,&quot;itemData&quot;:{&quot;accessed&quot;:{&quot;date-parts&quot;:[[&quot;2024&quot;,7,12]]},&quot;section&quot;:&quot;Media&quot;,&quot;citation-key&quot;:&quot;schmidt_eric_2011&quot;,&quot;type&quot;:&quot;webpage&quot;,&quot;id&quot;:&quot;schmidt_eric_2011&quot;,&quot;URL&quot;:&quot;http://www.theguardian.com/media/interactive/2011/aug/26/eric-schmidt-mactaggart-lecture-full-text&quot;,&quot;author&quot;:[{&quot;given&quot;:&quot;Eric&quot;,&quot;family&quot;:&quot;Schmidt&quot;}],&quot;abstract&quot;:&quot;Read the full text of the Google chief executive's keynote speech from the 2011 Edinburgh TV festival&quot;,&quot;language&quot;:&quot;en&quot;,&quot;issued&quot;:{&quot;date-parts&quot;:[[&quot;2011&quot;,8,26]]},&quot;title&quot;:&quot;Eric Schmidt's MacTaggart lecture - full text&quot;,&quot;container-title&quot;:&quot;The Guardian&quot;}}],&quot;schema&quot;:&quot;https://github.com/citation-style-language/schema/raw/master/csl-citation.json&quot;,&quot;properties&quot;:{&quot;noteIndex&quot;:0,&quot;formattedCitation&quot;:&quot;[@schmidt_eric_2011, p.8]&quot;}} RNDomqjnyxqsd"/>.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D&quot;:&quot;pagduekd&quot;,&quot;citationItems&quot;:[{&quot;id&quot;:9620,&quot;uris&quot;:[&quot;http://zotero.org/users/1913249/items/B2FPAXQA&quot;],&quot;uri&quot;:[&quot;http://zotero.org/users/1913249/items/B2FPAXQA&quot;],&quot;prefix&quot;:&quot;&quot;,&quot;itemData&quot;:{&quot;citation-key&quot;:&quot;dfe2013national&quot;,&quot;id&quot;:&quot;dfe2013national&quot;,&quot;container-title&quot;:&quot;Retrieved July&quot;,&quot;author&quot;:[{&quot;given&quot;:&quot;UK&quot;,&quot;family&quot;:&quot;DFE&quot;}],&quot;type&quot;:&quot;article-journal&quot;,&quot;page&quot;:&quot;2014&quot;,&quot;issued&quot;:{&quot;date-parts&quot;:[[&quot;2013&quot;]]},&quot;title&quot;:&quot;National curriculum in England: computing programmes of study&quot;,&quot;volume&quot;:&quot;16&quot;},&quot;suffix&quot;:&quot;&quot;}],&quot;schema&quot;:&quot;https://github.com/citation-style-language/schema/raw/master/csl-citation.json&quot;,&quot;properties&quot;:{&quot;noteIndex&quot;:0,&quot;formattedCitation&quot;:&quot;[@dfe2013national]&quot;}} RNDczfnvphqnm"/>&lt;Do Zotero Refresh: [@dfe2013national]&gt;<text:reference-mark-end text:name="ZOTERO_ITEM CSL_CITATION {&quot;citationID&quot;:&quot;pagduekd&quot;,&quot;citationItems&quot;:[{&quot;id&quot;:9620,&quot;uris&quot;:[&quot;http://zotero.org/users/1913249/items/B2FPAXQA&quot;],&quot;uri&quot;:[&quot;http://zotero.org/users/1913249/items/B2FPAXQA&quot;],&quot;prefix&quot;:&quot;&quot;,&quot;itemData&quot;:{&quot;citation-key&quot;:&quot;dfe2013national&quot;,&quot;id&quot;:&quot;dfe2013national&quot;,&quot;container-title&quot;:&quot;Retrieved July&quot;,&quot;author&quot;:[{&quot;given&quot;:&quot;UK&quot;,&quot;family&quot;:&quot;DFE&quot;}],&quot;type&quot;:&quot;article-journal&quot;,&quot;page&quot;:&quot;2014&quot;,&quot;issued&quot;:{&quot;date-parts&quot;:[[&quot;2013&quot;]]},&quot;title&quot;:&quot;National curriculum in England: computing programmes of study&quot;,&quot;volume&quot;:&quot;16&quot;},&quot;suffix&quot;:&quot;&quot;}],&quot;schema&quot;:&quot;https://github.com/citation-style-language/schema/raw/master/csl-citation.json&quot;,&quot;properties&quot;:{&quot;noteIndex&quot;:0,&quot;formattedCitation&quot;:&quot;[@dfe2013national]&quot;}} RNDczfnvphqnm"/>. However, while community responses were collected via a consultation, a clear consensus to avoid removal of too much digital literacy and creative project work was ignored in the final curriculum <text:reference-mark-start text:name="ZOTERO_ITEM CSL_CITATION {&quot;citationID&quot;:&quot;zhunukxh&quot;,&quot;citationItems&quot;:[{&quot;id&quot;:9616,&quot;uris&quot;:[&quot;http://zotero.org/users/1913249/items/T9KEDSZQ&quot;],&quot;uri&quot;:[&quot;http://zotero.org/users/1913249/items/T9KEDSZQ&quot;],&quot;prefix&quot;:&quot;&quot;,&quot;itemData&quot;:{&quot;accessed&quot;:{&quot;date-parts&quot;:[[&quot;2024&quot;,7,11]]},&quot;citation-key&quot;:&quot;twining_we_2013&quot;,&quot;id&quot;:&quot;twining_we_2013&quot;,&quot;URL&quot;:&quot;https://edfutures.net/index.php?title=We_were_consulted&quot;,&quot;author&quot;:[{&quot;given&quot;:&quot;Peter&quot;,&quot;family&quot;:&quot;Twining&quot;}],&quot;type&quot;:&quot;post-weblog&quot;,&quot;issued&quot;:{&quot;date-parts&quot;:[[&quot;2013&quot;]]},&quot;title&quot;:&quot;We were consulted&quot;,&quot;container-title&quot;:&quot;EdFutures&quot;},&quot;suffix&quot;:&quot;&quot;}],&quot;schema&quot;:&quot;https://github.com/citation-style-language/schema/raw/master/csl-citation.json&quot;,&quot;properties&quot;:{&quot;noteIndex&quot;:0,&quot;formattedCitation&quot;:&quot;[@twining_we_2013]&quot;}} RNDjvxbyncerx"/>&lt;Do Zotero Refresh: [@twining_we_2013]&gt;<text:reference-mark-end text:name="ZOTERO_ITEM CSL_CITATION {&quot;citationID&quot;:&quot;zhunukxh&quot;,&quot;citationItems&quot;:[{&quot;id&quot;:9616,&quot;uris&quot;:[&quot;http://zotero.org/users/1913249/items/T9KEDSZQ&quot;],&quot;uri&quot;:[&quot;http://zotero.org/users/1913249/items/T9KEDSZQ&quot;],&quot;prefix&quot;:&quot;&quot;,&quot;itemData&quot;:{&quot;accessed&quot;:{&quot;date-parts&quot;:[[&quot;2024&quot;,7,11]]},&quot;citation-key&quot;:&quot;twining_we_2013&quot;,&quot;id&quot;:&quot;twining_we_2013&quot;,&quot;URL&quot;:&quot;https://edfutures.net/index.php?title=We_were_consulted&quot;,&quot;author&quot;:[{&quot;given&quot;:&quot;Peter&quot;,&quot;family&quot;:&quot;Twining&quot;}],&quot;type&quot;:&quot;post-weblog&quot;,&quot;issued&quot;:{&quot;date-parts&quot;:[[&quot;2013&quot;]]},&quot;title&quot;:&quot;We were consulted&quot;,&quot;container-title&quot;:&quot;EdFutures&quot;},&quot;suffix&quot;:&quot;&quot;}],&quot;schema&quot;:&quot;https://github.com/citation-style-language/schema/raw/master/csl-citation.json&quot;,&quot;properties&quot;:{&quot;noteIndex&quot;:0,&quot;formattedCitation&quot;:&quot;[@twining_we_2013]&quot;}} RNDjvxbyncerx"/>. Preston <text:reference-mark-start text:name="ZOTERO_ITEM CSL_CITATION {&quot;citationID&quot;:&quot;jbalbgzx&quot;,&quot;citationItems&quot;:[{&quot;id&quot;:9625,&quot;uris&quot;:[&quot;http://zotero.org/users/1913249/items/6T7NR2QM&quot;],&quot;uri&quot;:[&quot;http://zotero.org/users/1913249/items/6T7NR2QM&quot;],&quot;prefix&quot;:&quot;&quot;,&quot;itemData&quot;:{&quot;accessed&quot;:{&quot;date-parts&quot;:[[&quot;2024&quot;,7,11]]},&quot;citation-key&quot;:&quot;preston_re-engineering_2013&quot;,&quot;id&quot;:&quot;preston_re-engineering_2013&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page&quot;:&quot;42–49&quot;,&quot;title&quot;:&quot;Re-engineering the ICT profession: a global call for collective action&quot;,&quot;volume&quot;:&quot;4&quot;,&quot;issue&quot;:&quot;2&quot;,&quot;URL&quot;:&quot;https://doi.org/10.1145/2465085.2465099&quot;,&quot;title-short&quot;:&quot;Re-engineering the ICT profession&quot;,&quot;author&quot;:[{&quot;given&quot;:&quot;Christina&quot;,&quot;family&quot;:&quot;Preston&quot;}],&quot;DOI&quot;:&quot;10.1145/2465085.2465099&quot;,&quot;type&quot;:&quot;article-journal&quot;,&quot;container-title&quot;:&quot;ACM Inroads&quot;,&quot;issued&quot;:{&quot;date-parts&quot;:[[&quot;2013&quot;,6,1]]},&quot;source&quot;:&quot;ACM Digital Library&quot;},&quot;suffix&quot;:&quot;&quot;}],&quot;schema&quot;:&quot;https://github.com/citation-style-language/schema/raw/master/csl-citation.json&quot;,&quot;properties&quot;:{&quot;noteIndex&quot;:0,&quot;formattedCitation&quot;:&quot;[@preston_re-engineering_2013]&quot;}} RNDwgojtnrnbl"/>&lt;Do Zotero Refresh: [@preston_re-engineering_2013]&gt;<text:reference-mark-end text:name="ZOTERO_ITEM CSL_CITATION {&quot;citationID&quot;:&quot;jbalbgzx&quot;,&quot;citationItems&quot;:[{&quot;id&quot;:9625,&quot;uris&quot;:[&quot;http://zotero.org/users/1913249/items/6T7NR2QM&quot;],&quot;uri&quot;:[&quot;http://zotero.org/users/1913249/items/6T7NR2QM&quot;],&quot;prefix&quot;:&quot;&quot;,&quot;itemData&quot;:{&quot;accessed&quot;:{&quot;date-parts&quot;:[[&quot;2024&quot;,7,11]]},&quot;citation-key&quot;:&quot;preston_re-engineering_2013&quot;,&quot;id&quot;:&quot;preston_re-engineering_2013&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page&quot;:&quot;42–49&quot;,&quot;title&quot;:&quot;Re-engineering the ICT profession: a global call for collective action&quot;,&quot;volume&quot;:&quot;4&quot;,&quot;issue&quot;:&quot;2&quot;,&quot;URL&quot;:&quot;https://doi.org/10.1145/2465085.2465099&quot;,&quot;title-short&quot;:&quot;Re-engineering the ICT profession&quot;,&quot;author&quot;:[{&quot;given&quot;:&quot;Christina&quot;,&quot;family&quot;:&quot;Preston&quot;}],&quot;DOI&quot;:&quot;10.1145/2465085.2465099&quot;,&quot;type&quot;:&quot;article-journal&quot;,&quot;container-title&quot;:&quot;ACM Inroads&quot;,&quot;issued&quot;:{&quot;date-parts&quot;:[[&quot;2013&quot;,6,1]]},&quot;source&quot;:&quot;ACM Digital Library&quot;},&quot;suffix&quot;:&quot;&quot;}],&quot;schema&quot;:&quot;https://github.com/citation-style-language/schema/raw/master/csl-citation.json&quot;,&quot;properties&quot;:{&quot;noteIndex&quot;:0,&quot;formattedCitation&quot;:&quot;[@preston_re-engineering_2013]&quot;}} RNDwgojtnrnbl"/>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citationID&quot;:&quot;yyshtqjr&quot;,&quot;citationItems&quot;:[{&quot;id&quot;:9555,&quot;uris&quot;:[&quot;http://zotero.org/users/1913249/items/8U6BXM7H&quot;],&quot;uri&quot;:[&quot;http://zotero.org/users/1913249/items/8U6BXM7H&quot;],&quot;prefix&quot;:&quot;&quot;,&quot;itemData&quot;:{&quot;citation-key&quot;:&quot;kemp_considerations_2024&quot;,&quot;id&quot;:&quot;kemp_considerations_2024&quot;,&quot;type&quot;:&quot;report&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language&quot;:&quot;en&quot;,&quot;issued&quot;:{&quot;date-parts&quot;:[[&quot;2024&quot;]]},&quot;title&quot;:&quot;The future of computing education: Considerations for policy, curriculum and practice.&quot;,&quot;source&quot;:&quot;Zotero&quot;},&quot;suffix&quot;:&quot;&quot;}],&quot;schema&quot;:&quot;https://github.com/citation-style-language/schema/raw/master/csl-citation.json&quot;,&quot;properties&quot;:{&quot;noteIndex&quot;:0,&quot;formattedCitation&quot;:&quot;[@kemp_considerations_2024]&quot;}} RNDelwvifxjry"/>&lt;Do Zotero Refresh: [@kemp_considerations_2024]&gt;<text:reference-mark-end text:name="ZOTERO_ITEM CSL_CITATION {&quot;citationID&quot;:&quot;yyshtqjr&quot;,&quot;citationItems&quot;:[{&quot;id&quot;:9555,&quot;uris&quot;:[&quot;http://zotero.org/users/1913249/items/8U6BXM7H&quot;],&quot;uri&quot;:[&quot;http://zotero.org/users/1913249/items/8U6BXM7H&quot;],&quot;prefix&quot;:&quot;&quot;,&quot;itemData&quot;:{&quot;citation-key&quot;:&quot;kemp_considerations_2024&quot;,&quot;id&quot;:&quot;kemp_considerations_2024&quot;,&quot;type&quot;:&quot;report&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language&quot;:&quot;en&quot;,&quot;issued&quot;:{&quot;date-parts&quot;:[[&quot;2024&quot;]]},&quot;title&quot;:&quot;The future of computing education: Considerations for policy, curriculum and practice.&quot;,&quot;source&quot;:&quot;Zotero&quot;},&quot;suffix&quot;:&quot;&quot;}],&quot;schema&quot;:&quot;https://github.com/citation-style-language/schema/raw/master/csl-citation.json&quot;,&quot;properties&quot;:{&quot;noteIndex&quot;:0,&quot;formattedCitation&quot;:&quot;[@kemp_considerations_2024]&quot;}} RNDelwvifxjry"/>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D&quot;:&quot;prwlykvr&quot;,&quot;citationItems&quot;:[{&quot;id&quot;:3869,&quot;uris&quot;:[&quot;http://zotero.org/users/1913249/items/R4M4KKC8&quot;],&quot;uri&quot;:[&quot;http://zotero.org/users/1913249/items/R4M4KKC8&quot;],&quot;prefix&quot;:&quot;&quot;,&quot;itemData&quot;:{&quot;citation-key&quot;:&quot;waite_pedagogy_2017&quot;,&quot;author&quot;:[{&quot;given&quot;:&quot;Jane&quot;,&quot;family&quot;:&quot;Waite&quot;}],&quot;type&quot;:&quot;report&quot;,&quot;id&quot;:&quot;waite_pedagogy_2017&quot;,&quot;URL&quot;:&quot;https://royalsociety.org/%7E/media/policy/projects/computing-education/literature-review-pedagogy-in-teaching.pdf&quot;,&quot;publisher&quot;:&quot;Royal Society&quot;,&quot;source&quot;:&quot;Zotero&quot;,&quot;language&quot;:&quot;en&quot;,&quot;page&quot;:&quot;90&quot;,&quot;title&quot;:&quot;Pedagogy in teaching Computer Science in schools: A Literature Review&quot;,&quot;issued&quot;:{&quot;date-parts&quot;:[[&quot;2017&quot;]]}},&quot;suffix&quot;:&quot;&quot;}],&quot;schema&quot;:&quot;https://github.com/citation-style-language/schema/raw/master/csl-citation.json&quot;,&quot;properties&quot;:{&quot;noteIndex&quot;:0,&quot;formattedCitation&quot;:&quot;[@waite_pedagogy_2017]&quot;}} RNDxmfyxdwqlq"/>&lt;Do Zotero Refresh: [@waite_pedagogy_2017]&gt;<text:reference-mark-end text:name="ZOTERO_ITEM CSL_CITATION {&quot;citationID&quot;:&quot;prwlykvr&quot;,&quot;citationItems&quot;:[{&quot;id&quot;:3869,&quot;uris&quot;:[&quot;http://zotero.org/users/1913249/items/R4M4KKC8&quot;],&quot;uri&quot;:[&quot;http://zotero.org/users/1913249/items/R4M4KKC8&quot;],&quot;prefix&quot;:&quot;&quot;,&quot;itemData&quot;:{&quot;citation-key&quot;:&quot;waite_pedagogy_2017&quot;,&quot;author&quot;:[{&quot;given&quot;:&quot;Jane&quot;,&quot;family&quot;:&quot;Waite&quot;}],&quot;type&quot;:&quot;report&quot;,&quot;id&quot;:&quot;waite_pedagogy_2017&quot;,&quot;URL&quot;:&quot;https://royalsociety.org/%7E/media/policy/projects/computing-education/literature-review-pedagogy-in-teaching.pdf&quot;,&quot;publisher&quot;:&quot;Royal Society&quot;,&quot;source&quot;:&quot;Zotero&quot;,&quot;language&quot;:&quot;en&quot;,&quot;page&quot;:&quot;90&quot;,&quot;title&quot;:&quot;Pedagogy in teaching Computer Science in schools: A Literature Review&quot;,&quot;issued&quot;:{&quot;date-parts&quot;:[[&quot;2017&quot;]]}},&quot;suffix&quot;:&quot;&quot;}],&quot;schema&quot;:&quot;https://github.com/citation-style-language/schema/raw/master/csl-citation.json&quot;,&quot;properties&quot;:{&quot;noteIndex&quot;:0,&quot;formattedCitation&quot;:&quot;[@waite_pedagogy_2017]&quot;}} RNDxmfyxdwqlq"/>,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h text:style-name="Heading_20_3" text:outline-level="3"><text:bookmark-start text:name="an-introduction-to-the-benefits-of-on-digital-game-making"/>An introduction to the benefits of on digital game making<text:bookmark-end text:name="an-introduction-to-the-benefits-of-on-digital-game-making"/></text:h>
      <text:p text:style-name="First_20_paragraph"><text:span text:style-name="T1">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citationID&quot;:&quot;huhlfeho&quot;,&quot;citationItems&quot;:[{&quot;id&quot;:3520,&quot;uris&quot;:[&quot;http://zotero.org/users/1913249/items/8K58PTFV&quot;],&quot;uri&quot;:[&quot;http://zotero.org/users/1913249/items/8K58PTFV&quot;],&quot;prefix&quot;:&quot;&quot;,&quot;itemData&quot;:{&quot;DOI&quot;:&quot;10.1145/2818314.2818334&quot;,&quot;citation-key&quot;:&quot;kafai_constructionist_2015&quot;,&quot;publisher-place&quot;:&quot;New York, NY, USA&quot;,&quot;id&quot;:&quot;kafai_constructionist_2015&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quot;:&quot;Constructionist Gaming Beyond the Screen: Middle School Students' Crafting and Computing of Touchpads, Board Games, and Controllers&quot;,&quot;collection-title&quot;:&quot;WiPSCE '15&quot;,&quot;URL&quot;:&quot;https://doi.org/10.1145/2818314.2818334&quot;,&quot;type&quot;:&quot;paper-conference&quot;,&quot;accessed&quot;:{&quot;date-parts&quot;:[[&quot;2020&quot;,8,19]]},&quot;title-short&quot;:&quot;Constructionist Gaming Beyond the Screen&quot;,&quot;author&quot;:[{&quot;given&quot;:&quot;Yasmin B.&quot;,&quot;family&quot;:&quot;Kafai&quot;},{&quot;given&quot;:&quot;Veena&quot;,&quot;family&quot;:&quot;Vasudevan&quot;}],&quot;source&quot;:&quot;ACM Digital Library&quot;,&quot;event-place&quot;:&quot;New York, NY, USA&quot;,&quot;container-title&quot;:&quot;Proceedings of the Workshop in Primary and Secondary Computing Education&quot;,&quot;issued&quot;:{&quot;date-parts&quot;:[[&quot;2015&quot;,11,9]]},&quot;ISBN&quot;:&quot;978-1-4503-3753-3&quot;},&quot;suffix&quot;:&quot;&quot;}],&quot;schema&quot;:&quot;https://github.com/citation-style-language/schema/raw/master/csl-citation.json&quot;,&quot;properties&quot;:{&quot;noteIndex&quot;:0,&quot;formattedCitation&quot;:&quot;[@kafai_constructionist_2015]&quot;}} RNDkexcdmtzyr"/>&lt;Do Zotero Refresh: [@kafai_constructionist_2015]&gt;<text:reference-mark-end text:name="ZOTERO_ITEM CSL_CITATION {&quot;citationID&quot;:&quot;huhlfeho&quot;,&quot;citationItems&quot;:[{&quot;id&quot;:3520,&quot;uris&quot;:[&quot;http://zotero.org/users/1913249/items/8K58PTFV&quot;],&quot;uri&quot;:[&quot;http://zotero.org/users/1913249/items/8K58PTFV&quot;],&quot;prefix&quot;:&quot;&quot;,&quot;itemData&quot;:{&quot;DOI&quot;:&quot;10.1145/2818314.2818334&quot;,&quot;citation-key&quot;:&quot;kafai_constructionist_2015&quot;,&quot;publisher-place&quot;:&quot;New York, NY, USA&quot;,&quot;id&quot;:&quot;kafai_constructionist_2015&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quot;:&quot;Constructionist Gaming Beyond the Screen: Middle School Students' Crafting and Computing of Touchpads, Board Games, and Controllers&quot;,&quot;collection-title&quot;:&quot;WiPSCE '15&quot;,&quot;URL&quot;:&quot;https://doi.org/10.1145/2818314.2818334&quot;,&quot;type&quot;:&quot;paper-conference&quot;,&quot;accessed&quot;:{&quot;date-parts&quot;:[[&quot;2020&quot;,8,19]]},&quot;title-short&quot;:&quot;Constructionist Gaming Beyond the Screen&quot;,&quot;author&quot;:[{&quot;given&quot;:&quot;Yasmin B.&quot;,&quot;family&quot;:&quot;Kafai&quot;},{&quot;given&quot;:&quot;Veena&quot;,&quot;family&quot;:&quot;Vasudevan&quot;}],&quot;source&quot;:&quot;ACM Digital Library&quot;,&quot;event-place&quot;:&quot;New York, NY, USA&quot;,&quot;container-title&quot;:&quot;Proceedings of the Workshop in Primary and Secondary Computing Education&quot;,&quot;issued&quot;:{&quot;date-parts&quot;:[[&quot;2015&quot;,11,9]]},&quot;ISBN&quot;:&quot;978-1-4503-3753-3&quot;},&quot;suffix&quot;:&quot;&quot;}],&quot;schema&quot;:&quot;https://github.com/citation-style-language/schema/raw/master/csl-citation.json&quot;,&quot;properties&quot;:{&quot;noteIndex&quot;:0,&quot;formattedCitation&quot;:&quot;[@kafai_constructionist_2015]&quot;}} RNDkexcdmtzyr"/>, there is also a diverse range of motivations behind game making, including critical making and empowerment.</text:p>
      <text:p text:style-name="Text_20_body">REFRAME AGENCY?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The term communicates ‘not only an understanding of computational concepts and problem-solving strategies, but also the ability to create and express oneself with digital technologies’ <text:reference-mark-start text:name="ZOTERO_ITEM CSL_CITATION {&quot;citationID&quot;:&quot;jtjhgpgd&quot;,&quot;citationItems&quot;:[{&quot;id&quot;:9564,&quot;uris&quot;:[&quot;http://zotero.org/users/1913249/items/F8L86H5C&quot;],&quot;uri&quot;:[&quot;http://zotero.org/users/1913249/items/F8L86H5C&quot;],&quot;prefix&quot;:&quot;&quot;,&quot;itemData&quot;:{&quot;accessed&quot;:{&quot;date-parts&quot;:[[&quot;2024&quot;,7,9]]},&quot;citation-key&quot;:&quot;resnick_computational_2018&quot;,&quot;type&quot;:&quot;post-weblog&quot;,&quot;id&quot;:&quot;resnick_computational_2018&quot;,&quot;URL&quot;:&quot;https://mres.medium.com/computational-fluency-776143c8d725&quot;,&quot;author&quot;:[{&quot;given&quot;:&quot;Mitchel&quot;,&quot;family&quot;:&quot;Resnick&quot;}],&quot;abstract&quot;:&quot;[This essay is an adapted excerpt from my book Lifelong Kindergarten.]&quot;,&quot;language&quot;:&quot;en&quot;,&quot;issued&quot;:{&quot;date-parts&quot;:[[&quot;2018&quot;,9,16]]},&quot;title&quot;:&quot;Computational Fluency&quot;,&quot;container-title&quot;:&quot;Medium&quot;},&quot;suffix&quot;:&quot;&quot;}],&quot;schema&quot;:&quot;https://github.com/citation-style-language/schema/raw/master/csl-citation.json&quot;,&quot;properties&quot;:{&quot;noteIndex&quot;:0,&quot;formattedCitation&quot;:&quot;[@resnick_computational_2018]&quot;}} RNDtduetbybne"/>&lt;Do Zotero Refresh: [@resnick_computational_2018]&gt;<text:reference-mark-end text:name="ZOTERO_ITEM CSL_CITATION {&quot;citationID&quot;:&quot;jtjhgpgd&quot;,&quot;citationItems&quot;:[{&quot;id&quot;:9564,&quot;uris&quot;:[&quot;http://zotero.org/users/1913249/items/F8L86H5C&quot;],&quot;uri&quot;:[&quot;http://zotero.org/users/1913249/items/F8L86H5C&quot;],&quot;prefix&quot;:&quot;&quot;,&quot;itemData&quot;:{&quot;accessed&quot;:{&quot;date-parts&quot;:[[&quot;2024&quot;,7,9]]},&quot;citation-key&quot;:&quot;resnick_computational_2018&quot;,&quot;type&quot;:&quot;post-weblog&quot;,&quot;id&quot;:&quot;resnick_computational_2018&quot;,&quot;URL&quot;:&quot;https://mres.medium.com/computational-fluency-776143c8d725&quot;,&quot;author&quot;:[{&quot;given&quot;:&quot;Mitchel&quot;,&quot;family&quot;:&quot;Resnick&quot;}],&quot;abstract&quot;:&quot;[This essay is an adapted excerpt from my book Lifelong Kindergarten.]&quot;,&quot;language&quot;:&quot;en&quot;,&quot;issued&quot;:{&quot;date-parts&quot;:[[&quot;2018&quot;,9,16]]},&quot;title&quot;:&quot;Computational Fluency&quot;,&quot;container-title&quot;:&quot;Medium&quot;},&quot;suffix&quot;:&quot;&quot;}],&quot;schema&quot;:&quot;https://github.com/citation-style-language/schema/raw/master/csl-citation.json&quot;,&quot;properties&quot;:{&quot;noteIndex&quot;:0,&quot;formattedCitation&quot;:&quot;[@resnick_computational_2018]&quot;}} RNDtduetbybne"/>. For Resnick, fluency, whether with writing or coding, helps develop your thinking, voice, and identity <text:reference-mark-start text:name="ZOTERO_ITEM CSL_CITATION {&quot;citationID&quot;:&quot;gutrzqtc&quot;,&quot;citationItems&quot;:[{&quot;id&quot;:86,&quot;uris&quot;:[&quot;http://zotero.org/users/1913249/items/QBMDH4UX&quot;],&quot;uri&quot;:[&quot;http://zotero.org/users/1913249/items/QBMDH4UX&quot;],&quot;prefix&quot;:&quot;&quot;,&quot;itemData&quot;:{&quot;contributor&quot;:[{&quot;given&quot;:&quot;Ken&quot;,&quot;family&quot;:&quot;Robinson&quot;}],&quot;type&quot;:&quot;book&quot;,&quot;ISBN&quot;:&quot;978-0-262-03729-7&quot;,&quot;language&quot;:&quot;English&quot;,&quot;citation-key&quot;:&quot;resnick_lifelong_2017&quot;,&quot;source&quot;:&quot;Amazon&quot;,&quot;publisher&quot;:&quot;MIT Press&quot;,&quot;publisher-place&quot;:&quot;Cambridge, Massachusetts&quot;,&quot;id&quot;:&quot;resnick_lifelong_2017&quot;,&quot;title-short&quot;:&quot;Lifelong Kindergarten&quot;,&quot;author&quot;:[{&quot;given&quot;:&quot;Mitchel&quot;,&quot;family&quot;:&quot;Resnic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sued&quot;:{&quot;date-parts&quot;:[[&quot;2017&quot;,9,29]]},&quot;title&quot;:&quot;Lifelong Kindergarten: Cultivating Creativity Through Projects, Passion, Peers, and Play&quot;,&quot;number-of-pages&quot;:&quot;208&quot;},&quot;suffix&quot;:&quot;&quot;}],&quot;schema&quot;:&quot;https://github.com/citation-style-language/schema/raw/master/csl-citation.json&quot;,&quot;properties&quot;:{&quot;noteIndex&quot;:0,&quot;formattedCitation&quot;:&quot;[@resnick_lifelong_2017]&quot;}} RNDdncbflvotb"/>&lt;Do Zotero Refresh: [@resnick_lifelong_2017]&gt;<text:reference-mark-end text:name="ZOTERO_ITEM CSL_CITATION {&quot;citationID&quot;:&quot;gutrzqtc&quot;,&quot;citationItems&quot;:[{&quot;id&quot;:86,&quot;uris&quot;:[&quot;http://zotero.org/users/1913249/items/QBMDH4UX&quot;],&quot;uri&quot;:[&quot;http://zotero.org/users/1913249/items/QBMDH4UX&quot;],&quot;prefix&quot;:&quot;&quot;,&quot;itemData&quot;:{&quot;contributor&quot;:[{&quot;given&quot;:&quot;Ken&quot;,&quot;family&quot;:&quot;Robinson&quot;}],&quot;type&quot;:&quot;book&quot;,&quot;ISBN&quot;:&quot;978-0-262-03729-7&quot;,&quot;language&quot;:&quot;English&quot;,&quot;citation-key&quot;:&quot;resnick_lifelong_2017&quot;,&quot;source&quot;:&quot;Amazon&quot;,&quot;publisher&quot;:&quot;MIT Press&quot;,&quot;publisher-place&quot;:&quot;Cambridge, Massachusetts&quot;,&quot;id&quot;:&quot;resnick_lifelong_2017&quot;,&quot;title-short&quot;:&quot;Lifelong Kindergarten&quot;,&quot;author&quot;:[{&quot;given&quot;:&quot;Mitchel&quot;,&quot;family&quot;:&quot;Resnic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sued&quot;:{&quot;date-parts&quot;:[[&quot;2017&quot;,9,29]]},&quot;title&quot;:&quot;Lifelong Kindergarten: Cultivating Creativity Through Projects, Passion, Peers, and Play&quot;,&quot;number-of-pages&quot;:&quot;208&quot;},&quot;suffix&quot;:&quot;&quot;}],&quot;schema&quot;:&quot;https://github.com/citation-style-language/schema/raw/master/csl-citation.json&quot;,&quot;properties&quot;:{&quot;noteIndex&quot;:0,&quot;formattedCitation&quot;:&quot;[@resnick_lifelong_2017]&quot;}} RNDdncbflvotb"/>. Resnick’s aim here is to critique formulaic and instruction-based computing education <text:reference-mark-start text:name="ZOTERO_ITEM CSL_CITATION {&quot;citationID&quot;:&quot;ezfxdzbw&quot;,&quot;citationItems&quot;:[{&quot;id&quot;:3,&quot;uris&quot;:[&quot;http://zotero.org/users/1913249/items/VYS48CXK&quot;],&quot;uri&quot;:[&quot;http://zotero.org/users/1913249/items/VYS48CXK&quot;],&quot;prefix&quot;:&quot;&quot;,&quot;itemData&quot;:{&quot;accessed&quot;:{&quot;date-parts&quot;:[[&quot;2021&quot;,12,21]]},&quot;citation-key&quot;:&quot;resnick_coding_2020&quot;,&quot;id&quot;:&quot;resnick_coding_2020&quot;,&quot;abstract&quot;:&quot;While millions of students worldwide have enjoyed coding experiences over the last decade, the next challenge is spreading educational values and approaches.&quot;,&quot;ISSN&quot;:&quot;0001-0782, 1557-7317&quot;,&quot;page&quot;:&quot;120-127&quot;,&quot;title&quot;:&quot;Coding at a crossroads&quot;,&quot;volume&quot;:&quot;63&quot;,&quot;issue&quot;:&quot;11&quot;,&quot;container-title-short&quot;:&quot;Commun. ACM&quot;,&quot;type&quot;:&quot;article-journal&quot;,&quot;URL&quot;:&quot;https://dl.acm.org/doi/10.1145/3375546&quot;,&quot;author&quot;:[{&quot;given&quot;:&quot;Mitchel&quot;,&quot;family&quot;:&quot;Resnick&quot;},{&quot;given&quot;:&quot;Natalie&quot;,&quot;family&quot;:&quot;Rusk&quot;}],&quot;DOI&quot;:&quot;10.1145/3375546&quot;,&quot;language&quot;:&quot;en&quot;,&quot;container-title&quot;:&quot;Communications of the ACM&quot;,&quot;source&quot;:&quot;DOI.org (Crossref)&quot;,&quot;issued&quot;:{&quot;date-parts&quot;:[[&quot;2020&quot;,10,22]]}},&quot;suffix&quot;:&quot;&quot;}],&quot;schema&quot;:&quot;https://github.com/citation-style-language/schema/raw/master/csl-citation.json&quot;,&quot;properties&quot;:{&quot;noteIndex&quot;:0,&quot;formattedCitation&quot;:&quot;[@resnick_coding_2020]&quot;}} RNDbaxpeekxvj"/>&lt;Do Zotero Refresh: [@resnick_coding_2020]&gt;<text:reference-mark-end text:name="ZOTERO_ITEM CSL_CITATION {&quot;citationID&quot;:&quot;ezfxdzbw&quot;,&quot;citationItems&quot;:[{&quot;id&quot;:3,&quot;uris&quot;:[&quot;http://zotero.org/users/1913249/items/VYS48CXK&quot;],&quot;uri&quot;:[&quot;http://zotero.org/users/1913249/items/VYS48CXK&quot;],&quot;prefix&quot;:&quot;&quot;,&quot;itemData&quot;:{&quot;accessed&quot;:{&quot;date-parts&quot;:[[&quot;2021&quot;,12,21]]},&quot;citation-key&quot;:&quot;resnick_coding_2020&quot;,&quot;id&quot;:&quot;resnick_coding_2020&quot;,&quot;abstract&quot;:&quot;While millions of students worldwide have enjoyed coding experiences over the last decade, the next challenge is spreading educational values and approaches.&quot;,&quot;ISSN&quot;:&quot;0001-0782, 1557-7317&quot;,&quot;page&quot;:&quot;120-127&quot;,&quot;title&quot;:&quot;Coding at a crossroads&quot;,&quot;volume&quot;:&quot;63&quot;,&quot;issue&quot;:&quot;11&quot;,&quot;container-title-short&quot;:&quot;Commun. ACM&quot;,&quot;type&quot;:&quot;article-journal&quot;,&quot;URL&quot;:&quot;https://dl.acm.org/doi/10.1145/3375546&quot;,&quot;author&quot;:[{&quot;given&quot;:&quot;Mitchel&quot;,&quot;family&quot;:&quot;Resnick&quot;},{&quot;given&quot;:&quot;Natalie&quot;,&quot;family&quot;:&quot;Rusk&quot;}],&quot;DOI&quot;:&quot;10.1145/3375546&quot;,&quot;language&quot;:&quot;en&quot;,&quot;container-title&quot;:&quot;Communications of the ACM&quot;,&quot;source&quot;:&quot;DOI.org (Crossref)&quot;,&quot;issued&quot;:{&quot;date-parts&quot;:[[&quot;2020&quot;,10,22]]}},&quot;suffix&quot;:&quot;&quot;}],&quot;schema&quot;:&quot;https://github.com/citation-style-language/schema/raw/master/csl-citation.json&quot;,&quot;properties&quot;:{&quot;noteIndex&quot;:0,&quot;formattedCitation&quot;:&quot;[@resnick_coding_2020]&quot;}} RNDbaxpeekxvj"/>.</text:p>
      <text:p text:style-name="Text_20_body">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the-potential-of-digital-game-making-of-retro-games-with-families"/>The potential of digital game making of retro games with families<text:bookmark-end text:name="the-potential-of-digital-game-making-of-retro-games-with-families"/></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D&quot;:&quot;zpwtqatv&quot;,&quot;citationItems&quot;:[{&quot;id&quot;:3743,&quot;uris&quot;:[&quot;http://zotero.org/users/1913249/items/47HDZ7GT&quot;],&quot;uri&quot;:[&quot;http://zotero.org/users/1913249/items/47HDZ7GT&quot;],&quot;prefix&quot;:&quot;&quot;,&quot;itemData&quot;:{&quot;note&quot;:&quot;Accepted: 2019-03-26 23:55&quot;,&quot;DOI&quot;:&quot;10.21983/P3.0188.1.00&quot;,&quot;citation-key&quot;:&quot;boyle_retro-futurism_2017&quot;,&quot;source&quot;:&quot;library.oapen.org&quot;,&quot;editor&quot;:[{&quot;given&quot;:&quot;Jen&quot;,&quot;family&quot;:&quot;Boyle&quot;},{&quot;given&quot;:&quot;Wan-Chuan&quot;,&quot;family&quot;:&quot;Kao&quot;}],&quot;type&quot;:&quot;book&quot;,&quot;id&quot;:&quot;boyle_retro-futurism_2017&quot;,&quot;URL&quot;:&quot;https://library.oapen.org/handle/20.500.12657/25441&quot;,&quot;publisher&quot;:&quot;punctum book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issued&quot;:{&quot;date-parts&quot;:[[&quot;2017&quot;]]},&quot;title&quot;:&quot;The retro-futurism of cuteness&quot;,&quot;accessed&quot;:{&quot;date-parts&quot;:[[&quot;2022&quot;,8,7]]}},&quot;suffix&quot;:&quot;&quot;}],&quot;schema&quot;:&quot;https://github.com/citation-style-language/schema/raw/master/csl-citation.json&quot;,&quot;properties&quot;:{&quot;noteIndex&quot;:0,&quot;formattedCitation&quot;:&quot;[@boyle_retro-futurism_2017]&quot;}} RNDywvztxzrme"/>&lt;Do Zotero Refresh: [@boyle_retro-futurism_2017]&gt;<text:reference-mark-end text:name="ZOTERO_ITEM CSL_CITATION {&quot;citationID&quot;:&quot;zpwtqatv&quot;,&quot;citationItems&quot;:[{&quot;id&quot;:3743,&quot;uris&quot;:[&quot;http://zotero.org/users/1913249/items/47HDZ7GT&quot;],&quot;uri&quot;:[&quot;http://zotero.org/users/1913249/items/47HDZ7GT&quot;],&quot;prefix&quot;:&quot;&quot;,&quot;itemData&quot;:{&quot;note&quot;:&quot;Accepted: 2019-03-26 23:55&quot;,&quot;DOI&quot;:&quot;10.21983/P3.0188.1.00&quot;,&quot;citation-key&quot;:&quot;boyle_retro-futurism_2017&quot;,&quot;source&quot;:&quot;library.oapen.org&quot;,&quot;editor&quot;:[{&quot;given&quot;:&quot;Jen&quot;,&quot;family&quot;:&quot;Boyle&quot;},{&quot;given&quot;:&quot;Wan-Chuan&quot;,&quot;family&quot;:&quot;Kao&quot;}],&quot;type&quot;:&quot;book&quot;,&quot;id&quot;:&quot;boyle_retro-futurism_2017&quot;,&quot;URL&quot;:&quot;https://library.oapen.org/handle/20.500.12657/25441&quot;,&quot;publisher&quot;:&quot;punctum book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issued&quot;:{&quot;date-parts&quot;:[[&quot;2017&quot;]]},&quot;title&quot;:&quot;The retro-futurism of cuteness&quot;,&quot;accessed&quot;:{&quot;date-parts&quot;:[[&quot;2022&quot;,8,7]]}},&quot;suffix&quot;:&quot;&quot;}],&quot;schema&quot;:&quot;https://github.com/citation-style-language/schema/raw/master/csl-citation.json&quot;,&quot;properties&quot;:{&quot;noteIndex&quot;:0,&quot;formattedCitation&quot;:&quot;[@boyle_retro-futurism_2017]&quot;}} RNDywvztxzrme"/>.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D&quot;:&quot;vxcqgqfs&quot;,&quot;citationItems&quot;:[{&quot;id&quot;:3757,&quot;uris&quot;:[&quot;http://zotero.org/users/1913249/items/U5QUFD8Q&quot;],&quot;uri&quot;:[&quot;http://zotero.org/users/1913249/items/U5QUFD8Q&quot;],&quot;prefix&quot;:&quot;&quot;,&quot;itemData&quot;:{&quot;citation-key&quot;:&quot;garda_nostalgia_2014&quot;,&quot;id&quot;:&quot;garda_nostalgia_2014&quot;,&quot;URL&quot;:&quot;http://www.digra.org/wp-content/uploads/digital-library/paper_310.pdf&quot;,&quot;ISBN&quot;:&quot;ISSN 2342-9666&quot;,&quot;type&quot;:&quot;paper-conference&quot;,&quot;author&quot;:[{&quot;given&quot;:&quot;Maria B&quot;,&quot;family&quot;:&quot;Garda&quot;}],&quot;container-title&quot;:&quot;DiGRA - Proceedings of the 2013 DiGRA International Conference: DeFragging Game Studies&quot;,&quot;title&quot;:&quot;Nostalgia in retro game design&quot;,&quot;issued&quot;:{&quot;date-parts&quot;:[[&quot;2014&quot;,8]]}},&quot;suffix&quot;:&quot;&quot;}],&quot;schema&quot;:&quot;https://github.com/citation-style-language/schema/raw/master/csl-citation.json&quot;,&quot;properties&quot;:{&quot;noteIndex&quot;:0,&quot;formattedCitation&quot;:&quot;[@garda_nostalgia_2014]&quot;}} RNDiigbqfqnzh"/>&lt;Do Zotero Refresh: [@garda_nostalgia_2014]&gt;<text:reference-mark-end text:name="ZOTERO_ITEM CSL_CITATION {&quot;citationID&quot;:&quot;vxcqgqfs&quot;,&quot;citationItems&quot;:[{&quot;id&quot;:3757,&quot;uris&quot;:[&quot;http://zotero.org/users/1913249/items/U5QUFD8Q&quot;],&quot;uri&quot;:[&quot;http://zotero.org/users/1913249/items/U5QUFD8Q&quot;],&quot;prefix&quot;:&quot;&quot;,&quot;itemData&quot;:{&quot;citation-key&quot;:&quot;garda_nostalgia_2014&quot;,&quot;id&quot;:&quot;garda_nostalgia_2014&quot;,&quot;URL&quot;:&quot;http://www.digra.org/wp-content/uploads/digital-library/paper_310.pdf&quot;,&quot;ISBN&quot;:&quot;ISSN 2342-9666&quot;,&quot;type&quot;:&quot;paper-conference&quot;,&quot;author&quot;:[{&quot;given&quot;:&quot;Maria B&quot;,&quot;family&quot;:&quot;Garda&quot;}],&quot;container-title&quot;:&quot;DiGRA - Proceedings of the 2013 DiGRA International Conference: DeFragging Game Studies&quot;,&quot;title&quot;:&quot;Nostalgia in retro game design&quot;,&quot;issued&quot;:{&quot;date-parts&quot;:[[&quot;2014&quot;,8]]}},&quot;suffix&quot;:&quot;&quot;}],&quot;schema&quot;:&quot;https://github.com/citation-style-language/schema/raw/master/csl-citation.json&quot;,&quot;properties&quot;:{&quot;noteIndex&quot;:0,&quot;formattedCitation&quot;:&quot;[@garda_nostalgia_2014]&quot;}} RNDiigbqfqnzh"/>.</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text:p>
      <text:h text:style-name="Heading_20_3" text:outline-level="3"><text:bookmark-start text:name="context-of-game-making-and-digital-projects-at-home-and-other-informal-settings---moved-from-ch-2.-integrate"/>Context of game making and digital projects at home and other informal settings - MOVED FROM CH 2. INTEGRATE<text:bookmark-end text:name="context-of-game-making-and-digital-projects-at-home-and-other-informal-settings---moved-from-ch-2.-integrate"/></text:h>
      <text:p text:style-name="First_20_paragraph">The processes and motivations driving of home education are varied <text:reference-mark-start text:name="ZOTERO_ITEM CSL_CITATION {&quot;citationID&quot;:&quot;oscmpyli&quot;,&quot;citationItems&quot;:[{&quot;id&quot;:8983,&quot;uris&quot;:[&quot;http://zotero.org/users/1913249/items/F748Z3W8&quot;],&quot;uri&quot;:[&quot;http://zotero.org/users/1913249/items/F748Z3W8&quot;],&quot;prefix&quot;:&quot;&quot;,&quot;itemData&quot;:{&quot;accessed&quot;:{&quot;date-parts&quot;:[[&quot;2023&quot;,10,2]]},&quot;citation-key&quot;:&quot;fensham-smith_invisible_2021&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N&quot;:&quot;1338-1563&quot;,&quot;page&quot;:&quot;5-27&quot;,&quot;title&quot;:&quot;Invisible pedagogies in home education: Freedom, power and control&quot;,&quot;volume&quot;:&quot;12&quot;,&quot;issue&quot;:&quot;1&quot;,&quot;URL&quot;:&quot;https://www.sciendo.com/article/10.2478/jped-2021-0001&quot;,&quot;type&quot;:&quot;article-journal&quot;,&quot;title-short&quot;:&quot;Invisible pedagogies in home education&quot;,&quot;author&quot;:[{&quot;given&quot;:&quot;Amber Joy&quot;,&quot;family&quot;:&quot;Fensham-Smith&quot;}],&quot;DOI&quot;:&quot;10.2478/jped-2021-0001&quot;,&quot;language&quot;:&quot;en&quot;,&quot;container-title&quot;:&quot;Journal of Pedagogy&quot;,&quot;issued&quot;:{&quot;date-parts&quot;:[[&quot;2021&quot;,6,1]]},&quot;source&quot;:&quot;DOI.org (Crossref)&quot;},&quot;suffix&quot;:&quot;&quot;}],&quot;schema&quot;:&quot;https://github.com/citation-style-language/schema/raw/master/csl-citation.json&quot;,&quot;properties&quot;:{&quot;noteIndex&quot;:0,&quot;formattedCitation&quot;:&quot;[@fensham-smith_invisible_2021]&quot;}} RNDwlaipvgrmm"/>&lt;Do Zotero Refresh: [@fensham-smith_invisible_2021]&gt;<text:reference-mark-end text:name="ZOTERO_ITEM CSL_CITATION {&quot;citationID&quot;:&quot;oscmpyli&quot;,&quot;citationItems&quot;:[{&quot;id&quot;:8983,&quot;uris&quot;:[&quot;http://zotero.org/users/1913249/items/F748Z3W8&quot;],&quot;uri&quot;:[&quot;http://zotero.org/users/1913249/items/F748Z3W8&quot;],&quot;prefix&quot;:&quot;&quot;,&quot;itemData&quot;:{&quot;accessed&quot;:{&quot;date-parts&quot;:[[&quot;2023&quot;,10,2]]},&quot;citation-key&quot;:&quot;fensham-smith_invisible_2021&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N&quot;:&quot;1338-1563&quot;,&quot;page&quot;:&quot;5-27&quot;,&quot;title&quot;:&quot;Invisible pedagogies in home education: Freedom, power and control&quot;,&quot;volume&quot;:&quot;12&quot;,&quot;issue&quot;:&quot;1&quot;,&quot;URL&quot;:&quot;https://www.sciendo.com/article/10.2478/jped-2021-0001&quot;,&quot;type&quot;:&quot;article-journal&quot;,&quot;title-short&quot;:&quot;Invisible pedagogies in home education&quot;,&quot;author&quot;:[{&quot;given&quot;:&quot;Amber Joy&quot;,&quot;family&quot;:&quot;Fensham-Smith&quot;}],&quot;DOI&quot;:&quot;10.2478/jped-2021-0001&quot;,&quot;language&quot;:&quot;en&quot;,&quot;container-title&quot;:&quot;Journal of Pedagogy&quot;,&quot;issued&quot;:{&quot;date-parts&quot;:[[&quot;2021&quot;,6,1]]},&quot;source&quot;:&quot;DOI.org (Crossref)&quot;},&quot;suffix&quot;:&quot;&quot;}],&quot;schema&quot;:&quot;https://github.com/citation-style-language/schema/raw/master/csl-citation.json&quot;,&quot;properties&quot;:{&quot;noteIndex&quot;:0,&quot;formattedCitation&quot;:&quot;[@fensham-smith_invisible_2021]&quot;}} RNDwlaipvgrmm"/>. These motivations are often categorized into two broad streams: pedagogy and ideology <text:reference-mark-start text:name="ZOTERO_ITEM CSL_CITATION {&quot;citationID&quot;:&quot;hseqbksr&quot;,&quot;citationItems&quot;:[{&quot;id&quot;:8975,&quot;uris&quot;:[&quot;http://zotero.org/users/1913249/items/ZQHZ2GU8&quot;],&quot;uri&quot;:[&quot;http://zotero.org/users/1913249/items/ZQHZ2GU8&quot;],&quot;prefix&quot;:&quot;&quot;,&quot;itemData&quot;:{&quot;type&quot;:&quot;book&quot;,&quot;citation-key&quot;:&quot;galen_home_1991&quot;,&quot;publisher&quot;:&quot;Bloomsbury Publishing USA&quot;,&quot;ISBN&quot;:&quot;978-0-313-38882-8&quot;,&quot;source&quot;:&quot;Google Books&quot;,&quot;id&quot;:&quot;galen_home_1991&quot;,&quot;title-short&quot;:&quot;Home Schooling&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language&quot;:&quot;en&quot;,&quot;issued&quot;:{&quot;date-parts&quot;:[[&quot;1991&quot;,1,1]]},&quot;title&quot;:&quot;Home Schooling: Political, Historical, and Pedagogical Perspectives&quot;,&quot;number-of-pages&quot;:&quot;224&quot;},&quot;suffix&quot;:&quot;&quot;},{&quot;id&quot;:8977,&quot;uris&quot;:[&quot;http://zotero.org/users/1913249/items/AKHEZBKX&quot;],&quot;uri&quot;:[&quot;http://zotero.org/users/1913249/items/AKHEZBKX&quot;],&quot;prefix&quot;:&quot;&quot;,&quot;itemData&quot;:{&quot;accessed&quot;:{&quot;date-parts&quot;:[[&quot;2023&quot;,10,2]]},&quot;citation-key&quot;:&quot;rothermel_can_2003&quot;,&quot;id&quot;:&quot;rothermel_can_200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N&quot;:&quot;0950-0790&quot;,&quot;page&quot;:&quot;74-89&quot;,&quot;title&quot;:&quot;Can We Classify Motives for Home Education?&quot;,&quot;volume&quot;:&quot;17&quot;,&quot;issue&quot;:&quot;2-3&quot;,&quot;URL&quot;:&quot;https://doi.org/10.1080/09500790308668293&quot;,&quot;author&quot;:[{&quot;given&quot;:&quot;Paula&quot;,&quot;family&quot;:&quot;Rothermel&quot;}],&quot;issued&quot;:{&quot;date-parts&quot;:[[&quot;2003&quot;,5,15]]},&quot;DOI&quot;:&quot;10.1080/09500790308668293&quot;,&quot;container-title&quot;:&quot;Evaluation &amp; Research in Education&quot;,&quot;type&quot;:&quot;article-journal&quot;,&quot;source&quot;:&quot;Taylor and Francis+NEJM&quot;},&quot;suffix&quot;:&quot;&quot;}],&quot;schema&quot;:&quot;https://github.com/citation-style-language/schema/raw/master/csl-citation.json&quot;,&quot;properties&quot;:{&quot;noteIndex&quot;:0,&quot;formattedCitation&quot;:&quot;[@galen_home_1991; @rothermel_can_2003]&quot;}} RNDqjepqsitfx"/>&lt;Do Zotero Refresh: [@galen_home_1991; @rothermel_can_2003]&gt;<text:reference-mark-end text:name="ZOTERO_ITEM CSL_CITATION {&quot;citationID&quot;:&quot;hseqbksr&quot;,&quot;citationItems&quot;:[{&quot;id&quot;:8975,&quot;uris&quot;:[&quot;http://zotero.org/users/1913249/items/ZQHZ2GU8&quot;],&quot;uri&quot;:[&quot;http://zotero.org/users/1913249/items/ZQHZ2GU8&quot;],&quot;prefix&quot;:&quot;&quot;,&quot;itemData&quot;:{&quot;type&quot;:&quot;book&quot;,&quot;citation-key&quot;:&quot;galen_home_1991&quot;,&quot;publisher&quot;:&quot;Bloomsbury Publishing USA&quot;,&quot;ISBN&quot;:&quot;978-0-313-38882-8&quot;,&quot;source&quot;:&quot;Google Books&quot;,&quot;id&quot;:&quot;galen_home_1991&quot;,&quot;title-short&quot;:&quot;Home Schooling&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language&quot;:&quot;en&quot;,&quot;issued&quot;:{&quot;date-parts&quot;:[[&quot;1991&quot;,1,1]]},&quot;title&quot;:&quot;Home Schooling: Political, Historical, and Pedagogical Perspectives&quot;,&quot;number-of-pages&quot;:&quot;224&quot;},&quot;suffix&quot;:&quot;&quot;},{&quot;id&quot;:8977,&quot;uris&quot;:[&quot;http://zotero.org/users/1913249/items/AKHEZBKX&quot;],&quot;uri&quot;:[&quot;http://zotero.org/users/1913249/items/AKHEZBKX&quot;],&quot;prefix&quot;:&quot;&quot;,&quot;itemData&quot;:{&quot;accessed&quot;:{&quot;date-parts&quot;:[[&quot;2023&quot;,10,2]]},&quot;citation-key&quot;:&quot;rothermel_can_2003&quot;,&quot;id&quot;:&quot;rothermel_can_200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N&quot;:&quot;0950-0790&quot;,&quot;page&quot;:&quot;74-89&quot;,&quot;title&quot;:&quot;Can We Classify Motives for Home Education?&quot;,&quot;volume&quot;:&quot;17&quot;,&quot;issue&quot;:&quot;2-3&quot;,&quot;URL&quot;:&quot;https://doi.org/10.1080/09500790308668293&quot;,&quot;author&quot;:[{&quot;given&quot;:&quot;Paula&quot;,&quot;family&quot;:&quot;Rothermel&quot;}],&quot;issued&quot;:{&quot;date-parts&quot;:[[&quot;2003&quot;,5,15]]},&quot;DOI&quot;:&quot;10.1080/09500790308668293&quot;,&quot;container-title&quot;:&quot;Evaluation &amp; Research in Education&quot;,&quot;type&quot;:&quot;article-journal&quot;,&quot;source&quot;:&quot;Taylor and Francis+NEJM&quot;},&quot;suffix&quot;:&quot;&quot;}],&quot;schema&quot;:&quot;https://github.com/citation-style-language/schema/raw/master/csl-citation.json&quot;,&quot;properties&quot;:{&quot;noteIndex&quot;:0,&quot;formattedCitation&quot;:&quot;[@galen_home_1991; @rothermel_can_2003]&quot;}} RNDqjepqsitfx"/>.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rqgncgwr&quot;,&quot;citationItems&quot;:[{&quot;id&quot;:8982,&quot;uris&quot;:[&quot;http://zotero.org/users/1913249/items/CUNAU5ZC&quot;],&quot;uri&quot;:[&quot;http://zotero.org/users/1913249/items/CUNAU5ZC&quot;],&quot;prefix&quot;:&quot;&quot;,&quot;itemData&quot;:{&quot;issue&quot;:&quot;14&quot;,&quot;citation-key&quot;:&quot;gray_challenges_2013&quot;,&quot;issued&quot;:{&quot;date-parts&quot;:[[&quot;2013&quot;]]},&quot;id&quot;:&quot;gray_challenges_2013&quot;,&quot;type&quot;:&quot;article-journal&quot;,&quot;author&quot;:[{&quot;given&quot;:&quot;Peter&quot;,&quot;family&quot;:&quot;Gray&quot;},{&quot;given&quot;:&quot;Gina&quot;,&quot;family&quot;:&quot;Riley&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language&quot;:&quot;en&quot;,&quot;source&quot;:&quot;Zotero&quot;,&quot;title&quot;:&quot;The Challenges and Benefits of Unschooling, According to 232 Families Who Have Chosen that Route&quot;,&quot;volume&quot;:&quot;7&quot;},&quot;suffix&quot;:&quot;&quot;}],&quot;schema&quot;:&quot;https://github.com/citation-style-language/schema/raw/master/csl-citation.json&quot;,&quot;properties&quot;:{&quot;noteIndex&quot;:0,&quot;formattedCitation&quot;:&quot;[@gray_challenges_2013]&quot;}} RNDccjoprhuhi"/>&lt;Do Zotero Refresh: [@gray_challenges_2013]&gt;<text:reference-mark-end text:name="ZOTERO_ITEM CSL_CITATION {&quot;citationID&quot;:&quot;rqgncgwr&quot;,&quot;citationItems&quot;:[{&quot;id&quot;:8982,&quot;uris&quot;:[&quot;http://zotero.org/users/1913249/items/CUNAU5ZC&quot;],&quot;uri&quot;:[&quot;http://zotero.org/users/1913249/items/CUNAU5ZC&quot;],&quot;prefix&quot;:&quot;&quot;,&quot;itemData&quot;:{&quot;issue&quot;:&quot;14&quot;,&quot;citation-key&quot;:&quot;gray_challenges_2013&quot;,&quot;issued&quot;:{&quot;date-parts&quot;:[[&quot;2013&quot;]]},&quot;id&quot;:&quot;gray_challenges_2013&quot;,&quot;type&quot;:&quot;article-journal&quot;,&quot;author&quot;:[{&quot;given&quot;:&quot;Peter&quot;,&quot;family&quot;:&quot;Gray&quot;},{&quot;given&quot;:&quot;Gina&quot;,&quot;family&quot;:&quot;Riley&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language&quot;:&quot;en&quot;,&quot;source&quot;:&quot;Zotero&quot;,&quot;title&quot;:&quot;The Challenges and Benefits of Unschooling, According to 232 Families Who Have Chosen that Route&quot;,&quot;volume&quot;:&quot;7&quot;},&quot;suffix&quot;:&quot;&quot;}],&quot;schema&quot;:&quot;https://github.com/citation-style-language/schema/raw/master/csl-citation.json&quot;,&quot;properties&quot;:{&quot;noteIndex&quot;:0,&quot;formattedCitation&quot;:&quot;[@gray_challenges_2013]&quot;}} RNDccjoprhuhi"/> emphasises facilitating learning by drawing out children’s interests through everyday activities. Illich’s work on deschooling promotes the idea of <text:span text:style-name="T2">webs of learning</text:span> <text:reference-mark-start text:name="ZOTERO_ITEM CSL_CITATION {&quot;citationID&quot;:&quot;ezaviely&quot;,&quot;citationItems&quot;:[{&quot;id&quot;:1115,&quot;uris&quot;:[&quot;http://zotero.org/users/1913249/items/6IH2ZXKT&quot;],&quot;uri&quot;:[&quot;http://zotero.org/users/1913249/items/6IH2ZXKT&quot;],&quot;prefix&quot;:&quot;&quot;,&quot;itemData&quot;:{&quot;call-number&quot;:&quot;LA210 .I4 1971&quot;,&quot;type&quot;:&quot;book&quot;,&quot;author&quot;:[{&quot;given&quot;:&quot;Ivan&quot;,&quot;family&quot;:&quot;Illich&quot;}],&quot;collection-title&quot;:&quot;World perspectives, v. 44&quot;,&quot;source&quot;:&quot;Library of Congress ISBN&quot;,&quot;publisher&quot;:&quot;Harper &amp; Row&quot;,&quot;publisher-place&quot;:&quot;New York&quot;,&quot;id&quot;:&quot;illich_deschooling_1971&quot;,&quot;citation-key&quot;:&quot;illich_deschooling_1971&quot;,&quot;ISBN&quot;:&quot;0-06-012139-4&quot;,&quot;issued&quot;:{&quot;date-parts&quot;:[[&quot;1971&quot;]]},&quot;event-place&quot;:&quot;New York&quot;,&quot;edition&quot;:&quot;1st ed.&quot;,&quot;title&quot;:&quot;Deschooling society&quot;,&quot;number-of-pages&quot;:&quot;116&quot;},&quot;suffix&quot;:&quot;&quot;}],&quot;schema&quot;:&quot;https://github.com/citation-style-language/schema/raw/master/csl-citation.json&quot;,&quot;properties&quot;:{&quot;noteIndex&quot;:0,&quot;formattedCitation&quot;:&quot;[@illich_deschooling_1971]&quot;}} RNDxtsdrjuyxw"/>&lt;Do Zotero Refresh: [@illich_deschooling_1971]&gt;<text:reference-mark-end text:name="ZOTERO_ITEM CSL_CITATION {&quot;citationID&quot;:&quot;ezaviely&quot;,&quot;citationItems&quot;:[{&quot;id&quot;:1115,&quot;uris&quot;:[&quot;http://zotero.org/users/1913249/items/6IH2ZXKT&quot;],&quot;uri&quot;:[&quot;http://zotero.org/users/1913249/items/6IH2ZXKT&quot;],&quot;prefix&quot;:&quot;&quot;,&quot;itemData&quot;:{&quot;call-number&quot;:&quot;LA210 .I4 1971&quot;,&quot;type&quot;:&quot;book&quot;,&quot;author&quot;:[{&quot;given&quot;:&quot;Ivan&quot;,&quot;family&quot;:&quot;Illich&quot;}],&quot;collection-title&quot;:&quot;World perspectives, v. 44&quot;,&quot;source&quot;:&quot;Library of Congress ISBN&quot;,&quot;publisher&quot;:&quot;Harper &amp; Row&quot;,&quot;publisher-place&quot;:&quot;New York&quot;,&quot;id&quot;:&quot;illich_deschooling_1971&quot;,&quot;citation-key&quot;:&quot;illich_deschooling_1971&quot;,&quot;ISBN&quot;:&quot;0-06-012139-4&quot;,&quot;issued&quot;:{&quot;date-parts&quot;:[[&quot;1971&quot;]]},&quot;event-place&quot;:&quot;New York&quot;,&quot;edition&quot;:&quot;1st ed.&quot;,&quot;title&quot;:&quot;Deschooling society&quot;,&quot;number-of-pages&quot;:&quot;116&quot;},&quot;suffix&quot;:&quot;&quot;}],&quot;schema&quot;:&quot;https://github.com/citation-style-language/schema/raw/master/csl-citation.json&quot;,&quot;properties&quot;:{&quot;noteIndex&quot;:0,&quot;formattedCitation&quot;:&quot;[@illich_deschooling_1971]&quot;}} RNDxtsdrjuyxw"/>,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fuohxxwm&quot;,&quot;citationItems&quot;:[{&quot;id&quot;:8980,&quot;uris&quot;:[&quot;http://zotero.org/users/1913249/items/CR7JKY94&quot;],&quot;uri&quot;:[&quot;http://zotero.org/users/1913249/items/CR7JKY94&quot;],&quot;prefix&quot;:&quot;&quot;,&quot;itemData&quot;:{&quot;DOI&quot;:&quot;10.1145/3573051.3593386&quot;,&quot;citation-key&quot;:&quot;doroudi_relevance_2023&quot;,&quot;publisher-place&quot;:&quot;New York, NY, USA&quot;,&quot;id&quot;:&quot;doroudi_relevance_2023&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collection-title&quot;:&quot;L@S '23&quot;,&quot;accessed&quot;:{&quot;date-parts&quot;:[[&quot;2023&quot;,10,2]]},&quot;type&quot;:&quot;paper-conference&quot;,&quot;URL&quot;:&quot;https://dl.acm.org/doi/10.1145/3573051.3593386&quot;,&quot;author&quot;:[{&quot;given&quot;:&quot;Shayan&quot;,&quot;family&quot;:&quot;Doroudi&quot;},{&quot;given&quot;:&quot;Yusuf&quot;,&quot;family&quot;:&quot;Ahmad&quot;}],&quot;source&quot;:&quot;ACM Digital Library&quot;,&quot;event-place&quot;:&quot;New York, NY, USA&quot;,&quot;container-title&quot;:&quot;Proceedings of the Tenth ACM Conference on Learning @ Scale&quot;,&quot;issued&quot;:{&quot;date-parts&quot;:[[&quot;2023&quot;,7,20]]},&quot;ISBN&quot;:&quot;979-8-4007-0025-5&quot;},&quot;suffix&quot;:&quot;&quot;}],&quot;schema&quot;:&quot;https://github.com/citation-style-language/schema/raw/master/csl-citation.json&quot;,&quot;properties&quot;:{&quot;noteIndex&quot;:0,&quot;formattedCitation&quot;:&quot;[@doroudi_relevance_2023]&quot;}} RNDoehwmmwmhe"/>&lt;Do Zotero Refresh: [@doroudi_relevance_2023]&gt;<text:reference-mark-end text:name="ZOTERO_ITEM CSL_CITATION {&quot;citationID&quot;:&quot;fuohxxwm&quot;,&quot;citationItems&quot;:[{&quot;id&quot;:8980,&quot;uris&quot;:[&quot;http://zotero.org/users/1913249/items/CR7JKY94&quot;],&quot;uri&quot;:[&quot;http://zotero.org/users/1913249/items/CR7JKY94&quot;],&quot;prefix&quot;:&quot;&quot;,&quot;itemData&quot;:{&quot;DOI&quot;:&quot;10.1145/3573051.3593386&quot;,&quot;citation-key&quot;:&quot;doroudi_relevance_2023&quot;,&quot;publisher-place&quot;:&quot;New York, NY, USA&quot;,&quot;id&quot;:&quot;doroudi_relevance_2023&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collection-title&quot;:&quot;L@S '23&quot;,&quot;accessed&quot;:{&quot;date-parts&quot;:[[&quot;2023&quot;,10,2]]},&quot;type&quot;:&quot;paper-conference&quot;,&quot;URL&quot;:&quot;https://dl.acm.org/doi/10.1145/3573051.3593386&quot;,&quot;author&quot;:[{&quot;given&quot;:&quot;Shayan&quot;,&quot;family&quot;:&quot;Doroudi&quot;},{&quot;given&quot;:&quot;Yusuf&quot;,&quot;family&quot;:&quot;Ahmad&quot;}],&quot;source&quot;:&quot;ACM Digital Library&quot;,&quot;event-place&quot;:&quot;New York, NY, USA&quot;,&quot;container-title&quot;:&quot;Proceedings of the Tenth ACM Conference on Learning @ Scale&quot;,&quot;issued&quot;:{&quot;date-parts&quot;:[[&quot;2023&quot;,7,20]]},&quot;ISBN&quot;:&quot;979-8-4007-0025-5&quot;},&quot;suffix&quot;:&quot;&quot;}],&quot;schema&quot;:&quot;https://github.com/citation-style-language/schema/raw/master/csl-citation.json&quot;,&quot;properties&quot;:{&quot;noteIndex&quot;:0,&quot;formattedCitation&quot;:&quot;[@doroudi_relevance_2023]&quot;}} RNDoehwmmwmhe"/>. The game-making club that forms the basis of this research can be viewed as one node within the complex web of learning that participating families engage with.</text:p>
      <text:p text:style-name="Text_20_body">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rsdpmvse&quot;,&quot;citationItems&quot;:[{&quot;id&quot;:3752,&quot;uris&quot;:[&quot;http://zotero.org/users/1913249/items/TE57K2KN&quot;],&quot;uri&quot;:[&quot;http://zotero.org/users/1913249/items/TE57K2KN&quot;],&quot;prefix&quot;:&quot;&quot;,&quot;itemData&quot;:{&quot;accessed&quot;:{&quot;date-parts&quot;:[[&quot;2022&quot;,8,9]]},&quot;citation-key&quot;:&quot;erstad_identity_2012&quot;,&quot;editor&quot;:[{&quot;given&quot;:&quot;Ola&quot;,&quot;family&quot;:&quot;Erstad&quot;},{&quot;given&quot;:&quot;Julian&quot;,&quot;family&quot;:&quot;Sefton-Green&quot;}],&quot;id&quot;:&quot;erstad_identity_2012&quot;,&quot;publisher&quot;:&quot;Cambridge University Press&quot;,&quot;edition&quot;:&quot;1&quot;,&quot;title&quot;:&quot;Identity, Community, and Learning Lives in the Digital Age&quot;,&quot;source&quot;:&quot;DOI.org (Crossref)&quot;,&quot;type&quot;:&quot;chapter&quot;,&quot;DOI&quot;:&quot;10.1017/CBO9781139026239.001&quot;,&quot;URL&quot;:&quot;https://www.cambridge.org/core/product/identifier/9781139026239%23c00591-8/type/book_part&quot;,&quot;author&quot;:[{&quot;given&quot;:&quot;Julian&quot;,&quot;family&quot;:&quot;Sefton-Green&quot;},{&quot;given&quot;:&quot;Ola&quot;,&quot;family&quot;:&quot;Erstad&quot;}],&quot;page&quot;:&quot;1-20&quot;,&quot;language&quot;:&quot;en&quot;,&quot;container-title&quot;:&quot;Identity, Community, and Learning Lives in the Digital Age&quot;,&quot;ISBN&quot;:&quot;978-1-139-02623-9 978-1-107-00591-4 978-1-107-50727-2&quot;,&quot;issued&quot;:{&quot;date-parts&quot;:[[&quot;2012&quot;,10,22]]}},&quot;suffix&quot;:&quot;&quot;}],&quot;schema&quot;:&quot;https://github.com/citation-style-language/schema/raw/master/csl-citation.json&quot;,&quot;properties&quot;:{&quot;noteIndex&quot;:0,&quot;formattedCitation&quot;:&quot;[@erstad_identity_2012]&quot;}} RNDfmddjiyxqv"/>&lt;Do Zotero Refresh: [@erstad_identity_2012]&gt;<text:reference-mark-end text:name="ZOTERO_ITEM CSL_CITATION {&quot;citationID&quot;:&quot;rsdpmvse&quot;,&quot;citationItems&quot;:[{&quot;id&quot;:3752,&quot;uris&quot;:[&quot;http://zotero.org/users/1913249/items/TE57K2KN&quot;],&quot;uri&quot;:[&quot;http://zotero.org/users/1913249/items/TE57K2KN&quot;],&quot;prefix&quot;:&quot;&quot;,&quot;itemData&quot;:{&quot;accessed&quot;:{&quot;date-parts&quot;:[[&quot;2022&quot;,8,9]]},&quot;citation-key&quot;:&quot;erstad_identity_2012&quot;,&quot;editor&quot;:[{&quot;given&quot;:&quot;Ola&quot;,&quot;family&quot;:&quot;Erstad&quot;},{&quot;given&quot;:&quot;Julian&quot;,&quot;family&quot;:&quot;Sefton-Green&quot;}],&quot;id&quot;:&quot;erstad_identity_2012&quot;,&quot;publisher&quot;:&quot;Cambridge University Press&quot;,&quot;edition&quot;:&quot;1&quot;,&quot;title&quot;:&quot;Identity, Community, and Learning Lives in the Digital Age&quot;,&quot;source&quot;:&quot;DOI.org (Crossref)&quot;,&quot;type&quot;:&quot;chapter&quot;,&quot;DOI&quot;:&quot;10.1017/CBO9781139026239.001&quot;,&quot;URL&quot;:&quot;https://www.cambridge.org/core/product/identifier/9781139026239%23c00591-8/type/book_part&quot;,&quot;author&quot;:[{&quot;given&quot;:&quot;Julian&quot;,&quot;family&quot;:&quot;Sefton-Green&quot;},{&quot;given&quot;:&quot;Ola&quot;,&quot;family&quot;:&quot;Erstad&quot;}],&quot;page&quot;:&quot;1-20&quot;,&quot;language&quot;:&quot;en&quot;,&quot;container-title&quot;:&quot;Identity, Community, and Learning Lives in the Digital Age&quot;,&quot;ISBN&quot;:&quot;978-1-139-02623-9 978-1-107-00591-4 978-1-107-50727-2&quot;,&quot;issued&quot;:{&quot;date-parts&quot;:[[&quot;2012&quot;,10,22]]}},&quot;suffix&quot;:&quot;&quot;}],&quot;schema&quot;:&quot;https://github.com/citation-style-language/schema/raw/master/csl-citation.json&quot;,&quot;properties&quot;:{&quot;noteIndex&quot;:0,&quot;formattedCitation&quot;:&quot;[@erstad_identity_2012]&quot;}} RNDfmddjiyxqv"/>. However, as Sefton-Green <text:reference-mark-start text:name="ZOTERO_ITEM CSL_CITATION {&quot;citationID&quot;:&quot;vmikrpgd&quot;,&quot;citationItems&quot;:[{&quot;id&quot;:3214,&quot;uris&quot;:[&quot;http://zotero.org/users/1913249/items/NMBYWLRS&quot;],&quot;uri&quot;:[&quot;http://zotero.org/users/1913249/items/NMBYWLRS&quot;],&quot;prefix&quot;:&quot;&quot;,&quot;itemData&quot;:{&quot;type&quot;:&quot;report&quot;,&quot;collection-title&quot;:&quot;Opening Education&quot;,&quot;language&quot;:&quot;en&quot;,&quot;source&quot;:&quot;Zotero&quot;,&quot;publisher-place&quot;:&quot;Bristol&quot;,&quot;id&quot;:&quot;sefton-green_literature_2006&quot;,&quot;publisher&quot;:&quot;Futurelab&quot;,&quot;author&quot;:[{&quot;given&quot;:&quot;Julian&quot;,&quot;family&quot;:&quot;Sefton-Green&quot;}],&quot;page&quot;:&quot;43&quot;,&quot;event-place&quot;:&quot;Bristol&quot;,&quot;issued&quot;:{&quot;date-parts&quot;:[[&quot;2006&quot;]]},&quot;title&quot;:&quot;Literature Review in Informal Learning with Technology Outside School&quot;,&quot;citation-key&quot;:&quot;sefton-green_literature_2006&quot;},&quot;suffix&quot;:&quot;&quot;}],&quot;schema&quot;:&quot;https://github.com/citation-style-language/schema/raw/master/csl-citation.json&quot;,&quot;properties&quot;:{&quot;noteIndex&quot;:0,&quot;formattedCitation&quot;:&quot;[@sefton-green_literature_2006]&quot;}} RNDbcqjhiclyp"/>&lt;Do Zotero Refresh: [@sefton-green_literature_2006]&gt;<text:reference-mark-end text:name="ZOTERO_ITEM CSL_CITATION {&quot;citationID&quot;:&quot;vmikrpgd&quot;,&quot;citationItems&quot;:[{&quot;id&quot;:3214,&quot;uris&quot;:[&quot;http://zotero.org/users/1913249/items/NMBYWLRS&quot;],&quot;uri&quot;:[&quot;http://zotero.org/users/1913249/items/NMBYWLRS&quot;],&quot;prefix&quot;:&quot;&quot;,&quot;itemData&quot;:{&quot;type&quot;:&quot;report&quot;,&quot;collection-title&quot;:&quot;Opening Education&quot;,&quot;language&quot;:&quot;en&quot;,&quot;source&quot;:&quot;Zotero&quot;,&quot;publisher-place&quot;:&quot;Bristol&quot;,&quot;id&quot;:&quot;sefton-green_literature_2006&quot;,&quot;publisher&quot;:&quot;Futurelab&quot;,&quot;author&quot;:[{&quot;given&quot;:&quot;Julian&quot;,&quot;family&quot;:&quot;Sefton-Green&quot;}],&quot;page&quot;:&quot;43&quot;,&quot;event-place&quot;:&quot;Bristol&quot;,&quot;issued&quot;:{&quot;date-parts&quot;:[[&quot;2006&quot;]]},&quot;title&quot;:&quot;Literature Review in Informal Learning with Technology Outside School&quot;,&quot;citation-key&quot;:&quot;sefton-green_literature_2006&quot;},&quot;suffix&quot;:&quot;&quot;}],&quot;schema&quot;:&quot;https://github.com/citation-style-language/schema/raw/master/csl-citation.json&quot;,&quot;properties&quot;:{&quot;noteIndex&quot;:0,&quot;formattedCitation&quot;:&quot;[@sefton-green_literature_2006]&quot;}} RNDbcqjhiclyp"/> notes, formally structured learning can take place in informal settings, and vice-versa. Others writers <text:reference-mark-start text:name="ZOTERO_ITEM CSL_CITATION {&quot;citationID&quot;:&quot;grtmewqn&quot;,&quot;citationItems&quot;:[{&quot;id&quot;:3302,&quot;locator&quot;:&quot; 173&quot;,&quot;uris&quot;:[&quot;http://zotero.org/users/1913249/items/CKARKKW9&quot;],&quot;uri&quot;:[&quot;http://zotero.org/users/1913249/items/CKARKKW9&quot;],&quot;prefix&quot;:&quot;&quot;,&quot;itemData&quot;:{&quot;accessed&quot;:{&quot;date-parts&quot;:[[&quot;2019&quot;,4,24]]},&quot;citation-key&quot;:&quot;eshach_bridging_2007&quot;,&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SSN&quot;:&quot;1573-1839&quot;,&quot;page&quot;:&quot;171-190&quot;,&quot;title&quot;:&quot;Bridging In-school and Out-of-school Learning: Formal, Non-Formal, and Informal Education&quot;,&quot;volume&quot;:&quot;16&quot;,&quot;issue&quot;:&quot;2&quot;,&quot;container-title-short&quot;:&quot;J Sci Educ Technol&quot;,&quot;URL&quot;:&quot;https://doi.org/10.1007/s10956-006-9027-1&quot;,&quot;type&quot;:&quot;article-journal&quot;,&quot;title-short&quot;:&quot;Bridging In-school and Out-of-school Learning&quot;,&quot;author&quot;:[{&quot;given&quot;:&quot;Haim&quot;,&quot;family&quot;:&quot;Eshach&quot;}],&quot;issued&quot;:{&quot;date-parts&quot;:[[&quot;2007&quot;,4,1]]},&quot;language&quot;:&quot;en&quot;,&quot;container-title&quot;:&quot;Journal of Science Education and Technology&quot;,&quot;DOI&quot;:&quot;10.1007/s10956-006-9027-1&quot;,&quot;source&quot;:&quot;Springer Link&quot;}},{&quot;id&quot;:3306,&quot;uris&quot;:[&quot;http://zotero.org/users/1913249/items/WJMQLNPY&quot;],&quot;uri&quot;:[&quot;http://zotero.org/users/1913249/items/WJMQLNPY&quot;],&quot;prefix&quot;:&quot;&quot;,&quot;itemData&quot;:{&quot;DOI&quot;:&quot;10.3278/REP0903W011&quot;,&quot;URL&quot;:&quot;http://doi.org/10.3278/REP0903W011&quot;,&quot;type&quot;:&quot;article-journal&quot;,&quot;citation-key&quot;:&quot;werquin_recognition_2009&quot;,&quot;language&quot;:&quot;en&quot;,&quot;accessed&quot;:{&quot;date-parts&quot;:[[&quot;2019&quot;,4,24]]},&quot;source&quot;:&quot;DOI.org (CSL JSON)&quot;,&quot;id&quot;:&quot;werquin_recognition_2009&quot;,&quot;title-short&quot;:&quot;Recognition of Non-formal and Informal Learning in OECD Countries&quot;,&quot;author&quot;:[{&quot;given&quot;:&quot;Patrick&quot;,&quot;family&quot;:&quot;Werquin&quot;}],&quot;issued&quot;:{&quot;date-parts&quot;:[[&quot;2009&quot;,3,1]]},&quot;ISSN&quot;:&quot;0177-4166&quot;,&quot;container-title&quot;:&quot;Recognition of Non-formal and Informal Learning in OECD Countries: an Overview of Some Key Issues&quot;,&quot;title&quot;:&quot;Recognition of Non-formal and Informal Learning in OECD Countries: an Overview of Some Key Issues&quot;,&quot;issue&quot;:&quot;03/2009&quot;},&quot;suffix&quot;:&quot;&quot;}],&quot;schema&quot;:&quot;https://github.com/citation-style-language/schema/raw/master/csl-citation.json&quot;,&quot;properties&quot;:{&quot;noteIndex&quot;:0,&quot;formattedCitation&quot;:&quot;[@eshach_bridging_2007, p. 173; @werquin_recognition_2009]&quot;}} RNDfolvkgisqz"/>&lt;Do Zotero Refresh: [@eshach_bridging_2007, p. 173; @werquin_recognition_2009]&gt;<text:reference-mark-end text:name="ZOTERO_ITEM CSL_CITATION {&quot;citationID&quot;:&quot;grtmewqn&quot;,&quot;citationItems&quot;:[{&quot;id&quot;:3302,&quot;locator&quot;:&quot; 173&quot;,&quot;uris&quot;:[&quot;http://zotero.org/users/1913249/items/CKARKKW9&quot;],&quot;uri&quot;:[&quot;http://zotero.org/users/1913249/items/CKARKKW9&quot;],&quot;prefix&quot;:&quot;&quot;,&quot;itemData&quot;:{&quot;accessed&quot;:{&quot;date-parts&quot;:[[&quot;2019&quot;,4,24]]},&quot;citation-key&quot;:&quot;eshach_bridging_2007&quot;,&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SSN&quot;:&quot;1573-1839&quot;,&quot;page&quot;:&quot;171-190&quot;,&quot;title&quot;:&quot;Bridging In-school and Out-of-school Learning: Formal, Non-Formal, and Informal Education&quot;,&quot;volume&quot;:&quot;16&quot;,&quot;issue&quot;:&quot;2&quot;,&quot;container-title-short&quot;:&quot;J Sci Educ Technol&quot;,&quot;URL&quot;:&quot;https://doi.org/10.1007/s10956-006-9027-1&quot;,&quot;type&quot;:&quot;article-journal&quot;,&quot;title-short&quot;:&quot;Bridging In-school and Out-of-school Learning&quot;,&quot;author&quot;:[{&quot;given&quot;:&quot;Haim&quot;,&quot;family&quot;:&quot;Eshach&quot;}],&quot;issued&quot;:{&quot;date-parts&quot;:[[&quot;2007&quot;,4,1]]},&quot;language&quot;:&quot;en&quot;,&quot;container-title&quot;:&quot;Journal of Science Education and Technology&quot;,&quot;DOI&quot;:&quot;10.1007/s10956-006-9027-1&quot;,&quot;source&quot;:&quot;Springer Link&quot;}},{&quot;id&quot;:3306,&quot;uris&quot;:[&quot;http://zotero.org/users/1913249/items/WJMQLNPY&quot;],&quot;uri&quot;:[&quot;http://zotero.org/users/1913249/items/WJMQLNPY&quot;],&quot;prefix&quot;:&quot;&quot;,&quot;itemData&quot;:{&quot;DOI&quot;:&quot;10.3278/REP0903W011&quot;,&quot;URL&quot;:&quot;http://doi.org/10.3278/REP0903W011&quot;,&quot;type&quot;:&quot;article-journal&quot;,&quot;citation-key&quot;:&quot;werquin_recognition_2009&quot;,&quot;language&quot;:&quot;en&quot;,&quot;accessed&quot;:{&quot;date-parts&quot;:[[&quot;2019&quot;,4,24]]},&quot;source&quot;:&quot;DOI.org (CSL JSON)&quot;,&quot;id&quot;:&quot;werquin_recognition_2009&quot;,&quot;title-short&quot;:&quot;Recognition of Non-formal and Informal Learning in OECD Countries&quot;,&quot;author&quot;:[{&quot;given&quot;:&quot;Patrick&quot;,&quot;family&quot;:&quot;Werquin&quot;}],&quot;issued&quot;:{&quot;date-parts&quot;:[[&quot;2009&quot;,3,1]]},&quot;ISSN&quot;:&quot;0177-4166&quot;,&quot;container-title&quot;:&quot;Recognition of Non-formal and Informal Learning in OECD Countries: an Overview of Some Key Issues&quot;,&quot;title&quot;:&quot;Recognition of Non-formal and Informal Learning in OECD Countries: an Overview of Some Key Issues&quot;,&quot;issue&quot;:&quot;03/2009&quot;},&quot;suffix&quot;:&quot;&quot;}],&quot;schema&quot;:&quot;https://github.com/citation-style-language/schema/raw/master/csl-citation.json&quot;,&quot;properties&quot;:{&quot;noteIndex&quot;:0,&quot;formattedCitation&quot;:&quot;[@eshach_bridging_2007, p. 173; @werquin_recognition_2009]&quot;}} RNDfolvkgisqz"/> use the term “non-formal” describe learning that happens outside of formal institutions, which may involve little instruction but still comprises a carefully planned learner experience, contrasting with both formal and unstructured (informal) learning. This study uses the term “non-formal” in this way, while “informal” is used more loosely to indicate learning activities happening outside a classroom lesson.</text:p>
      <text:p text:style-name="Text_20_body">Turning to the structural dimension of education, there is also a lack of a clear division between formal and informal approaches <text:reference-mark-start text:name="ZOTERO_ITEM CSL_CITATION {&quot;citationID&quot;:&quot;ixdkauuh&quot;,&quot;citationItems&quot;:[{&quot;id&quot;:3723,&quot;uris&quot;:[&quot;http://zotero.org/users/1913249/items/Q2M28PQC&quot;],&quot;uri&quot;:[&quot;http://zotero.org/users/1913249/items/Q2M28PQC&quot;],&quot;prefix&quot;:&quot;&quot;,&quot;itemData&quot;:{&quot;accessed&quot;:{&quot;date-parts&quot;:[[&quot;2023&quot;,2,16]]},&quot;citation-key&quot;:&quot;rogoff_organization_2016&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page&quot;:&quot;356-401&quot;,&quot;title&quot;:&quot;The Organization of Informal Learning&quot;,&quot;volume&quot;:&quot;40&quot;,&quot;issue&quot;:&quot;1&quot;,&quot;container-title-short&quot;:&quot;Review of Research in Education&quot;,&quot;type&quot;:&quot;article-journal&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language&quot;:&quot;en&quot;,&quot;container-title&quot;:&quot;Review of Research in Education&quot;,&quot;source&quot;:&quot;DOI.org (Crossref)&quot;,&quot;issued&quot;:{&quot;date-parts&quot;:[[&quot;2016&quot;,3]]}},&quot;suffix&quot;:&quot;&quot;}],&quot;schema&quot;:&quot;https://github.com/citation-style-language/schema/raw/master/csl-citation.json&quot;,&quot;properties&quot;:{&quot;noteIndex&quot;:0,&quot;formattedCitation&quot;:&quot;[@rogoff_organization_2016]&quot;}} RNDcwsblzsfmw"/>&lt;Do Zotero Refresh: [@rogoff_organization_2016]&gt;<text:reference-mark-end text:name="ZOTERO_ITEM CSL_CITATION {&quot;citationID&quot;:&quot;ixdkauuh&quot;,&quot;citationItems&quot;:[{&quot;id&quot;:3723,&quot;uris&quot;:[&quot;http://zotero.org/users/1913249/items/Q2M28PQC&quot;],&quot;uri&quot;:[&quot;http://zotero.org/users/1913249/items/Q2M28PQC&quot;],&quot;prefix&quot;:&quot;&quot;,&quot;itemData&quot;:{&quot;accessed&quot;:{&quot;date-parts&quot;:[[&quot;2023&quot;,2,16]]},&quot;citation-key&quot;:&quot;rogoff_organization_2016&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page&quot;:&quot;356-401&quot;,&quot;title&quot;:&quot;The Organization of Informal Learning&quot;,&quot;volume&quot;:&quot;40&quot;,&quot;issue&quot;:&quot;1&quot;,&quot;container-title-short&quot;:&quot;Review of Research in Education&quot;,&quot;type&quot;:&quot;article-journal&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language&quot;:&quot;en&quot;,&quot;container-title&quot;:&quot;Review of Research in Education&quot;,&quot;source&quot;:&quot;DOI.org (Crossref)&quot;,&quot;issued&quot;:{&quot;date-parts&quot;:[[&quot;2016&quot;,3]]}},&quot;suffix&quot;:&quot;&quot;}],&quot;schema&quot;:&quot;https://github.com/citation-style-language/schema/raw/master/csl-citation.json&quot;,&quot;properties&quot;:{&quot;noteIndex&quot;:0,&quot;formattedCitation&quot;:&quot;[@rogoff_organization_2016]&quot;}} RNDcwsblzsfmw"/>. Rogoff outline a false dichotomy between <text:span text:style-name="T2">children-led</text:span> (based on free exploration), and <text:span text:style-name="T2">adult-led</text:span> (focused on direct instruction) approaches <text:reference-mark-start text:name="ZOTERO_ITEM CSL_CITATION {&quot;citationID&quot;:&quot;ccjhrvdb&quot;,&quot;citationItems&quot;:[{&quot;id&quot;:3879,&quot;locator&quot;:&quot;211&quot;,&quot;uris&quot;:[&quot;http://zotero.org/users/1913249/items/ZMN79J65&quot;],&quot;uri&quot;:[&quot;http://zotero.org/users/1913249/items/ZMN79J65&quot;],&quot;prefix&quot;:&quot;&quot;,&quot;itemData&quot;:{&quot;type&quot;:&quot;chapter&quot;,&quot;publisher&quot;:&quot;Cambridge University Press&quot;,&quot;collection-title&quot;:&quot;Learning in doing: Social, cognitive, and computational aspects&quot;,&quot;issued&quot;:{&quot;date-parts&quot;:[[&quot;1995&quot;]]},&quot;source&quot;:&quot;APA PsycNet&quot;,&quot;publisher-place&quot;:&quot;New York, NY, US&quot;,&quot;id&quot;:&quot;rogoff_observing_1995&quot;,&quot;title-short&quot;:&quot;Observing sociocultural activity on three planes&quot;,&quot;author&quot;:[{&quot;given&quot;:&quot;Barbara&quot;,&quot;family&quot;:&quot;Rogoff&quot;}],&quot;page&quot;:&quot;139-164&quot;,&quot;event-place&quot;:&quot;New York, NY, US&quot;,&quot;container-title&quot;:&quot;Sociocultural studies of mind&quot;,&quot;title&quot;:&quot;Observing sociocultural activity on three planes: Participatory appropriation, guided participation, and apprenticeship&quot;,&quot;citation-key&quot;:&quot;rogoff_observing_1995&quot;}}],&quot;schema&quot;:&quot;https://github.com/citation-style-language/schema/raw/master/csl-citation.json&quot;,&quot;properties&quot;:{&quot;noteIndex&quot;:0,&quot;formattedCitation&quot;:&quot;[@rogoff_observing_1995, p.211]&quot;}} RNDblurldppnp"/>&lt;Do Zotero Refresh: [@rogoff_observing_1995, p.211]&gt;<text:reference-mark-end text:name="ZOTERO_ITEM CSL_CITATION {&quot;citationID&quot;:&quot;ccjhrvdb&quot;,&quot;citationItems&quot;:[{&quot;id&quot;:3879,&quot;locator&quot;:&quot;211&quot;,&quot;uris&quot;:[&quot;http://zotero.org/users/1913249/items/ZMN79J65&quot;],&quot;uri&quot;:[&quot;http://zotero.org/users/1913249/items/ZMN79J65&quot;],&quot;prefix&quot;:&quot;&quot;,&quot;itemData&quot;:{&quot;type&quot;:&quot;chapter&quot;,&quot;publisher&quot;:&quot;Cambridge University Press&quot;,&quot;collection-title&quot;:&quot;Learning in doing: Social, cognitive, and computational aspects&quot;,&quot;issued&quot;:{&quot;date-parts&quot;:[[&quot;1995&quot;]]},&quot;source&quot;:&quot;APA PsycNet&quot;,&quot;publisher-place&quot;:&quot;New York, NY, US&quot;,&quot;id&quot;:&quot;rogoff_observing_1995&quot;,&quot;title-short&quot;:&quot;Observing sociocultural activity on three planes&quot;,&quot;author&quot;:[{&quot;given&quot;:&quot;Barbara&quot;,&quot;family&quot;:&quot;Rogoff&quot;}],&quot;page&quot;:&quot;139-164&quot;,&quot;event-place&quot;:&quot;New York, NY, US&quot;,&quot;container-title&quot;:&quot;Sociocultural studies of mind&quot;,&quot;title&quot;:&quot;Observing sociocultural activity on three planes: Participatory appropriation, guided participation, and apprenticeship&quot;,&quot;citation-key&quot;:&quot;rogoff_observing_1995&quot;}}],&quot;schema&quot;:&quot;https://github.com/citation-style-language/schema/raw/master/csl-citation.json&quot;,&quot;properties&quot;:{&quot;noteIndex&quot;:0,&quot;formattedCitation&quot;:&quot;[@rogoff_observing_1995, p.211]&quot;}} RNDblurldppnp"/>, proposing instead a more complex community-based understanding of learning that includes concepts of guided participation and apprenticeship <text:reference-mark-start text:name="ZOTERO_ITEM CSL_CITATION {&quot;citationID&quot;:&quot;jhxmepnq&quot;,&quot;citationItems&quot;:[{&quot;id&quot;:3284,&quot;uris&quot;:[&quot;http://zotero.org/users/1913249/items/VUK2URI6&quot;],&quot;uri&quot;:[&quot;http://zotero.org/users/1913249/items/VUK2URI6&quot;],&quot;prefix&quot;:&quot;&quot;,&quot;itemData&quot;:{&quot;issue&quot;:&quot;4&quot;,&quot;citation-key&quot;:&quot;rogoff_developing_1994&quot;,&quot;id&quot;:&quot;rogoff_developing_1994&quot;,&quot;container-title&quot;:&quot;Mind, culture, and activity&quot;,&quot;author&quot;:[{&quot;given&quot;:&quot;Barbara&quot;,&quot;family&quot;:&quot;Rogoff&quot;}],&quot;type&quot;:&quot;article-journal&quot;,&quot;page&quot;:&quot;209–229&quot;,&quot;issued&quot;:{&quot;date-parts&quot;:[[&quot;1994&quot;]]},&quot;title&quot;:&quot;Developing understanding of the idea of communities of learners&quot;,&quot;volume&quot;:&quot;1&quot;},&quot;suffix&quot;:&quot;&quot;}],&quot;schema&quot;:&quot;https://github.com/citation-style-language/schema/raw/master/csl-citation.json&quot;,&quot;properties&quot;:{&quot;noteIndex&quot;:0,&quot;formattedCitation&quot;:&quot;[@rogoff_developing_1994]&quot;}} RNDpgvbcyemfv"/>&lt;Do Zotero Refresh: [@rogoff_developing_1994]&gt;<text:reference-mark-end text:name="ZOTERO_ITEM CSL_CITATION {&quot;citationID&quot;:&quot;jhxmepnq&quot;,&quot;citationItems&quot;:[{&quot;id&quot;:3284,&quot;uris&quot;:[&quot;http://zotero.org/users/1913249/items/VUK2URI6&quot;],&quot;uri&quot;:[&quot;http://zotero.org/users/1913249/items/VUK2URI6&quot;],&quot;prefix&quot;:&quot;&quot;,&quot;itemData&quot;:{&quot;issue&quot;:&quot;4&quot;,&quot;citation-key&quot;:&quot;rogoff_developing_1994&quot;,&quot;id&quot;:&quot;rogoff_developing_1994&quot;,&quot;container-title&quot;:&quot;Mind, culture, and activity&quot;,&quot;author&quot;:[{&quot;given&quot;:&quot;Barbara&quot;,&quot;family&quot;:&quot;Rogoff&quot;}],&quot;type&quot;:&quot;article-journal&quot;,&quot;page&quot;:&quot;209–229&quot;,&quot;issued&quot;:{&quot;date-parts&quot;:[[&quot;1994&quot;]]},&quot;title&quot;:&quot;Developing understanding of the idea of communities of learners&quot;,&quot;volume&quot;:&quot;1&quot;},&quot;suffix&quot;:&quot;&quot;}],&quot;schema&quot;:&quot;https://github.com/citation-style-language/schema/raw/master/csl-citation.json&quot;,&quot;properties&quot;:{&quot;noteIndex&quot;:0,&quot;formattedCitation&quot;:&quot;[@rogoff_developing_1994]&quot;}} RNDpgvbcyemfv"/>. 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3" text:outline-level="3"><text:bookmark-start text:name="barriers-to-participation-in-game-making-barriers-from-ch-2-moved-here"/>Barriers to participation in game making BARRIERS FROM CH 2 MOVED HERE<text:bookmark-end text:name="barriers-to-participation-in-game-making-barriers-from-ch-2-moved-here"/></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citationID&quot;:&quot;hjwivrag&quot;,&quot;citationItems&quot;:[{&quot;id&quot;:3685,&quot;uris&quot;:[&quot;http://zotero.org/users/1913249/items/UVA9VT54&quot;],&quot;uri&quot;:[&quot;http://zotero.org/users/1913249/items/UVA9VT54&quot;],&quot;prefix&quot;:&quot;&quot;,&quot;itemData&quot;:{&quot;accessed&quot;:{&quot;date-parts&quot;:[[&quot;2023&quot;,3,15]]},&quot;citation-key&quot;:&quot;sentance_teaching_2019&quot;,&quot;id&quot;:&quot;sentance_teaching_2019&quot;,&quot;publisher&quot;:&quot;Routledg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page&quot;:&quot;136-176&quot;,&quot;title&quot;:&quot;Teaching computer programming with PRIMM: a sociocultural perspective&quot;,&quot;volume&quot;:&quot;29&quot;,&quot;issue&quot;:&quot;2-3&quot;,&quot;URL&quot;:&quot;https://doi.org/10.1080/08993408.2019.1608781&quot;,&quot;title-short&quot;:&quot;Teaching computer programming with PRIMM&quot;,&quot;author&quot;:[{&quot;given&quot;:&quot;Sue&quot;,&quot;family&quot;:&quot;Sentance&quot;},{&quot;given&quot;:&quot;Jane&quot;,&quot;family&quot;:&quot;Waite&quot;},{&quot;given&quot;:&quot;Maria&quot;,&quot;family&quot;:&quot;Kallia&quot;}],&quot;type&quot;:&quot;article-journal&quot;,&quot;DOI&quot;:&quot;10.1080/08993408.2019.1608781&quot;,&quot;container-title&quot;:&quot;Computer Science Education&quot;,&quot;issued&quot;:{&quot;date-parts&quot;:[[&quot;2019&quot;,7,3]]},&quot;source&quot;:&quot;Taylor and Francis+NEJM&quot;},&quot;suffix&quot;:&quot;&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sentance_teaching_2019; @gomes2007learning; @joao_cross-analysis_2019]&quot;}} RNDuqviffpcru"/>&lt;Do Zotero Refresh: [@sentance_teaching_2019; @gomes2007learning; @joao_cross-analysis_2019]&gt;<text:reference-mark-end text:name="ZOTERO_ITEM CSL_CITATION {&quot;citationID&quot;:&quot;hjwivrag&quot;,&quot;citationItems&quot;:[{&quot;id&quot;:3685,&quot;uris&quot;:[&quot;http://zotero.org/users/1913249/items/UVA9VT54&quot;],&quot;uri&quot;:[&quot;http://zotero.org/users/1913249/items/UVA9VT54&quot;],&quot;prefix&quot;:&quot;&quot;,&quot;itemData&quot;:{&quot;accessed&quot;:{&quot;date-parts&quot;:[[&quot;2023&quot;,3,15]]},&quot;citation-key&quot;:&quot;sentance_teaching_2019&quot;,&quot;id&quot;:&quot;sentance_teaching_2019&quot;,&quot;publisher&quot;:&quot;Routledg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page&quot;:&quot;136-176&quot;,&quot;title&quot;:&quot;Teaching computer programming with PRIMM: a sociocultural perspective&quot;,&quot;volume&quot;:&quot;29&quot;,&quot;issue&quot;:&quot;2-3&quot;,&quot;URL&quot;:&quot;https://doi.org/10.1080/08993408.2019.1608781&quot;,&quot;title-short&quot;:&quot;Teaching computer programming with PRIMM&quot;,&quot;author&quot;:[{&quot;given&quot;:&quot;Sue&quot;,&quot;family&quot;:&quot;Sentance&quot;},{&quot;given&quot;:&quot;Jane&quot;,&quot;family&quot;:&quot;Waite&quot;},{&quot;given&quot;:&quot;Maria&quot;,&quot;family&quot;:&quot;Kallia&quot;}],&quot;type&quot;:&quot;article-journal&quot;,&quot;DOI&quot;:&quot;10.1080/08993408.2019.1608781&quot;,&quot;container-title&quot;:&quot;Computer Science Education&quot;,&quot;issued&quot;:{&quot;date-parts&quot;:[[&quot;2019&quot;,7,3]]},&quot;source&quot;:&quot;Taylor and Francis+NEJM&quot;},&quot;suffix&quot;:&quot;&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sentance_teaching_2019; @gomes2007learning; @joao_cross-analysis_2019]&quot;}} RNDuqviffpcru"/>. These difficulties include the complexity of programming syntax, the challenge of understanding abstract concepts, and problems with transferring skills between different contexts <text:reference-mark-start text:name="ZOTERO_ITEM CSL_CITATION {&quot;citationID&quot;:&quot;sfkilgkn&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id&quot;:9725,&quot;uris&quot;:[&quot;http://zotero.org/users/1913249/items/ABNJ9B6R&quot;],&quot;uri&quot;:[&quot;http://zotero.org/users/1913249/items/ABNJ9B6R&quot;],&quot;prefix&quot;:&quot;&quot;,&quot;itemData&quot;:{&quot;DOI&quot;:&quot;10.1016/j.sbspro.2012.09.277&quot;,&quot;citation-key&quot;:&quot;rahmat_major_2012&quot;,&quot;container-title-short&quot;:&quot;Procedia - Social and Behavioral Sciences&quot;,&quot;container-title&quot;:&quot;Procedia - Social and Behavioral Sciences&quot;,&quot;type&quot;:&quot;article-journal&quot;,&quot;id&quot;:&quot;rahmat_major_2012&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source&quot;:&quot;ResearchGate&quot;,&quot;issued&quot;:{&quot;date-parts&quot;:[[&quot;2012&quot;,10,1]]},&quot;title&quot;:&quot;Major Problems in Basic Programming that Influence Student Performance&quot;,&quot;volume&quot;:&quot;59&quot;},&quot;suffix&quot;:&quot;&quot;}],&quot;schema&quot;:&quot;https://github.com/citation-style-language/schema/raw/master/csl-citation.json&quot;,&quot;properties&quot;:{&quot;noteIndex&quot;:0,&quot;formattedCitation&quot;:&quot;[@gomes2007learning; @rahmat_major_2012]&quot;}} RNDeoajjhtgqo"/>&lt;Do Zotero Refresh: [@gomes2007learning; @rahmat_major_2012]&gt;<text:reference-mark-end text:name="ZOTERO_ITEM CSL_CITATION {&quot;citationID&quot;:&quot;sfkilgkn&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id&quot;:9725,&quot;uris&quot;:[&quot;http://zotero.org/users/1913249/items/ABNJ9B6R&quot;],&quot;uri&quot;:[&quot;http://zotero.org/users/1913249/items/ABNJ9B6R&quot;],&quot;prefix&quot;:&quot;&quot;,&quot;itemData&quot;:{&quot;DOI&quot;:&quot;10.1016/j.sbspro.2012.09.277&quot;,&quot;citation-key&quot;:&quot;rahmat_major_2012&quot;,&quot;container-title-short&quot;:&quot;Procedia - Social and Behavioral Sciences&quot;,&quot;container-title&quot;:&quot;Procedia - Social and Behavioral Sciences&quot;,&quot;type&quot;:&quot;article-journal&quot;,&quot;id&quot;:&quot;rahmat_major_2012&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source&quot;:&quot;ResearchGate&quot;,&quot;issued&quot;:{&quot;date-parts&quot;:[[&quot;2012&quot;,10,1]]},&quot;title&quot;:&quot;Major Problems in Basic Programming that Influence Student Performance&quot;,&quot;volume&quot;:&quot;59&quot;},&quot;suffix&quot;:&quot;&quot;}],&quot;schema&quot;:&quot;https://github.com/citation-style-language/schema/raw/master/csl-citation.json&quot;,&quot;properties&quot;:{&quot;noteIndex&quot;:0,&quot;formattedCitation&quot;:&quot;[@gomes2007learning; @rahmat_major_2012]&quot;}} RNDeoajjhtgqo"/>.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xrvsiqan&quot;,&quot;citationItems&quot;:[{&quot;id&quot;:2837,&quot;uris&quot;:[&quot;http://zotero.org/users/1913249/items/FC7LF8E6&quot;],&quot;uri&quot;:[&quot;http://zotero.org/users/1913249/items/FC7LF8E6&quot;],&quot;prefix&quot;:&quot;&quot;,&quot;itemData&quot;:{&quot;accessed&quot;:{&quot;date-parts&quot;:[[&quot;2018&quot;,10,30]]},&quot;citation-key&quot;:&quot;yu_survey_2018&quot;,&quot;publisher-place&quot;:&quot;Trondheim, Norway&quot;,&quot;id&quot;:&quot;yu_survey_201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title&quot;:&quot;A survey of computational kits for young children&quot;,&quot;event-title&quot;:&quot;the 17th ACM Conference&quot;,&quot;DOI&quot;:&quot;10.1145/3202185.3202738&quot;,&quot;type&quot;:&quot;paper-conference&quot;,&quot;source&quot;:&quot;Crossref&quot;,&quot;URL&quot;:&quot;http://dl.acm.org/citation.cfm?doid=3202185.3202738&quot;,&quot;author&quot;:[{&quot;given&quot;:&quot;Junnan&quot;,&quot;family&quot;:&quot;Yu&quot;},{&quot;given&quot;:&quot;Ricarose&quot;,&quot;family&quot;:&quot;Roque&quot;}],&quot;issued&quot;:{&quot;date-parts&quot;:[[&quot;2018&quot;]]},&quot;event-place&quot;:&quot;Trondheim, Norway&quot;,&quot;container-title&quot;:&quot;Proceedings of the 17th ACM Conference on Interaction Design and Children  - IDC '18&quot;,&quot;language&quot;:&quot;en&quot;,&quot;ISBN&quot;:&quot;978-1-4503-5152-2&quot;},&quot;suffix&quot;:&quot;&quot;}],&quot;schema&quot;:&quot;https://github.com/citation-style-language/schema/raw/master/csl-citation.json&quot;,&quot;properties&quot;:{&quot;noteIndex&quot;:0,&quot;formattedCitation&quot;:&quot;[@yu_survey_2018]&quot;}} RNDvqqnkjsurd"/>&lt;Do Zotero Refresh: [@yu_survey_2018]&gt;<text:reference-mark-end text:name="ZOTERO_ITEM CSL_CITATION {&quot;citationID&quot;:&quot;xrvsiqan&quot;,&quot;citationItems&quot;:[{&quot;id&quot;:2837,&quot;uris&quot;:[&quot;http://zotero.org/users/1913249/items/FC7LF8E6&quot;],&quot;uri&quot;:[&quot;http://zotero.org/users/1913249/items/FC7LF8E6&quot;],&quot;prefix&quot;:&quot;&quot;,&quot;itemData&quot;:{&quot;accessed&quot;:{&quot;date-parts&quot;:[[&quot;2018&quot;,10,30]]},&quot;citation-key&quot;:&quot;yu_survey_2018&quot;,&quot;publisher-place&quot;:&quot;Trondheim, Norway&quot;,&quot;id&quot;:&quot;yu_survey_201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title&quot;:&quot;A survey of computational kits for young children&quot;,&quot;event-title&quot;:&quot;the 17th ACM Conference&quot;,&quot;DOI&quot;:&quot;10.1145/3202185.3202738&quot;,&quot;type&quot;:&quot;paper-conference&quot;,&quot;source&quot;:&quot;Crossref&quot;,&quot;URL&quot;:&quot;http://dl.acm.org/citation.cfm?doid=3202185.3202738&quot;,&quot;author&quot;:[{&quot;given&quot;:&quot;Junnan&quot;,&quot;family&quot;:&quot;Yu&quot;},{&quot;given&quot;:&quot;Ricarose&quot;,&quot;family&quot;:&quot;Roque&quot;}],&quot;issued&quot;:{&quot;date-parts&quot;:[[&quot;2018&quot;]]},&quot;event-place&quot;:&quot;Trondheim, Norway&quot;,&quot;container-title&quot;:&quot;Proceedings of the 17th ACM Conference on Interaction Design and Children  - IDC '18&quot;,&quot;language&quot;:&quot;en&quot;,&quot;ISBN&quot;:&quot;978-1-4503-5152-2&quot;},&quot;suffix&quot;:&quot;&quot;}],&quot;schema&quot;:&quot;https://github.com/citation-style-language/schema/raw/master/csl-citation.json&quot;,&quot;properties&quot;:{&quot;noteIndex&quot;:0,&quot;formattedCitation&quot;:&quot;[@yu_survey_2018]&quot;}} RNDvqqnkjsurd"/>. However, this simplification creates a tension between using more authentic programming languages and relying on scaffolded, specialised approaches <text:reference-mark-start text:name="ZOTERO_ITEM CSL_CITATION {&quot;citationID&quot;:&quot;abreqsoa&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ahgrweirwq"/>&lt;Do Zotero Refresh: [@joao_cross-analysis_2019]&gt;<text:reference-mark-end text:name="ZOTERO_ITEM CSL_CITATION {&quot;citationID&quot;:&quot;abreqsoa&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ahgrweirwq"/>. Sefton-Green <text:reference-mark-start text:name="ZOTERO_ITEM CSL_CITATION {&quot;citationID&quot;:&quot;ixeenvrx&quot;,&quot;citationItems&quot;:[{&quot;id&quot;:195,&quot;suppress-author&quot;:true,&quot;prefix&quot;:&quot;&quot;,&quot;uri&quot;:[&quot;http://zotero.org/users/1913249/items/9LI3EL4F&quot;],&quot;uris&quot;:[&quot;http://zotero.org/users/1913249/items/9LI3EL4F&quot;],&quot;itemData&quot;:{&quot;accessed&quot;:{&quot;date-parts&quot;:[[&quot;2018&quot;,12,18]]},&quot;citation-key&quot;:&quot;sefton-green_mapping_2013&quot;,&quot;genre&quot;:&quot;Monograph&quot;,&quot;id&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ssued&quot;:{&quot;date-parts&quot;:[[&quot;2013&quot;,3]]},&quot;title&quot;:&quot;Mapping digital makers: a review exploring everyday creativity, learning lives and the digital&quot;,&quot;type&quot;:&quot;webpage&quot;},&quot;suffix&quot;:&quot;&quot;}],&quot;schema&quot;:&quot;https://github.com/citation-style-language/schema/raw/master/csl-citation.json&quot;,&quot;properties&quot;:{&quot;noteIndex&quot;:0,&quot;formattedCitation&quot;:&quot;[-@sefton-green_mapping_2013]&quot;}} RNDekswotygyo"/>&lt;Do Zotero Refresh: [-@sefton-green_mapping_2013]&gt;<text:reference-mark-end text:name="ZOTERO_ITEM CSL_CITATION {&quot;citationID&quot;:&quot;ixeenvrx&quot;,&quot;citationItems&quot;:[{&quot;id&quot;:195,&quot;suppress-author&quot;:true,&quot;prefix&quot;:&quot;&quot;,&quot;uri&quot;:[&quot;http://zotero.org/users/1913249/items/9LI3EL4F&quot;],&quot;uris&quot;:[&quot;http://zotero.org/users/1913249/items/9LI3EL4F&quot;],&quot;itemData&quot;:{&quot;accessed&quot;:{&quot;date-parts&quot;:[[&quot;2018&quot;,12,18]]},&quot;citation-key&quot;:&quot;sefton-green_mapping_2013&quot;,&quot;genre&quot;:&quot;Monograph&quot;,&quot;id&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ssued&quot;:{&quot;date-parts&quot;:[[&quot;2013&quot;,3]]},&quot;title&quot;:&quot;Mapping digital makers: a review exploring everyday creativity, learning lives and the digital&quot;,&quot;type&quot;:&quot;webpage&quot;},&quot;suffix&quot;:&quot;&quot;}],&quot;schema&quot;:&quot;https://github.com/citation-style-language/schema/raw/master/csl-citation.json&quot;,&quot;properties&quot;:{&quot;noteIndex&quot;:0,&quot;formattedCitation&quot;:&quot;[-@sefton-green_mapping_2013]&quot;}} RNDekswotygyo"/>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D&quot;:&quot;ymoyuvpr&quot;,&quot;citationItems&quot;:[{&quot;id&quot;:245,&quot;uris&quot;:[&quot;http://zotero.org/users/1913249/items/DFLJW3BA&quot;],&quot;uri&quot;:[&quot;http://zotero.org/users/1913249/items/DFLJW3BA&quot;],&quot;prefix&quot;:&quot;&quot;,&quot;itemData&quot;:{&quot;accessed&quot;:{&quot;date-parts&quot;:[[&quot;2018&quot;,4,28]]},&quot;citation-key&quot;:&quot;resnick_computer_1996&quot;,&quot;id&quot;:&quot;resnick_computer_1996&quot;,&quot;ISSN&quot;:&quot;0018-8670&quot;,&quot;page&quot;:&quot;431-439&quot;,&quot;title&quot;:&quot;The Computer Clubhouse: Preparing for life in a digital world&quot;,&quot;volume&quot;:&quot;35&quot;,&quot;issue&quot;:&quot;3.4&quot;,&quot;URL&quot;:&quot;http://ieeexplore.ieee.org/document/5387217/&quot;,&quot;DOI&quot;:&quot;10.1147/sj.353.0431&quot;,&quot;title-short&quot;:&quot;The Computer Clubhouse&quot;,&quot;author&quot;:[{&quot;given&quot;:&quot;M.&quot;,&quot;family&quot;:&quot;Resnick&quot;},{&quot;given&quot;:&quot;N.&quot;,&quot;family&quot;:&quot;Rusk&quot;}],&quot;type&quot;:&quot;article-journal&quot;,&quot;language&quot;:&quot;en&quot;,&quot;container-title&quot;:&quot;IBM Systems Journal&quot;,&quot;source&quot;:&quot;Crossref&quot;,&quot;issued&quot;:{&quot;date-parts&quot;:[[&quot;1996&quot;]]}},&quot;suffix&quot;:&quot;&quot;}],&quot;schema&quot;:&quot;https://github.com/citation-style-language/schema/raw/master/csl-citation.json&quot;,&quot;properties&quot;:{&quot;noteIndex&quot;:0,&quot;formattedCitation&quot;:&quot;[@resnick_computer_1996]&quot;}} RNDzyiwpqtuug"/>&lt;Do Zotero Refresh: [@resnick_computer_1996]&gt;<text:reference-mark-end text:name="ZOTERO_ITEM CSL_CITATION {&quot;citationID&quot;:&quot;ymoyuvpr&quot;,&quot;citationItems&quot;:[{&quot;id&quot;:245,&quot;uris&quot;:[&quot;http://zotero.org/users/1913249/items/DFLJW3BA&quot;],&quot;uri&quot;:[&quot;http://zotero.org/users/1913249/items/DFLJW3BA&quot;],&quot;prefix&quot;:&quot;&quot;,&quot;itemData&quot;:{&quot;accessed&quot;:{&quot;date-parts&quot;:[[&quot;2018&quot;,4,28]]},&quot;citation-key&quot;:&quot;resnick_computer_1996&quot;,&quot;id&quot;:&quot;resnick_computer_1996&quot;,&quot;ISSN&quot;:&quot;0018-8670&quot;,&quot;page&quot;:&quot;431-439&quot;,&quot;title&quot;:&quot;The Computer Clubhouse: Preparing for life in a digital world&quot;,&quot;volume&quot;:&quot;35&quot;,&quot;issue&quot;:&quot;3.4&quot;,&quot;URL&quot;:&quot;http://ieeexplore.ieee.org/document/5387217/&quot;,&quot;DOI&quot;:&quot;10.1147/sj.353.0431&quot;,&quot;title-short&quot;:&quot;The Computer Clubhouse&quot;,&quot;author&quot;:[{&quot;given&quot;:&quot;M.&quot;,&quot;family&quot;:&quot;Resnick&quot;},{&quot;given&quot;:&quot;N.&quot;,&quot;family&quot;:&quot;Rusk&quot;}],&quot;type&quot;:&quot;article-journal&quot;,&quot;language&quot;:&quot;en&quot;,&quot;container-title&quot;:&quot;IBM Systems Journal&quot;,&quot;source&quot;:&quot;Crossref&quot;,&quot;issued&quot;:{&quot;date-parts&quot;:[[&quot;1996&quot;]]}},&quot;suffix&quot;:&quot;&quot;}],&quot;schema&quot;:&quot;https://github.com/citation-style-language/schema/raw/master/csl-citation.json&quot;,&quot;properties&quot;:{&quot;noteIndex&quot;:0,&quot;formattedCitation&quot;:&quot;[@resnick_computer_1996]&quot;}} RNDzyiwpqtuug"/>. While equipping community centres with computers may have addressed some of these concerns, technological access is only one dimension of the problem. Sefton-Green <text:reference-mark-start text:name="ZOTERO_ITEM CSL_CITATION {&quot;citationID&quot;:&quot;pmeuwwrk&quot;,&quot;citationItems&quot;:[{&quot;id&quot;:195,&quot;suppress-author&quot;:true,&quot;prefix&quot;:&quot;&quot;,&quot;uri&quot;:[&quot;http://zotero.org/users/1913249/items/9LI3EL4F&quot;],&quot;uris&quot;:[&quot;http://zotero.org/users/1913249/items/9LI3EL4F&quot;],&quot;itemData&quot;:{&quot;accessed&quot;:{&quot;date-parts&quot;:[[&quot;2018&quot;,12,18]]},&quot;citation-key&quot;:&quot;sefton-green_mapping_2013&quot;,&quot;genre&quot;:&quot;Monograph&quot;,&quot;id&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ssued&quot;:{&quot;date-parts&quot;:[[&quot;2013&quot;,3]]},&quot;title&quot;:&quot;Mapping digital makers: a review exploring everyday creativity, learning lives and the digital&quot;,&quot;type&quot;:&quot;webpage&quot;},&quot;suffix&quot;:&quot;&quot;}],&quot;schema&quot;:&quot;https://github.com/citation-style-language/schema/raw/master/csl-citation.json&quot;,&quot;properties&quot;:{&quot;noteIndex&quot;:0,&quot;formattedCitation&quot;:&quot;[-@sefton-green_mapping_2013]&quot;}} RNDppqodpasnv"/>&lt;Do Zotero Refresh: [-@sefton-green_mapping_2013]&gt;<text:reference-mark-end text:name="ZOTERO_ITEM CSL_CITATION {&quot;citationID&quot;:&quot;pmeuwwrk&quot;,&quot;citationItems&quot;:[{&quot;id&quot;:195,&quot;suppress-author&quot;:true,&quot;prefix&quot;:&quot;&quot;,&quot;uri&quot;:[&quot;http://zotero.org/users/1913249/items/9LI3EL4F&quot;],&quot;uris&quot;:[&quot;http://zotero.org/users/1913249/items/9LI3EL4F&quot;],&quot;itemData&quot;:{&quot;accessed&quot;:{&quot;date-parts&quot;:[[&quot;2018&quot;,12,18]]},&quot;citation-key&quot;:&quot;sefton-green_mapping_2013&quot;,&quot;genre&quot;:&quot;Monograph&quot;,&quot;id&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ssued&quot;:{&quot;date-parts&quot;:[[&quot;2013&quot;,3]]},&quot;title&quot;:&quot;Mapping digital makers: a review exploring everyday creativity, learning lives and the digital&quot;,&quot;type&quot;:&quot;webpage&quot;},&quot;suffix&quot;:&quot;&quot;}],&quot;schema&quot;:&quot;https://github.com/citation-style-language/schema/raw/master/csl-citation.json&quot;,&quot;properties&quot;:{&quot;noteIndex&quot;:0,&quot;formattedCitation&quot;:&quot;[-@sefton-green_mapping_2013]&quot;}} RNDppqodpasnv"/>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D&quot;:&quot;ncmnbvkq&quot;,&quot;citationItems&quot;:[{&quot;id&quot;:1939,&quot;suppress-author&quot;:true,&quot;prefix&quot;:&quot;&quot;,&quot;uri&quot;:[&quot;http://zotero.org/users/1913249/items/URKI7FTD&quot;],&quot;uris&quot;:[&quot;http://zotero.org/users/1913249/items/URKI7FTD&quot;],&quot;itemData&quot;:{&quot;note&quot;:&quot;OCLC: 699713878&quot;,&quot;type&quot;:&quot;book&quot;,&quot;publisher&quot;:&quot;MIT Press&quot;,&quot;language&quot;:&quot;eng&quot;,&quot;citation-key&quot;:&quot;ito_hanging_2010&quot;,&quot;source&quot;:&quot;Gemeinsamer Bibliotheksverbund ISBN&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id&quot;:&quot;ito_hanging_2010&quot;,&quot;title-short&quot;:&quot;Hanging out, messing around, and geeking out&quot;,&quot;ISBN&quot;:&quot;978-0-262-01336-9 978-0-262-51854-3&quot;,&quot;collection-title&quot;:&quot;The John D. and Catherine T. MacArthur Foundation series on digital media and learning&quot;,&quot;event-place&quot;:&quot;Cambridge, Mass.&quot;,&quot;issued&quot;:{&quot;date-parts&quot;:[[&quot;2010&quot;]]},&quot;title&quot;:&quot;Hanging out, messing around, and geeking out: kids living and learning with new media&quot;,&quot;number-of-pages&quot;:&quot;419&quot;},&quot;suffix&quot;:&quot;&quot;},{&quot;id&quot;:1584,&quot;suppress-author&quot;:true,&quot;prefix&quot;:&quot;&quot;,&quot;uri&quot;:[&quot;http://zotero.org/users/1913249/items/M6377K76&quot;],&quot;uris&quot;:[&quot;http://zotero.org/users/1913249/items/M6377K76&quot;],&quot;itemData&quot;:{&quot;note&quot;:&quot;OCLC: 255334132&quot;,&quot;type&quot;:&quot;book&quot;,&quot;author&quot;:[{&quot;given&quot;:&quot;James Paul&quot;,&quot;family&quot;:&quot;Gee&quot;}],&quot;source&quot;:&quot;Gemeinsamer Bibliotheksverbund ISBN&quot;,&quot;collection-title&quot;:&quot;Education&quot;,&quot;citation-key&quot;:&quot;gee_what_2004&quot;,&quot;publisher&quot;:&quot;Palgrave Macmillan&quot;,&quot;publisher-place&quot;:&quot;New York, NY&quot;,&quot;id&quot;:&quot;gee_what_2004&quot;,&quot;language&quot;:&quot;eng&quot;,&quot;ISBN&quot;:&quot;978-1-4039-6538-7&quot;,&quot;issued&quot;:{&quot;date-parts&quot;:[[&quot;2004&quot;]]},&quot;event-place&quot;:&quot;New York, NY&quot;,&quot;edition&quot;:&quot;1. paperback ed&quot;,&quot;title&quot;:&quot;What video games have to teach us about learning and literacy&quot;,&quot;number-of-pages&quot;:&quot;225&quot;},&quot;suffix&quot;:&quot;&quot;}],&quot;schema&quot;:&quot;https://github.com/citation-style-language/schema/raw/master/csl-citation.json&quot;,&quot;properties&quot;:{&quot;noteIndex&quot;:0,&quot;formattedCitation&quot;:&quot;[-@ito_hanging_2010; -@gee_what_2004]&quot;}} RNDldkgkasovp"/>&lt;Do Zotero Refresh: [-@ito_hanging_2010; -@gee_what_2004]&gt;<text:reference-mark-end text:name="ZOTERO_ITEM CSL_CITATION {&quot;citationID&quot;:&quot;ncmnbvkq&quot;,&quot;citationItems&quot;:[{&quot;id&quot;:1939,&quot;suppress-author&quot;:true,&quot;prefix&quot;:&quot;&quot;,&quot;uri&quot;:[&quot;http://zotero.org/users/1913249/items/URKI7FTD&quot;],&quot;uris&quot;:[&quot;http://zotero.org/users/1913249/items/URKI7FTD&quot;],&quot;itemData&quot;:{&quot;note&quot;:&quot;OCLC: 699713878&quot;,&quot;type&quot;:&quot;book&quot;,&quot;publisher&quot;:&quot;MIT Press&quot;,&quot;language&quot;:&quot;eng&quot;,&quot;citation-key&quot;:&quot;ito_hanging_2010&quot;,&quot;source&quot;:&quot;Gemeinsamer Bibliotheksverbund ISBN&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id&quot;:&quot;ito_hanging_2010&quot;,&quot;title-short&quot;:&quot;Hanging out, messing around, and geeking out&quot;,&quot;ISBN&quot;:&quot;978-0-262-01336-9 978-0-262-51854-3&quot;,&quot;collection-title&quot;:&quot;The John D. and Catherine T. MacArthur Foundation series on digital media and learning&quot;,&quot;event-place&quot;:&quot;Cambridge, Mass.&quot;,&quot;issued&quot;:{&quot;date-parts&quot;:[[&quot;2010&quot;]]},&quot;title&quot;:&quot;Hanging out, messing around, and geeking out: kids living and learning with new media&quot;,&quot;number-of-pages&quot;:&quot;419&quot;},&quot;suffix&quot;:&quot;&quot;},{&quot;id&quot;:1584,&quot;suppress-author&quot;:true,&quot;prefix&quot;:&quot;&quot;,&quot;uri&quot;:[&quot;http://zotero.org/users/1913249/items/M6377K76&quot;],&quot;uris&quot;:[&quot;http://zotero.org/users/1913249/items/M6377K76&quot;],&quot;itemData&quot;:{&quot;note&quot;:&quot;OCLC: 255334132&quot;,&quot;type&quot;:&quot;book&quot;,&quot;author&quot;:[{&quot;given&quot;:&quot;James Paul&quot;,&quot;family&quot;:&quot;Gee&quot;}],&quot;source&quot;:&quot;Gemeinsamer Bibliotheksverbund ISBN&quot;,&quot;collection-title&quot;:&quot;Education&quot;,&quot;citation-key&quot;:&quot;gee_what_2004&quot;,&quot;publisher&quot;:&quot;Palgrave Macmillan&quot;,&quot;publisher-place&quot;:&quot;New York, NY&quot;,&quot;id&quot;:&quot;gee_what_2004&quot;,&quot;language&quot;:&quot;eng&quot;,&quot;ISBN&quot;:&quot;978-1-4039-6538-7&quot;,&quot;issued&quot;:{&quot;date-parts&quot;:[[&quot;2004&quot;]]},&quot;event-place&quot;:&quot;New York, NY&quot;,&quot;edition&quot;:&quot;1. paperback ed&quot;,&quot;title&quot;:&quot;What video games have to teach us about learning and literacy&quot;,&quot;number-of-pages&quot;:&quot;225&quot;},&quot;suffix&quot;:&quot;&quot;}],&quot;schema&quot;:&quot;https://github.com/citation-style-language/schema/raw/master/csl-citation.json&quot;,&quot;properties&quot;:{&quot;noteIndex&quot;:0,&quot;formattedCitation&quot;:&quot;[-@ito_hanging_2010; -@gee_what_2004]&quot;}} RNDldkgkasovp"/>, remains largely inaccessible to the majority. Among those who do participate, creative activities that result in finished digital products are rare, with studies such as Luther et al. <text:reference-mark-start text:name="ZOTERO_ITEM CSL_CITATION {&quot;citationID&quot;:&quot;lmzbbqpf&quot;,&quot;citationItems&quot;:[{&quot;id&quot;:2775,&quot;suppress-author&quot;:true,&quot;prefix&quot;:&quot;&quot;,&quot;uri&quot;:[&quot;http://zotero.org/users/1913249/items/9XTYDSSZ&quot;],&quot;uris&quot;:[&quot;http://zotero.org/users/1913249/items/9XTYDSSZ&quot;],&quot;itemData&quot;:{&quot;DOI&quot;:&quot;10.1145/1880071.1880073&quot;,&quot;citation-key&quot;:&quot;luther_why_2010&quot;,&quot;publisher-place&quot;:&quot;New York, NY, USA&quot;,&quot;id&quot;:&quot;luther_why_2010&quot;,&quot;publisher&quot;:&quot;ACM&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quot;:&quot;Why It Works (when It Works): Success Factors in Online Creative Collaboration&quot;,&quot;collection-title&quot;:&quot;GROUP '10&quot;,&quot;URL&quot;:&quot;http://doi.acm.org/10.1145/1880071.1880073&quot;,&quot;type&quot;:&quot;paper-conference&quot;,&quot;accessed&quot;:{&quot;date-parts&quot;:[[&quot;2018&quot;,11,20]]},&quot;title-short&quot;:&quot;Why It Works (when It Works)&quot;,&quot;author&quot;:[{&quot;given&quot;:&quot;Kurt&quot;,&quot;family&quot;:&quot;Luther&quot;},{&quot;given&quot;:&quot;Kelly&quot;,&quot;family&quot;:&quot;Caine&quot;},{&quot;given&quot;:&quot;Kevin&quot;,&quot;family&quot;:&quot;Ziegler&quot;},{&quot;given&quot;:&quot;Amy&quot;,&quot;family&quot;:&quot;Bruckman&quot;}],&quot;source&quot;:&quot;ACM Digital Library&quot;,&quot;event-place&quot;:&quot;New York, NY, USA&quot;,&quot;container-title&quot;:&quot;Proceedings of the 16th ACM International Conference on Supporting Group Work&quot;,&quot;issued&quot;:{&quot;date-parts&quot;:[[&quot;2010&quot;]]},&quot;ISBN&quot;:&quot;978-1-4503-0387-3&quot;},&quot;suffix&quot;:&quot;&quot;}],&quot;schema&quot;:&quot;https://github.com/citation-style-language/schema/raw/master/csl-citation.json&quot;,&quot;properties&quot;:{&quot;noteIndex&quot;:0,&quot;formattedCitation&quot;:&quot;[-@luther_why_2010]&quot;}} RNDfqytmlwyyx"/>&lt;Do Zotero Refresh: [-@luther_why_2010]&gt;<text:reference-mark-end text:name="ZOTERO_ITEM CSL_CITATION {&quot;citationID&quot;:&quot;lmzbbqpf&quot;,&quot;citationItems&quot;:[{&quot;id&quot;:2775,&quot;suppress-author&quot;:true,&quot;prefix&quot;:&quot;&quot;,&quot;uri&quot;:[&quot;http://zotero.org/users/1913249/items/9XTYDSSZ&quot;],&quot;uris&quot;:[&quot;http://zotero.org/users/1913249/items/9XTYDSSZ&quot;],&quot;itemData&quot;:{&quot;DOI&quot;:&quot;10.1145/1880071.1880073&quot;,&quot;citation-key&quot;:&quot;luther_why_2010&quot;,&quot;publisher-place&quot;:&quot;New York, NY, USA&quot;,&quot;id&quot;:&quot;luther_why_2010&quot;,&quot;publisher&quot;:&quot;ACM&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quot;:&quot;Why It Works (when It Works): Success Factors in Online Creative Collaboration&quot;,&quot;collection-title&quot;:&quot;GROUP '10&quot;,&quot;URL&quot;:&quot;http://doi.acm.org/10.1145/1880071.1880073&quot;,&quot;type&quot;:&quot;paper-conference&quot;,&quot;accessed&quot;:{&quot;date-parts&quot;:[[&quot;2018&quot;,11,20]]},&quot;title-short&quot;:&quot;Why It Works (when It Works)&quot;,&quot;author&quot;:[{&quot;given&quot;:&quot;Kurt&quot;,&quot;family&quot;:&quot;Luther&quot;},{&quot;given&quot;:&quot;Kelly&quot;,&quot;family&quot;:&quot;Caine&quot;},{&quot;given&quot;:&quot;Kevin&quot;,&quot;family&quot;:&quot;Ziegler&quot;},{&quot;given&quot;:&quot;Amy&quot;,&quot;family&quot;:&quot;Bruckman&quot;}],&quot;source&quot;:&quot;ACM Digital Library&quot;,&quot;event-place&quot;:&quot;New York, NY, USA&quot;,&quot;container-title&quot;:&quot;Proceedings of the 16th ACM International Conference on Supporting Group Work&quot;,&quot;issued&quot;:{&quot;date-parts&quot;:[[&quot;2010&quot;]]},&quot;ISBN&quot;:&quot;978-1-4503-0387-3&quot;},&quot;suffix&quot;:&quot;&quot;}],&quot;schema&quot;:&quot;https://github.com/citation-style-language/schema/raw/master/csl-citation.json&quot;,&quot;properties&quot;:{&quot;noteIndex&quot;:0,&quot;formattedCitation&quot;:&quot;[-@luther_why_2010]&quot;}} RNDfqytmlwyyx"/>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D&quot;:&quot;tinfmymw&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zelutxgtzi"/>&lt;Do Zotero Refresh: [@kafai_beyond_2014]&gt;<text:reference-mark-end text:name="ZOTERO_ITEM CSL_CITATION {&quot;citationID&quot;:&quot;tinfmymw&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zelutxgtzi"/>.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kooqemjr&quot;,&quot;citationItems&quot;:[{&quot;id&quot;:3036,&quot;uris&quot;:[&quot;http://zotero.org/users/1913249/items/B93D4I92&quot;],&quot;uri&quot;:[&quot;http://zotero.org/users/1913249/items/B93D4I92&quot;],&quot;prefix&quot;:&quot;&quot;,&quot;itemData&quot;:{&quot;accessed&quot;:{&quot;date-parts&quot;:[[&quot;2019&quot;,3,12]]},&quot;citation-key&quot;:&quot;moje_working_2004&quot;,&quot;id&quot;:&quot;moje_working_2004&quot;,&quot;ISSN&quot;:&quot;00340553&quot;,&quot;page&quot;:&quot;38-70&quot;,&quot;title&quot;:&quot;Working toward third space in content area literacy: An examination of everyday funds of knowledge and Discourse&quot;,&quot;volume&quot;:&quot;39&quot;,&quot;issue&quot;:&quot;1&quot;,&quot;URL&quot;:&quot;http://doi.wiley.com/10.1598/RRQ.39.1.4&quot;,&quot;DOI&quot;:&quot;10.1598/RRQ.39.1.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language&quot;:&quot;en&quot;,&quot;container-title&quot;:&quot;Reading Research Quarterly&quot;,&quot;source&quot;:&quot;Crossref&quot;,&quot;issued&quot;:{&quot;date-parts&quot;:[[&quot;2004&quot;,1,3]]}},&quot;suffix&quot;:&quot;&quot;}],&quot;schema&quot;:&quot;https://github.com/citation-style-language/schema/raw/master/csl-citation.json&quot;,&quot;properties&quot;:{&quot;noteIndex&quot;:0,&quot;formattedCitation&quot;:&quot;[@moje_working_2004]&quot;}} RNDxfpwcjfqpr"/>&lt;Do Zotero Refresh: [@moje_working_2004]&gt;<text:reference-mark-end text:name="ZOTERO_ITEM CSL_CITATION {&quot;citationID&quot;:&quot;kooqemjr&quot;,&quot;citationItems&quot;:[{&quot;id&quot;:3036,&quot;uris&quot;:[&quot;http://zotero.org/users/1913249/items/B93D4I92&quot;],&quot;uri&quot;:[&quot;http://zotero.org/users/1913249/items/B93D4I92&quot;],&quot;prefix&quot;:&quot;&quot;,&quot;itemData&quot;:{&quot;accessed&quot;:{&quot;date-parts&quot;:[[&quot;2019&quot;,3,12]]},&quot;citation-key&quot;:&quot;moje_working_2004&quot;,&quot;id&quot;:&quot;moje_working_2004&quot;,&quot;ISSN&quot;:&quot;00340553&quot;,&quot;page&quot;:&quot;38-70&quot;,&quot;title&quot;:&quot;Working toward third space in content area literacy: An examination of everyday funds of knowledge and Discourse&quot;,&quot;volume&quot;:&quot;39&quot;,&quot;issue&quot;:&quot;1&quot;,&quot;URL&quot;:&quot;http://doi.wiley.com/10.1598/RRQ.39.1.4&quot;,&quot;DOI&quot;:&quot;10.1598/RRQ.39.1.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language&quot;:&quot;en&quot;,&quot;container-title&quot;:&quot;Reading Research Quarterly&quot;,&quot;source&quot;:&quot;Crossref&quot;,&quot;issued&quot;:{&quot;date-parts&quot;:[[&quot;2004&quot;,1,3]]}},&quot;suffix&quot;:&quot;&quot;}],&quot;schema&quot;:&quot;https://github.com/citation-style-language/schema/raw/master/csl-citation.json&quot;,&quot;properties&quot;:{&quot;noteIndex&quot;:0,&quot;formattedCitation&quot;:&quot;[@moje_working_2004]&quot;}} RNDxfpwcjfqpr"/>. However, Kafai and Burke balance this potential with complex issues of the gender representation associated with gaming culture <text:reference-mark-start text:name="ZOTERO_ITEM CSL_CITATION {&quot;citationID&quot;:&quot;pboogaia&quot;,&quot;citationItems&quot;:[{&quot;id&quot;:3760,&quot;uris&quot;:[&quot;http://zotero.org/users/1913249/items/BB9XR78K&quot;],&quot;uri&quot;:[&quot;http://zotero.org/users/1913249/items/BB9XR78K&quot;],&quot;prefix&quot;:&quot;&quot;,&quot;itemData&quot;:{&quot;type&quot;:&quot;book&quot;,&quot;DOI&quot;:&quot;10.1184/R1/6686738&quot;,&quot;author&quot;:[{&quot;given&quot;:&quot;Yasmin&quot;,&quot;family&quot;:&quot;Kafai&quot;},{&quot;given&quot;:&quot;Gabriela T.&quot;,&quot;family&quot;:&quot;Richard&quot;},{&quot;given&quot;:&quot;Brendesha M.&quot;,&quot;family&quot;:&quot;Tynes&quot;}],&quot;language&quot;:&quot;en&quot;,&quot;citation-key&quot;:&quot;kafai_diversifying_2017&quot;,&quot;source&quot;:&quot;Google Books&quot;,&quot;publisher&quot;:&quot;ETC Press&quot;,&quot;publisher-place&quot;:&quot;Pittsburgh&quot;,&quot;id&quot;:&quot;kafai_diversifying_2017&quot;,&quot;title-short&quot;:&quot;Diversifying barbie and mortal kombat&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sued&quot;:{&quot;date-parts&quot;:[[&quot;2017&quot;,3,21]]},&quot;title&quot;:&quot;Diversifying barbie and mortal kombat: intersectional perspectives and inclusive designs in gaming&quot;,&quot;number-of-pages&quot;:&quot;320&quot;},&quot;suffix&quot;:&quot;&quot;}],&quot;schema&quot;:&quot;https://github.com/citation-style-language/schema/raw/master/csl-citation.json&quot;,&quot;properties&quot;:{&quot;noteIndex&quot;:0,&quot;formattedCitation&quot;:&quot;[@kafai_diversifying_2017]&quot;}} RNDypuxyelmuq"/>&lt;Do Zotero Refresh: [@kafai_diversifying_2017]&gt;<text:reference-mark-end text:name="ZOTERO_ITEM CSL_CITATION {&quot;citationID&quot;:&quot;pboogaia&quot;,&quot;citationItems&quot;:[{&quot;id&quot;:3760,&quot;uris&quot;:[&quot;http://zotero.org/users/1913249/items/BB9XR78K&quot;],&quot;uri&quot;:[&quot;http://zotero.org/users/1913249/items/BB9XR78K&quot;],&quot;prefix&quot;:&quot;&quot;,&quot;itemData&quot;:{&quot;type&quot;:&quot;book&quot;,&quot;DOI&quot;:&quot;10.1184/R1/6686738&quot;,&quot;author&quot;:[{&quot;given&quot;:&quot;Yasmin&quot;,&quot;family&quot;:&quot;Kafai&quot;},{&quot;given&quot;:&quot;Gabriela T.&quot;,&quot;family&quot;:&quot;Richard&quot;},{&quot;given&quot;:&quot;Brendesha M.&quot;,&quot;family&quot;:&quot;Tynes&quot;}],&quot;language&quot;:&quot;en&quot;,&quot;citation-key&quot;:&quot;kafai_diversifying_2017&quot;,&quot;source&quot;:&quot;Google Books&quot;,&quot;publisher&quot;:&quot;ETC Press&quot;,&quot;publisher-place&quot;:&quot;Pittsburgh&quot;,&quot;id&quot;:&quot;kafai_diversifying_2017&quot;,&quot;title-short&quot;:&quot;Diversifying barbie and mortal kombat&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sued&quot;:{&quot;date-parts&quot;:[[&quot;2017&quot;,3,21]]},&quot;title&quot;:&quot;Diversifying barbie and mortal kombat: intersectional perspectives and inclusive designs in gaming&quot;,&quot;number-of-pages&quot;:&quot;320&quot;},&quot;suffix&quot;:&quot;&quot;}],&quot;schema&quot;:&quot;https://github.com/citation-style-language/schema/raw/master/csl-citation.json&quot;,&quot;properties&quot;:{&quot;noteIndex&quot;:0,&quot;formattedCitation&quot;:&quot;[@kafai_diversifying_2017]&quot;}} RNDypuxyelmuq"/>.</text:p>
      <text:p text:style-name="Text_20_body">The concepts and legacy of Papert and Turkle’s <text:reference-mark-start text:name="ZOTERO_ITEM CSL_CITATION {&quot;citationID&quot;:&quot;zehwjxtm&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hydwqsyehe"/>&lt;Do Zotero Refresh: [-@papert_epistemological_1990]&gt;<text:reference-mark-end text:name="ZOTERO_ITEM CSL_CITATION {&quot;citationID&quot;:&quot;zehwjxtm&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hydwqsyehe"/>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fqedfyae&quot;,&quot;citationItems&quot;:[{&quot;id&quot;:2017,&quot;locator&quot;:&quot;134&quot;,&quot;uris&quot;:[&quot;http://zotero.org/users/1913249/items/PN46846P&quot;],&quot;uri&quot;:[&quot;http://zotero.org/users/1913249/items/PN46846P&quot;],&quot;prefix&quot;:&quot;&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chema&quot;:&quot;https://github.com/citation-style-language/schema/raw/master/csl-citation.json&quot;,&quot;properties&quot;:{&quot;noteIndex&quot;:0,&quot;formattedCitation&quot;:&quot;[@papert_epistemological_1990, p.134]&quot;}} RNDdmqxcpbkml"/>&lt;Do Zotero Refresh: [@papert_epistemological_1990, p.134]&gt;<text:reference-mark-end text:name="ZOTERO_ITEM CSL_CITATION {&quot;citationID&quot;:&quot;fqedfyae&quot;,&quot;citationItems&quot;:[{&quot;id&quot;:2017,&quot;locator&quot;:&quot;134&quot;,&quot;uris&quot;:[&quot;http://zotero.org/users/1913249/items/PN46846P&quot;],&quot;uri&quot;:[&quot;http://zotero.org/users/1913249/items/PN46846P&quot;],&quot;prefix&quot;:&quot;&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chema&quot;:&quot;https://github.com/citation-style-language/schema/raw/master/csl-citation.json&quot;,&quot;properties&quot;:{&quot;noteIndex&quot;:0,&quot;formattedCitation&quot;:&quot;[@papert_epistemological_1990, p.134]&quot;}} RNDdmqxcpbkml"/>.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hgxoealv&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tjzanfrsix"/>&lt;Do Zotero Refresh: [-@papert_epistemological_1990]&gt;<text:reference-mark-end text:name="ZOTERO_ITEM CSL_CITATION {&quot;citationID&quot;:&quot;hgxoealv&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tjzanfrsix"/>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qibtusrx&quot;,&quot;citationItems&quot;:[{&quot;id&quot;:3779,&quot;uris&quot;:[&quot;http://zotero.org/users/1913249/items/TTY8WYQ6&quot;],&quot;uri&quot;:[&quot;http://zotero.org/users/1913249/items/TTY8WYQ6&quot;],&quot;prefix&quot;:&quot;&quot;,&quot;itemData&quot;:{&quot;call-number&quot;:&quot;QA20.C65 P36 1993&quot;,&quot;type&quot;:&quot;book&quot;,&quot;publisher&quot;:&quot;Basic Books&quot;,&quot;citation-key&quot;:&quot;papert_mindstorms_1980&quot;,&quot;author&quot;:[{&quot;given&quot;:&quot;Seymour&quot;,&quot;family&quot;:&quot;Papert&quot;}],&quot;source&quot;:&quot;Library of Congress ISBN&quot;,&quot;publisher-place&quot;:&quot;New York&quot;,&quot;id&quot;:&quot;papert_mindstorms_1980&quot;,&quot;title-short&quot;:&quot;Mindstorms&quot;,&quot;ISBN&quot;:&quot;0-465-04674-6&quot;,&quot;issued&quot;:{&quot;date-parts&quot;:[[&quot;1980&quot;]]},&quot;event-place&quot;:&quot;New York&quot;,&quot;edition&quot;:&quot;2nd ed&quot;,&quot;title&quot;:&quot;Mindstorms: children, computers, and powerful ideas&quot;,&quot;number-of-pages&quot;:&quot;230&quot;},&quot;suffix&quot;:&quot;&quot;}],&quot;schema&quot;:&quot;https://github.com/citation-style-language/schema/raw/master/csl-citation.json&quot;,&quot;properties&quot;:{&quot;noteIndex&quot;:0,&quot;formattedCitation&quot;:&quot;[@papert_mindstorms_1980]&quot;}} RNDithvepbceg"/>&lt;Do Zotero Refresh: [@papert_mindstorms_1980]&gt;<text:reference-mark-end text:name="ZOTERO_ITEM CSL_CITATION {&quot;citationID&quot;:&quot;qibtusrx&quot;,&quot;citationItems&quot;:[{&quot;id&quot;:3779,&quot;uris&quot;:[&quot;http://zotero.org/users/1913249/items/TTY8WYQ6&quot;],&quot;uri&quot;:[&quot;http://zotero.org/users/1913249/items/TTY8WYQ6&quot;],&quot;prefix&quot;:&quot;&quot;,&quot;itemData&quot;:{&quot;call-number&quot;:&quot;QA20.C65 P36 1993&quot;,&quot;type&quot;:&quot;book&quot;,&quot;publisher&quot;:&quot;Basic Books&quot;,&quot;citation-key&quot;:&quot;papert_mindstorms_1980&quot;,&quot;author&quot;:[{&quot;given&quot;:&quot;Seymour&quot;,&quot;family&quot;:&quot;Papert&quot;}],&quot;source&quot;:&quot;Library of Congress ISBN&quot;,&quot;publisher-place&quot;:&quot;New York&quot;,&quot;id&quot;:&quot;papert_mindstorms_1980&quot;,&quot;title-short&quot;:&quot;Mindstorms&quot;,&quot;ISBN&quot;:&quot;0-465-04674-6&quot;,&quot;issued&quot;:{&quot;date-parts&quot;:[[&quot;1980&quot;]]},&quot;event-place&quot;:&quot;New York&quot;,&quot;edition&quot;:&quot;2nd ed&quot;,&quot;title&quot;:&quot;Mindstorms: children, computers, and powerful ideas&quot;,&quot;number-of-pages&quot;:&quot;230&quot;},&quot;suffix&quot;:&quot;&quot;}],&quot;schema&quot;:&quot;https://github.com/citation-style-language/schema/raw/master/csl-citation.json&quot;,&quot;properties&quot;:{&quot;noteIndex&quot;:0,&quot;formattedCitation&quot;:&quot;[@papert_mindstorms_1980]&quot;}} RNDithvepbceg"/>. This perspective continues to drive constructionist design approaches supporting creative computing <text:reference-mark-start text:name="ZOTERO_ITEM CSL_CITATION {&quot;citationID&quot;:&quot;dpbxybym&quot;,&quot;citationItems&quot;:[{&quot;id&quot;:1621,&quot;uris&quot;:[&quot;http://zotero.org/users/1913249/items/B657GVMG&quot;],&quot;uri&quot;:[&quot;http://zotero.org/users/1913249/items/B657GVMG&quot;],&quot;prefix&quot;:&quot;&quot;,&quot;itemData&quot;:{&quot;accessed&quot;:{&quot;date-parts&quot;:[[&quot;2017&quot;,3,14]]},&quot;citation-key&quot;:&quot;resnick_design_2005&quot;,&quot;id&quot;:&quot;resnick_design_2005&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document&quot;,&quot;source&quot;:&quot;Google Scholar&quot;,&quot;title&quot;:&quot;Design principles for tools to support creative thinking&quot;,&quot;issued&quot;:{&quot;date-parts&quot;:[[&quot;2005&quot;]]}},&quot;suffix&quot;:&quot;&quot;},{&quot;id&quot;:3819,&quot;uris&quot;:[&quot;http://zotero.org/users/1913249/items/C4CSJ62Q&quot;],&quot;uri&quot;:[&quot;http://zotero.org/users/1913249/items/C4CSJ62Q&quot;],&quot;prefix&quot;:&quot;&quot;,&quot;itemData&quot;:{&quot;accessed&quot;:{&quot;date-parts&quot;:[[&quot;2015&quot;,12,20]]},&quot;citation-key&quot;:&quot;resnick_scratch_2009&quot;,&quot;id&quot;:&quot;resnick_scratch_2009&quot;,&quot;ISSN&quot;:&quot;00010782&quot;,&quot;page&quot;:&quot;60&quot;,&quot;title&quot;:&quot;Scratch: programming for all&quot;,&quot;volume&quot;:&quot;52&quot;,&quot;issue&quot;:&quot;11&quot;,&quot;URL&quot;:&quot;http://portal.acm.org/citation.cfm?doid=1592761.1592779&quot;,&quot;DOI&quot;:&quot;10.1145/1592761.159277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container-title&quot;:&quot;Communications of the ACM&quot;,&quot;source&quot;:&quot;CrossRef&quot;,&quot;issued&quot;:{&quot;date-parts&quot;:[[&quot;2009&quot;,11,1]]}},&quot;suffix&quot;:&quot;&quot;},{&quot;id&quot;:1100,&quot;uris&quot;:[&quot;http://zotero.org/users/1913249/items/RBDGKDQ4&quot;],&quot;uri&quot;:[&quot;http://zotero.org/users/1913249/items/RBDGKDQ4&quot;],&quot;prefix&quot;:&quot;&quot;,&quot;itemData&quot;:{&quot;call-number&quot;:&quot;LB1590.3 .C666 1996&quot;,&quot;type&quot;:&quot;book&quot;,&quot;citation-key&quot;:&quot;kafai_constructionism_1996&quot;,&quot;publisher&quot;:&quot;Lawrence Erlbaum Associates&quot;,&quot;editor&quot;:[{&quot;given&quot;:&quot;Yasmin B.&quot;,&quot;family&quot;:&quot;Kafai&quot;},{&quot;given&quot;:&quot;Mitchel&quot;,&quot;family&quot;:&quot;Resnick&quot;}],&quot;publisher-place&quot;:&quot;Mahwah, N.J&quot;,&quot;id&quot;:&quot;kafai_constructionism_1996&quot;,&quot;title-short&quot;:&quot;Constructionism in practice&quot;,&quot;ISBN&quot;:&quot;0-8058-1984-3 0-8058-1985-1&quot;,&quot;source&quot;:&quot;Library of Congress ISBN&quot;,&quot;event-place&quot;:&quot;Mahwah, N.J&quot;,&quot;issued&quot;:{&quot;date-parts&quot;:[[&quot;1996&quot;]]},&quot;title&quot;:&quot;Constructionism in practice: designing, thinking, and learning in a digital world&quot;,&quot;number-of-pages&quot;:&quot;339&quot;},&quot;suffix&quot;:&quot;&quot;},{&quot;id&quot;:1100,&quot;uris&quot;:[&quot;http://zotero.org/users/1913249/items/RBDGKDQ4&quot;],&quot;uri&quot;:[&quot;http://zotero.org/users/1913249/items/RBDGKDQ4&quot;],&quot;prefix&quot;:&quot;&quot;,&quot;itemData&quot;:{&quot;call-number&quot;:&quot;LB1590.3 .C666 1996&quot;,&quot;type&quot;:&quot;book&quot;,&quot;citation-key&quot;:&quot;kafai_constructionism_1996&quot;,&quot;publisher&quot;:&quot;Lawrence Erlbaum Associates&quot;,&quot;editor&quot;:[{&quot;given&quot;:&quot;Yasmin B.&quot;,&quot;family&quot;:&quot;Kafai&quot;},{&quot;given&quot;:&quot;Mitchel&quot;,&quot;family&quot;:&quot;Resnick&quot;}],&quot;publisher-place&quot;:&quot;Mahwah, N.J&quot;,&quot;id&quot;:&quot;kafai_constructionism_1996&quot;,&quot;title-short&quot;:&quot;Constructionism in practice&quot;,&quot;ISBN&quot;:&quot;0-8058-1984-3 0-8058-1985-1&quot;,&quot;source&quot;:&quot;Library of Congress ISBN&quot;,&quot;event-place&quot;:&quot;Mahwah, N.J&quot;,&quot;issued&quot;:{&quot;date-parts&quot;:[[&quot;1996&quot;]]},&quot;title&quot;:&quot;Constructionism in practice: designing, thinking, and learning in a digital world&quot;,&quot;number-of-pages&quot;:&quot;339&quot;},&quot;suffix&quot;:&quot;&quot;},{&quot;id&quot;:1747,&quot;uris&quot;:[&quot;http://zotero.org/users/1913249/items/R2R56ZFA&quot;],&quot;uri&quot;:[&quot;http://zotero.org/users/1913249/items/R2R56ZFA&quot;],&quot;prefix&quot;:&quot;&quot;,&quot;itemData&quot;:{&quot;type&quot;:&quot;book&quot;,&quot;language&quot;:&quot;English&quot;,&quot;issued&quot;:{&quot;date-parts&quot;:[[&quot;1994&quot;,11,1]]},&quot;source&quot;:&quot;Amazon&quot;,&quot;citation-key&quot;:&quot;kafai_minds_1994&quot;,&quot;author&quot;:[{&quot;given&quot;:&quot;Yasmin B.&quot;,&quot;family&quot;:&quot;Kafai&quot;}],&quot;publisher&quot;:&quot;Routledge&quot;,&quot;publisher-place&quot;:&quot;Hillsdale, N.J&quot;,&quot;id&quot;:&quot;kafai_minds_1994&quot;,&quot;title-short&quot;:&quot;Minds in Play&quot;,&quot;ISBN&quot;:&quot;978-0-8058-1513-9&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vent-place&quot;:&quot;Hillsdale, N.J&quot;,&quot;edition&quot;:&quot;1 edition&quot;,&quot;title&quot;:&quot;Minds in Play: Computer Game Design As A Context for Children's Learning: Computer Game Designs as a Context for Children's Learning&quot;,&quot;number-of-pages&quot;:&quot;358&quot;},&quot;suffix&quot;:&quot;&quot;},{&quot;id&quot;:2909,&quot;uris&quot;:[&quot;http://zotero.org/users/1913249/items/G5FUZIEE&quot;],&quot;uri&quot;:[&quot;http://zotero.org/users/1913249/items/G5FUZIEE&quot;],&quot;prefix&quot;:&quot;&quot;,&quot;itemData&quot;:{&quot;accessed&quot;:{&quot;date-parts&quot;:[[&quot;2018&quot;,8,17]]},&quot;citation-key&quot;:&quot;lee_playing_2014&quot;,&quot;id&quot;:&quot;lee_playing_2014&quot;,&quot;publisher&quot;:&quot;Springer, Singapore&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page&quot;:&quot;277-292&quot;,&quot;title&quot;:&quot;Playing in the Arcade: Designing Tangible Interfaces with MaKey MaKey for Scratch Games&quot;,&quot;collection-title&quot;:&quot;Gaming Media and Social Effects&quot;,&quot;URL&quot;:&quot;http://link.springer.com/chapter/10.1007/978-981-4560-96-2_13&quot;,&quot;type&quot;:&quot;chapter&quot;,&quot;issued&quot;:{&quot;date-parts&quot;:[[&quot;2014&quot;]]},&quot;title-short&quot;:&quot;Playing in the Arcade&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language&quot;:&quot;en&quot;,&quot;container-title&quot;:&quot;Playful User Interfaces&quot;,&quot;source&quot;:&quot;link-springer-com.ezproxy.mmu.ac.uk&quot;,&quot;ISBN&quot;:&quot;978-981-4560-95-5 978-981-4560-96-2&quot;},&quot;suffix&quot;:&quot;&quot;},{&quot;id&quot;:2827,&quot;uris&quot;:[&quot;http://zotero.org/users/1913249/items/K6IU8LMM&quot;],&quot;uri&quot;:[&quot;http://zotero.org/users/1913249/items/K6IU8LMM&quot;],&quot;prefix&quot;:&quot;&quot;,&quot;itemData&quot;:{&quot;type&quot;:&quot;book&quot;,&quot;citation-key&quot;:&quot;peppler_makeology:_2016&quot;,&quot;publisher&quot;:&quot;Routledge&quot;,&quot;ISBN&quot;:&quot;978-1-317-53715-1&quot;,&quot;source&quot;:&quot;Google Books&quot;,&quot;id&quot;:&quot;peppler_makeology:_2016&quot;,&quot;title-short&quot;:&quot;Makeology&quot;,&quot;author&quot;:[{&quot;given&quot;:&quot;Kylie&quot;,&quot;family&quot;:&quot;Peppler&quot;},{&quot;given&quot;:&quot;Erica&quot;,&quot;family&quot;:&quot;Halverson&quot;},{&quot;given&quot;:&quot;Yasmin B.&quot;,&quot;family&quot;:&quot;Kafai&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language&quot;:&quot;en&quot;,&quot;issued&quot;:{&quot;date-parts&quot;:[[&quot;2016&quot;,5,20]]},&quot;title&quot;:&quot;Makeology: Makerspaces as Learning Environments&quot;,&quot;number-of-pages&quot;:&quot;303&quot;},&quot;suffix&quot;:&quot;&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 RNDgpepmvynps"/>&lt;Do Zotero Refresh: [@resnick_design_2005; @resnick_scratch_2009; @kafai_constructionism_1996; @kafai_constructionism_1996; @kafai_minds_1994; @lee_playing_2014; @peppler_makeology:_2016]&gt;<text:reference-mark-end text:name="ZOTERO_ITEM CSL_CITATION {&quot;citationID&quot;:&quot;dpbxybym&quot;,&quot;citationItems&quot;:[{&quot;id&quot;:1621,&quot;uris&quot;:[&quot;http://zotero.org/users/1913249/items/B657GVMG&quot;],&quot;uri&quot;:[&quot;http://zotero.org/users/1913249/items/B657GVMG&quot;],&quot;prefix&quot;:&quot;&quot;,&quot;itemData&quot;:{&quot;accessed&quot;:{&quot;date-parts&quot;:[[&quot;2017&quot;,3,14]]},&quot;citation-key&quot;:&quot;resnick_design_2005&quot;,&quot;id&quot;:&quot;resnick_design_2005&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document&quot;,&quot;source&quot;:&quot;Google Scholar&quot;,&quot;title&quot;:&quot;Design principles for tools to support creative thinking&quot;,&quot;issued&quot;:{&quot;date-parts&quot;:[[&quot;2005&quot;]]}},&quot;suffix&quot;:&quot;&quot;},{&quot;id&quot;:3819,&quot;uris&quot;:[&quot;http://zotero.org/users/1913249/items/C4CSJ62Q&quot;],&quot;uri&quot;:[&quot;http://zotero.org/users/1913249/items/C4CSJ62Q&quot;],&quot;prefix&quot;:&quot;&quot;,&quot;itemData&quot;:{&quot;accessed&quot;:{&quot;date-parts&quot;:[[&quot;2015&quot;,12,20]]},&quot;citation-key&quot;:&quot;resnick_scratch_2009&quot;,&quot;id&quot;:&quot;resnick_scratch_2009&quot;,&quot;ISSN&quot;:&quot;00010782&quot;,&quot;page&quot;:&quot;60&quot;,&quot;title&quot;:&quot;Scratch: programming for all&quot;,&quot;volume&quot;:&quot;52&quot;,&quot;issue&quot;:&quot;11&quot;,&quot;URL&quot;:&quot;http://portal.acm.org/citation.cfm?doid=1592761.1592779&quot;,&quot;DOI&quot;:&quot;10.1145/1592761.159277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container-title&quot;:&quot;Communications of the ACM&quot;,&quot;source&quot;:&quot;CrossRef&quot;,&quot;issued&quot;:{&quot;date-parts&quot;:[[&quot;2009&quot;,11,1]]}},&quot;suffix&quot;:&quot;&quot;},{&quot;id&quot;:1100,&quot;uris&quot;:[&quot;http://zotero.org/users/1913249/items/RBDGKDQ4&quot;],&quot;uri&quot;:[&quot;http://zotero.org/users/1913249/items/RBDGKDQ4&quot;],&quot;prefix&quot;:&quot;&quot;,&quot;itemData&quot;:{&quot;call-number&quot;:&quot;LB1590.3 .C666 1996&quot;,&quot;type&quot;:&quot;book&quot;,&quot;citation-key&quot;:&quot;kafai_constructionism_1996&quot;,&quot;publisher&quot;:&quot;Lawrence Erlbaum Associates&quot;,&quot;editor&quot;:[{&quot;given&quot;:&quot;Yasmin B.&quot;,&quot;family&quot;:&quot;Kafai&quot;},{&quot;given&quot;:&quot;Mitchel&quot;,&quot;family&quot;:&quot;Resnick&quot;}],&quot;publisher-place&quot;:&quot;Mahwah, N.J&quot;,&quot;id&quot;:&quot;kafai_constructionism_1996&quot;,&quot;title-short&quot;:&quot;Constructionism in practice&quot;,&quot;ISBN&quot;:&quot;0-8058-1984-3 0-8058-1985-1&quot;,&quot;source&quot;:&quot;Library of Congress ISBN&quot;,&quot;event-place&quot;:&quot;Mahwah, N.J&quot;,&quot;issued&quot;:{&quot;date-parts&quot;:[[&quot;1996&quot;]]},&quot;title&quot;:&quot;Constructionism in practice: designing, thinking, and learning in a digital world&quot;,&quot;number-of-pages&quot;:&quot;339&quot;},&quot;suffix&quot;:&quot;&quot;},{&quot;id&quot;:1100,&quot;uris&quot;:[&quot;http://zotero.org/users/1913249/items/RBDGKDQ4&quot;],&quot;uri&quot;:[&quot;http://zotero.org/users/1913249/items/RBDGKDQ4&quot;],&quot;prefix&quot;:&quot;&quot;,&quot;itemData&quot;:{&quot;call-number&quot;:&quot;LB1590.3 .C666 1996&quot;,&quot;type&quot;:&quot;book&quot;,&quot;citation-key&quot;:&quot;kafai_constructionism_1996&quot;,&quot;publisher&quot;:&quot;Lawrence Erlbaum Associates&quot;,&quot;editor&quot;:[{&quot;given&quot;:&quot;Yasmin B.&quot;,&quot;family&quot;:&quot;Kafai&quot;},{&quot;given&quot;:&quot;Mitchel&quot;,&quot;family&quot;:&quot;Resnick&quot;}],&quot;publisher-place&quot;:&quot;Mahwah, N.J&quot;,&quot;id&quot;:&quot;kafai_constructionism_1996&quot;,&quot;title-short&quot;:&quot;Constructionism in practice&quot;,&quot;ISBN&quot;:&quot;0-8058-1984-3 0-8058-1985-1&quot;,&quot;source&quot;:&quot;Library of Congress ISBN&quot;,&quot;event-place&quot;:&quot;Mahwah, N.J&quot;,&quot;issued&quot;:{&quot;date-parts&quot;:[[&quot;1996&quot;]]},&quot;title&quot;:&quot;Constructionism in practice: designing, thinking, and learning in a digital world&quot;,&quot;number-of-pages&quot;:&quot;339&quot;},&quot;suffix&quot;:&quot;&quot;},{&quot;id&quot;:1747,&quot;uris&quot;:[&quot;http://zotero.org/users/1913249/items/R2R56ZFA&quot;],&quot;uri&quot;:[&quot;http://zotero.org/users/1913249/items/R2R56ZFA&quot;],&quot;prefix&quot;:&quot;&quot;,&quot;itemData&quot;:{&quot;type&quot;:&quot;book&quot;,&quot;language&quot;:&quot;English&quot;,&quot;issued&quot;:{&quot;date-parts&quot;:[[&quot;1994&quot;,11,1]]},&quot;source&quot;:&quot;Amazon&quot;,&quot;citation-key&quot;:&quot;kafai_minds_1994&quot;,&quot;author&quot;:[{&quot;given&quot;:&quot;Yasmin B.&quot;,&quot;family&quot;:&quot;Kafai&quot;}],&quot;publisher&quot;:&quot;Routledge&quot;,&quot;publisher-place&quot;:&quot;Hillsdale, N.J&quot;,&quot;id&quot;:&quot;kafai_minds_1994&quot;,&quot;title-short&quot;:&quot;Minds in Play&quot;,&quot;ISBN&quot;:&quot;978-0-8058-1513-9&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vent-place&quot;:&quot;Hillsdale, N.J&quot;,&quot;edition&quot;:&quot;1 edition&quot;,&quot;title&quot;:&quot;Minds in Play: Computer Game Design As A Context for Children's Learning: Computer Game Designs as a Context for Children's Learning&quot;,&quot;number-of-pages&quot;:&quot;358&quot;},&quot;suffix&quot;:&quot;&quot;},{&quot;id&quot;:2909,&quot;uris&quot;:[&quot;http://zotero.org/users/1913249/items/G5FUZIEE&quot;],&quot;uri&quot;:[&quot;http://zotero.org/users/1913249/items/G5FUZIEE&quot;],&quot;prefix&quot;:&quot;&quot;,&quot;itemData&quot;:{&quot;accessed&quot;:{&quot;date-parts&quot;:[[&quot;2018&quot;,8,17]]},&quot;citation-key&quot;:&quot;lee_playing_2014&quot;,&quot;id&quot;:&quot;lee_playing_2014&quot;,&quot;publisher&quot;:&quot;Springer, Singapore&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page&quot;:&quot;277-292&quot;,&quot;title&quot;:&quot;Playing in the Arcade: Designing Tangible Interfaces with MaKey MaKey for Scratch Games&quot;,&quot;collection-title&quot;:&quot;Gaming Media and Social Effects&quot;,&quot;URL&quot;:&quot;http://link.springer.com/chapter/10.1007/978-981-4560-96-2_13&quot;,&quot;type&quot;:&quot;chapter&quot;,&quot;issued&quot;:{&quot;date-parts&quot;:[[&quot;2014&quot;]]},&quot;title-short&quot;:&quot;Playing in the Arcade&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language&quot;:&quot;en&quot;,&quot;container-title&quot;:&quot;Playful User Interfaces&quot;,&quot;source&quot;:&quot;link-springer-com.ezproxy.mmu.ac.uk&quot;,&quot;ISBN&quot;:&quot;978-981-4560-95-5 978-981-4560-96-2&quot;},&quot;suffix&quot;:&quot;&quot;},{&quot;id&quot;:2827,&quot;uris&quot;:[&quot;http://zotero.org/users/1913249/items/K6IU8LMM&quot;],&quot;uri&quot;:[&quot;http://zotero.org/users/1913249/items/K6IU8LMM&quot;],&quot;prefix&quot;:&quot;&quot;,&quot;itemData&quot;:{&quot;type&quot;:&quot;book&quot;,&quot;citation-key&quot;:&quot;peppler_makeology:_2016&quot;,&quot;publisher&quot;:&quot;Routledge&quot;,&quot;ISBN&quot;:&quot;978-1-317-53715-1&quot;,&quot;source&quot;:&quot;Google Books&quot;,&quot;id&quot;:&quot;peppler_makeology:_2016&quot;,&quot;title-short&quot;:&quot;Makeology&quot;,&quot;author&quot;:[{&quot;given&quot;:&quot;Kylie&quot;,&quot;family&quot;:&quot;Peppler&quot;},{&quot;given&quot;:&quot;Erica&quot;,&quot;family&quot;:&quot;Halverson&quot;},{&quot;given&quot;:&quot;Yasmin B.&quot;,&quot;family&quot;:&quot;Kafai&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language&quot;:&quot;en&quot;,&quot;issued&quot;:{&quot;date-parts&quot;:[[&quot;2016&quot;,5,20]]},&quot;title&quot;:&quot;Makeology: Makerspaces as Learning Environments&quot;,&quot;number-of-pages&quot;:&quot;303&quot;},&quot;suffix&quot;:&quot;&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 RNDgpepmvynps"/>.</text:p>
      <text:p text:style-name="Text_20_body">Addressing gender-based barriers to participation, Papert and Turkle <text:reference-mark-start text:name="ZOTERO_ITEM CSL_CITATION {&quot;citationID&quot;:&quot;fgqnayjf&quot;,&quot;citationItems&quot;:[{&quot;id&quot;:2017,&quot;uris&quot;:[&quot;http://zotero.org/users/1913249/items/PN46846P&quot;],&quot;uri&quot;:[&quot;http://zotero.org/users/1913249/items/PN46846P&quot;],&quot;prefix&quot;:&quot;&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nkhrqlgsif"/>&lt;Do Zotero Refresh: [@papert_epistemological_1990]&gt;<text:reference-mark-end text:name="ZOTERO_ITEM CSL_CITATION {&quot;citationID&quot;:&quot;fgqnayjf&quot;,&quot;citationItems&quot;:[{&quot;id&quot;:2017,&quot;uris&quot;:[&quot;http://zotero.org/users/1913249/items/PN46846P&quot;],&quot;uri&quot;:[&quot;http://zotero.org/users/1913249/items/PN46846P&quot;],&quot;prefix&quot;:&quot;&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nkhrqlgsif"/>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tgravwpi&quot;,&quot;citationItems&quot;:[{&quot;id&quot;:2676,&quot;uris&quot;:[&quot;http://zotero.org/users/1913249/items/HF2UTF38&quot;],&quot;uri&quot;:[&quot;http://zotero.org/users/1913249/items/HF2UTF38&quot;],&quot;prefix&quot;:&quot;&quot;,&quot;itemData&quot;:{&quot;id&quot;:&quot;denner_what_2008&quot;,&quot;type&quot;:&quot;article-journal&quot;,&quot;author&quot;:[{&quot;given&quot;:&quot;Jill&quot;,&quot;family&quot;:&quot;Denner&quot;},{&quot;given&quot;:&quot;Shannon&quot;,&quot;family&quot;:&quot;Campe&quot;}],&quot;page&quot;:&quot;128–144&quot;,&quot;citation-key&quot;:&quot;denner_what_2008&quot;,&quot;container-title&quot;:&quot;Beyond Barbie and Mortal Kombat: New perspectives on gender and gaming&quot;,&quot;title&quot;:&quot;What do girls want? What games made by girls can tell us&quot;,&quot;issued&quot;:{&quot;date-parts&quot;:[[&quot;2008&quot;]]}},&quot;suffix&quot;:&quot;&quot;},{&quot;id&quot;:2850,&quot;uris&quot;:[&quot;http://zotero.org/users/1913249/items/GABBTVL8&quot;],&quot;uri&quot;:[&quot;http://zotero.org/users/1913249/items/GABBTVL8&quot;],&quot;prefix&quot;:&quot;&quot;,&quot;itemData&quot;:{&quot;accessed&quot;:{&quot;date-parts&quot;:[[&quot;2018&quot;,10,10]]},&quot;citation-key&quot;:&quot;angelides_beyond_2014&quot;,&quot;editor&quot;:[{&quot;given&quot;:&quot;Marios C.&quot;,&quot;family&quot;:&quot;Angelides&quot;},{&quot;given&quot;:&quot;Harry&quot;,&quot;family&quot;:&quot;Agius&quot;}],&quot;publisher-place&quot;:&quot;Hoboken, NJ, USA&quot;,&quot;id&quot;:&quot;angelides_beyond_2014&quot;,&quot;publisher&quot;:&quot;John Wiley &amp; Sons, Inc.&quot;,&quot;page&quot;:&quot;667-688&quot;,&quot;title&quot;:&quot;Beyond Stereotypes of Gender and Gaming: Video Games Made by Middle School Students&quot;,&quot;URL&quot;:&quot;http://doi.wiley.com/10.1002/9781118796443.ch25&quot;,&quot;type&quot;:&quot;chapter&quot;,&quot;DOI&quot;:&quot;10.1002/9781118796443.ch25&quot;,&quot;ISBN&quot;:&quot;978-1-118-79644-3 978-1-118-32803-3&quot;,&quot;title-short&quot;:&quot;Beyond Stereotypes of Gender and Gaming&quot;,&quot;author&quot;:[{&quot;given&quot;:&quot;Jill&quot;,&quot;family&quot;:&quot;Denner&quot;},{&quot;given&quot;:&quot;Eloy&quot;,&quot;family&quot;:&quot;Ortiz&quot;},{&quot;given&quot;:&quot;Shannon&quot;,&quot;family&quot;:&quot;Campe&quot;},{&quot;given&quot;:&quot;Linda&quot;,&quot;family&quot;:&quot;Werner&quot;}],&quot;source&quot;:&quot;Crossref&quot;,&quot;event-place&quot;:&quot;Hoboken, NJ, USA&quot;,&quot;container-title&quot;:&quot;Handbook of Digital Games&quot;,&quot;language&quot;:&quot;en&quot;,&quot;issued&quot;:{&quot;date-parts&quot;:[[&quot;2014&quot;,3,7]]}},&quot;suffix&quot;:&quot;&quot;}],&quot;schema&quot;:&quot;https://github.com/citation-style-language/schema/raw/master/csl-citation.json&quot;,&quot;properties&quot;:{&quot;noteIndex&quot;:0,&quot;formattedCitation&quot;:&quot;[@denner_what_2008; @angelides_beyond_2014]&quot;}} RNDrnwggbnxpn"/>&lt;Do Zotero Refresh: [@denner_what_2008; @angelides_beyond_2014]&gt;<text:reference-mark-end text:name="ZOTERO_ITEM CSL_CITATION {&quot;citationID&quot;:&quot;tgravwpi&quot;,&quot;citationItems&quot;:[{&quot;id&quot;:2676,&quot;uris&quot;:[&quot;http://zotero.org/users/1913249/items/HF2UTF38&quot;],&quot;uri&quot;:[&quot;http://zotero.org/users/1913249/items/HF2UTF38&quot;],&quot;prefix&quot;:&quot;&quot;,&quot;itemData&quot;:{&quot;id&quot;:&quot;denner_what_2008&quot;,&quot;type&quot;:&quot;article-journal&quot;,&quot;author&quot;:[{&quot;given&quot;:&quot;Jill&quot;,&quot;family&quot;:&quot;Denner&quot;},{&quot;given&quot;:&quot;Shannon&quot;,&quot;family&quot;:&quot;Campe&quot;}],&quot;page&quot;:&quot;128–144&quot;,&quot;citation-key&quot;:&quot;denner_what_2008&quot;,&quot;container-title&quot;:&quot;Beyond Barbie and Mortal Kombat: New perspectives on gender and gaming&quot;,&quot;title&quot;:&quot;What do girls want? What games made by girls can tell us&quot;,&quot;issued&quot;:{&quot;date-parts&quot;:[[&quot;2008&quot;]]}},&quot;suffix&quot;:&quot;&quot;},{&quot;id&quot;:2850,&quot;uris&quot;:[&quot;http://zotero.org/users/1913249/items/GABBTVL8&quot;],&quot;uri&quot;:[&quot;http://zotero.org/users/1913249/items/GABBTVL8&quot;],&quot;prefix&quot;:&quot;&quot;,&quot;itemData&quot;:{&quot;accessed&quot;:{&quot;date-parts&quot;:[[&quot;2018&quot;,10,10]]},&quot;citation-key&quot;:&quot;angelides_beyond_2014&quot;,&quot;editor&quot;:[{&quot;given&quot;:&quot;Marios C.&quot;,&quot;family&quot;:&quot;Angelides&quot;},{&quot;given&quot;:&quot;Harry&quot;,&quot;family&quot;:&quot;Agius&quot;}],&quot;publisher-place&quot;:&quot;Hoboken, NJ, USA&quot;,&quot;id&quot;:&quot;angelides_beyond_2014&quot;,&quot;publisher&quot;:&quot;John Wiley &amp; Sons, Inc.&quot;,&quot;page&quot;:&quot;667-688&quot;,&quot;title&quot;:&quot;Beyond Stereotypes of Gender and Gaming: Video Games Made by Middle School Students&quot;,&quot;URL&quot;:&quot;http://doi.wiley.com/10.1002/9781118796443.ch25&quot;,&quot;type&quot;:&quot;chapter&quot;,&quot;DOI&quot;:&quot;10.1002/9781118796443.ch25&quot;,&quot;ISBN&quot;:&quot;978-1-118-79644-3 978-1-118-32803-3&quot;,&quot;title-short&quot;:&quot;Beyond Stereotypes of Gender and Gaming&quot;,&quot;author&quot;:[{&quot;given&quot;:&quot;Jill&quot;,&quot;family&quot;:&quot;Denner&quot;},{&quot;given&quot;:&quot;Eloy&quot;,&quot;family&quot;:&quot;Ortiz&quot;},{&quot;given&quot;:&quot;Shannon&quot;,&quot;family&quot;:&quot;Campe&quot;},{&quot;given&quot;:&quot;Linda&quot;,&quot;family&quot;:&quot;Werner&quot;}],&quot;source&quot;:&quot;Crossref&quot;,&quot;event-place&quot;:&quot;Hoboken, NJ, USA&quot;,&quot;container-title&quot;:&quot;Handbook of Digital Games&quot;,&quot;language&quot;:&quot;en&quot;,&quot;issued&quot;:{&quot;date-parts&quot;:[[&quot;2014&quot;,3,7]]}},&quot;suffix&quot;:&quot;&quot;}],&quot;schema&quot;:&quot;https://github.com/citation-style-language/schema/raw/master/csl-citation.json&quot;,&quot;properties&quot;:{&quot;noteIndex&quot;:0,&quot;formattedCitation&quot;:&quot;[@denner_what_2008; @angelides_beyond_2014]&quot;}} RNDrnwggbnxpn"/>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vytijbaa&quot;,&quot;citationItems&quot;:[{&quot;id&quot;:2943,&quot;uris&quot;:[&quot;http://zotero.org/users/1913249/items/CI3UYB78&quot;],&quot;uri&quot;:[&quot;http://zotero.org/users/1913249/items/CI3UYB78&quot;],&quot;prefix&quot;:&quot;&quot;,&quot;itemData&quot;:{&quot;accessed&quot;:{&quot;date-parts&quot;:[[&quot;2018&quot;,7,19]]},&quot;citation-key&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id&quot;:&quot;pelletier_gaming_2008&quot;,&quot;publisher&quot;:&quot;MIT Press&quot;,&quot;abstract&quot;:&quot;UCL Discovery is UCL's open access repository, showcasing and providing access to UCL research outputs from all UCL disciplines.&quot;,&quot;page&quot;:&quot;145-159&quot;,&quot;title&quot;:&quot;Gaming in Context: How Young People Construct Their Gendered Identities in Playing and Making Games&quot;,&quot;URL&quot;:&quot;http://discovery.ucl.ac.uk/1561023/&quot;,&quot;title-short&quot;:&quot;Gaming in Context&quot;,&quot;author&quot;:[{&quot;given&quot;:&quot;C.&quot;,&quot;family&quot;:&quot;Pelletier&quot;}],&quot;type&quot;:&quot;chapter&quot;,&quot;event-place&quot;:&quot;Cambridge, MA&quot;,&quot;issued&quot;:{&quot;date-parts&quot;:[[&quot;2008&quot;]]},&quot;source&quot;:&quot;discovery.ucl.ac.uk&quot;,&quot;container-title&quot;:&quot;Beyond Barbie and Mortal Kombat: New Perspectives on Gender and Gaming&quot;},&quot;suffix&quot;:&quot;&quot;}],&quot;schema&quot;:&quot;https://github.com/citation-style-language/schema/raw/master/csl-citation.json&quot;,&quot;properties&quot;:{&quot;noteIndex&quot;:0,&quot;formattedCitation&quot;:&quot;[@pelletier_gaming_2008]&quot;}} RNDmhsvnmcemy"/>&lt;Do Zotero Refresh: [@pelletier_gaming_2008]&gt;<text:reference-mark-end text:name="ZOTERO_ITEM CSL_CITATION {&quot;citationID&quot;:&quot;vytijbaa&quot;,&quot;citationItems&quot;:[{&quot;id&quot;:2943,&quot;uris&quot;:[&quot;http://zotero.org/users/1913249/items/CI3UYB78&quot;],&quot;uri&quot;:[&quot;http://zotero.org/users/1913249/items/CI3UYB78&quot;],&quot;prefix&quot;:&quot;&quot;,&quot;itemData&quot;:{&quot;accessed&quot;:{&quot;date-parts&quot;:[[&quot;2018&quot;,7,19]]},&quot;citation-key&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id&quot;:&quot;pelletier_gaming_2008&quot;,&quot;publisher&quot;:&quot;MIT Press&quot;,&quot;abstract&quot;:&quot;UCL Discovery is UCL's open access repository, showcasing and providing access to UCL research outputs from all UCL disciplines.&quot;,&quot;page&quot;:&quot;145-159&quot;,&quot;title&quot;:&quot;Gaming in Context: How Young People Construct Their Gendered Identities in Playing and Making Games&quot;,&quot;URL&quot;:&quot;http://discovery.ucl.ac.uk/1561023/&quot;,&quot;title-short&quot;:&quot;Gaming in Context&quot;,&quot;author&quot;:[{&quot;given&quot;:&quot;C.&quot;,&quot;family&quot;:&quot;Pelletier&quot;}],&quot;type&quot;:&quot;chapter&quot;,&quot;event-place&quot;:&quot;Cambridge, MA&quot;,&quot;issued&quot;:{&quot;date-parts&quot;:[[&quot;2008&quot;]]},&quot;source&quot;:&quot;discovery.ucl.ac.uk&quot;,&quot;container-title&quot;:&quot;Beyond Barbie and Mortal Kombat: New Perspectives on Gender and Gaming&quot;},&quot;suffix&quot;:&quot;&quot;}],&quot;schema&quot;:&quot;https://github.com/citation-style-language/schema/raw/master/csl-citation.json&quot;,&quot;properties&quot;:{&quot;noteIndex&quot;:0,&quot;formattedCitation&quot;:&quot;[@pelletier_gaming_2008]&quot;}} RNDmhsvnmcemy"/>. Kafai and Burke <text:reference-mark-start text:name="ZOTERO_ITEM CSL_CITATION {&quot;citationID&quot;:&quot;bcgspczw&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emtuapttxc"/>&lt;Do Zotero Refresh: [@kafai_beyond_2014]&gt;<text:reference-mark-end text:name="ZOTERO_ITEM CSL_CITATION {&quot;citationID&quot;:&quot;bcgspczw&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emtuapttxc"/>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uychgvct&quot;,&quot;citationItems&quot;:[{&quot;id&quot;:9629,&quot;locator&quot;:&quot; 431&quot;,&quot;uris&quot;:[&quot;http://zotero.org/users/1913249/items/DZ9J8VZZ&quot;],&quot;uri&quot;:[&quot;http://zotero.org/users/1913249/items/DZ9J8VZZ&quot;],&quot;prefix&quot;:&quot;&quot;,&quot;itemData&quot;:{&quot;accessed&quot;:{&quot;date-parts&quot;:[[&quot;2024&quot;,7,12]]},&quot;citation-key&quot;:&quot;buechley_lilypad_2008&quot;,&quot;publisher-place&quot;:&quot;Florence Italy&quot;,&quot;id&quot;:&quot;buechley_lilypad_2008&quot;,&quot;publisher&quot;:&quot;ACM&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page&quot;:&quot;423-432&quot;,&quot;title&quot;:&quot;The LilyPad Arduino: using computational textiles to investigate engagement, aesthetics, and diversity in computer science education&quot;,&quot;event-title&quot;:&quot;CHI '08: CHI Conference on Human Factors in Computing Systems&quot;,&quot;URL&quot;:&quot;https://dl.acm.org/doi/10.1145/1357054.1357123&quot;,&quot;type&quot;:&quot;paper-conference&quot;,&quot;DOI&quot;:&quot;10.1145/1357054.1357123&quot;,&quot;source&quot;:&quot;DOI.org (Crossref)&quot;,&quot;title-short&quot;:&quot;The LilyPad Arduino&quot;,&quot;author&quot;:[{&quot;given&quot;:&quot;Leah&quot;,&quot;family&quot;:&quot;Buechley&quot;},{&quot;given&quot;:&quot;Mike&quot;,&quot;family&quot;:&quot;Eisenberg&quot;},{&quot;given&quot;:&quot;Jaime&quot;,&quot;family&quot;:&quot;Catchen&quot;},{&quot;given&quot;:&quot;Ali&quot;,&quot;family&quot;:&quot;Crockett&quot;}],&quot;issued&quot;:{&quot;date-parts&quot;:[[&quot;2008&quot;,4,6]]},&quot;event-place&quot;:&quot;Florence Italy&quot;,&quot;container-title&quot;:&quot;Proceedings of the SIGCHI Conference on Human Factors in Computing Systems&quot;,&quot;language&quot;:&quot;en&quot;,&quot;ISBN&quot;:&quot;978-1-60558-011-1&quot;}}],&quot;schema&quot;:&quot;https://github.com/citation-style-language/schema/raw/master/csl-citation.json&quot;,&quot;properties&quot;:{&quot;noteIndex&quot;:0,&quot;formattedCitation&quot;:&quot;[@buechley_lilypad_2008, p. 431]&quot;}} RNDheytczvisl"/>&lt;Do Zotero Refresh: [@buechley_lilypad_2008, p. 431]&gt;<text:reference-mark-end text:name="ZOTERO_ITEM CSL_CITATION {&quot;citationID&quot;:&quot;uychgvct&quot;,&quot;citationItems&quot;:[{&quot;id&quot;:9629,&quot;locator&quot;:&quot; 431&quot;,&quot;uris&quot;:[&quot;http://zotero.org/users/1913249/items/DZ9J8VZZ&quot;],&quot;uri&quot;:[&quot;http://zotero.org/users/1913249/items/DZ9J8VZZ&quot;],&quot;prefix&quot;:&quot;&quot;,&quot;itemData&quot;:{&quot;accessed&quot;:{&quot;date-parts&quot;:[[&quot;2024&quot;,7,12]]},&quot;citation-key&quot;:&quot;buechley_lilypad_2008&quot;,&quot;publisher-place&quot;:&quot;Florence Italy&quot;,&quot;id&quot;:&quot;buechley_lilypad_2008&quot;,&quot;publisher&quot;:&quot;ACM&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page&quot;:&quot;423-432&quot;,&quot;title&quot;:&quot;The LilyPad Arduino: using computational textiles to investigate engagement, aesthetics, and diversity in computer science education&quot;,&quot;event-title&quot;:&quot;CHI '08: CHI Conference on Human Factors in Computing Systems&quot;,&quot;URL&quot;:&quot;https://dl.acm.org/doi/10.1145/1357054.1357123&quot;,&quot;type&quot;:&quot;paper-conference&quot;,&quot;DOI&quot;:&quot;10.1145/1357054.1357123&quot;,&quot;source&quot;:&quot;DOI.org (Crossref)&quot;,&quot;title-short&quot;:&quot;The LilyPad Arduino&quot;,&quot;author&quot;:[{&quot;given&quot;:&quot;Leah&quot;,&quot;family&quot;:&quot;Buechley&quot;},{&quot;given&quot;:&quot;Mike&quot;,&quot;family&quot;:&quot;Eisenberg&quot;},{&quot;given&quot;:&quot;Jaime&quot;,&quot;family&quot;:&quot;Catchen&quot;},{&quot;given&quot;:&quot;Ali&quot;,&quot;family&quot;:&quot;Crockett&quot;}],&quot;issued&quot;:{&quot;date-parts&quot;:[[&quot;2008&quot;,4,6]]},&quot;event-place&quot;:&quot;Florence Italy&quot;,&quot;container-title&quot;:&quot;Proceedings of the SIGCHI Conference on Human Factors in Computing Systems&quot;,&quot;language&quot;:&quot;en&quot;,&quot;ISBN&quot;:&quot;978-1-60558-011-1&quot;}}],&quot;schema&quot;:&quot;https://github.com/citation-style-language/schema/raw/master/csl-citation.json&quot;,&quot;properties&quot;:{&quot;noteIndex&quot;:0,&quot;formattedCitation&quot;:&quot;[@buechley_lilypad_2008, p. 431]&quot;}} RNDheytczvisl"/>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rcwpfrni&quot;,&quot;citationItems&quot;:[{&quot;id&quot;:2650,&quot;uris&quot;:[&quot;http://zotero.org/users/1913249/items/HKBNN53C&quot;],&quot;uri&quot;:[&quot;http://zotero.org/users/1913249/items/HKBNN53C&quot;],&quot;prefix&quot;:&quot;&quot;,&quot;itemData&quot;:{&quot;accessed&quot;:{&quot;date-parts&quot;:[[&quot;2018&quot;,7,16]]},&quot;citation-key&quot;:&quot;disalvo_saving_2014&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page&quot;:&quot;272-315&quot;,&quot;title&quot;:&quot;Saving Face While Geeking Out: Video Game Testing as a Justification for Learning Computer Science&quot;,&quot;volume&quot;:&quot;23&quot;,&quot;issue&quot;:&quot;3&quot;,&quot;URL&quot;:&quot;https://doi.org/10.1080/10508406.2014.893434&quot;,&quot;title-short&quot;:&quot;Saving Face While Geeking Out&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type&quot;:&quot;article-journal&quot;,&quot;container-title&quot;:&quot;Journal of the Learning Sciences&quot;,&quot;issued&quot;:{&quot;date-parts&quot;:[[&quot;2014&quot;,7,3]]},&quot;source&quot;:&quot;Taylor and Francis+NEJM&quot;},&quot;suffix&quot;:&quot;&quot;},{&quot;id&quot;:2670,&quot;uris&quot;:[&quot;http://zotero.org/users/1913249/items/9GLLZLMB&quot;],&quot;uri&quot;:[&quot;http://zotero.org/users/1913249/items/9GLLZLMB&quot;],&quot;prefix&quot;:&quot;&quot;,&quot;itemData&quot;:{&quot;citation-key&quot;:&quot;disalvo_glitch_2009-1&quot;,&quot;type&quot;:&quot;paper-conference&quot;,&quot;container-title&quot;:&quot;Breaking New Ground: Innovation in Games, Play, Practice and Theory.&quot;,&quot;source&quot;:&quot;Zotero&quot;,&quot;id&quot;:&quot;disalvo_glitch_2009-1&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issued&quot;:{&quot;date-parts&quot;:[[&quot;2009&quot;]]},&quot;title&quot;:&quot;Glitch Game Testers: African American Men Breaking Open the Console&quot;,&quot;event-title&quot;:&quot;DiGRA&quot;},&quot;suffix&quot;:&quot;&quot;},{&quot;id&quot;:2651,&quot;uris&quot;:[&quot;http://zotero.org/users/1913249/items/XMLVAMHU&quot;],&quot;uri&quot;:[&quot;http://zotero.org/users/1913249/items/XMLVAMHU&quot;],&quot;prefix&quot;:&quot;&quot;,&quot;itemData&quot;:{&quot;accessed&quot;:{&quot;date-parts&quot;:[[&quot;2018&quot;,7,16]]},&quot;citation-key&quot;:&quot;disalvo_learning_2008&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N&quot;:&quot;1555-4120&quot;,&quot;page&quot;:&quot;131-141&quot;,&quot;title&quot;:&quot;Learning in Context                                                    ,                                                             Learning in Context: Digital Games and Young Black Men             ,                      Digital Games and Young Black Men&quot;,&quot;volume&quot;:&quot;3&quot;,&quot;issue&quot;:&quot;2&quot;,&quot;container-title-short&quot;:&quot;Games and Culture&quot;,&quot;URL&quot;:&quot;http://journals.sagepub.com/doi/abs/10.1177/1555412008314130&quot;,&quot;type&quot;:&quot;article-journal&quot;,&quot;title-short&quot;:&quot;Learning in Context                                                    ,                                                             Learning in Context&quot;,&quot;author&quot;:[{&quot;given&quot;:&quot;Betsy James&quot;,&quot;family&quot;:&quot;DiSalvo&quot;},{&quot;given&quot;:&quot;Kevin&quot;,&quot;family&quot;:&quot;Crowley&quot;},{&quot;given&quot;:&quot;Roy&quot;,&quot;family&quot;:&quot;Norwood&quot;}],&quot;issued&quot;:{&quot;date-parts&quot;:[[&quot;2008&quot;,4,1]]},&quot;language&quot;:&quot;en&quot;,&quot;container-title&quot;:&quot;Games and Culture&quot;,&quot;DOI&quot;:&quot;10.1177/1555412008314130&quot;,&quot;source&quot;:&quot;SAGE Journals&quot;},&quot;suffix&quot;:&quot;&quot;}],&quot;schema&quot;:&quot;https://github.com/citation-style-language/schema/raw/master/csl-citation.json&quot;,&quot;properties&quot;:{&quot;noteIndex&quot;:0,&quot;formattedCitation&quot;:&quot;[@disalvo_saving_2014; @disalvo_glitch_2009-1; @disalvo_learning_2008]&quot;}} RNDytdankflei"/>&lt;Do Zotero Refresh: [@disalvo_saving_2014; @disalvo_glitch_2009-1; @disalvo_learning_2008]&gt;<text:reference-mark-end text:name="ZOTERO_ITEM CSL_CITATION {&quot;citationID&quot;:&quot;rcwpfrni&quot;,&quot;citationItems&quot;:[{&quot;id&quot;:2650,&quot;uris&quot;:[&quot;http://zotero.org/users/1913249/items/HKBNN53C&quot;],&quot;uri&quot;:[&quot;http://zotero.org/users/1913249/items/HKBNN53C&quot;],&quot;prefix&quot;:&quot;&quot;,&quot;itemData&quot;:{&quot;accessed&quot;:{&quot;date-parts&quot;:[[&quot;2018&quot;,7,16]]},&quot;citation-key&quot;:&quot;disalvo_saving_2014&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page&quot;:&quot;272-315&quot;,&quot;title&quot;:&quot;Saving Face While Geeking Out: Video Game Testing as a Justification for Learning Computer Science&quot;,&quot;volume&quot;:&quot;23&quot;,&quot;issue&quot;:&quot;3&quot;,&quot;URL&quot;:&quot;https://doi.org/10.1080/10508406.2014.893434&quot;,&quot;title-short&quot;:&quot;Saving Face While Geeking Out&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type&quot;:&quot;article-journal&quot;,&quot;container-title&quot;:&quot;Journal of the Learning Sciences&quot;,&quot;issued&quot;:{&quot;date-parts&quot;:[[&quot;2014&quot;,7,3]]},&quot;source&quot;:&quot;Taylor and Francis+NEJM&quot;},&quot;suffix&quot;:&quot;&quot;},{&quot;id&quot;:2670,&quot;uris&quot;:[&quot;http://zotero.org/users/1913249/items/9GLLZLMB&quot;],&quot;uri&quot;:[&quot;http://zotero.org/users/1913249/items/9GLLZLMB&quot;],&quot;prefix&quot;:&quot;&quot;,&quot;itemData&quot;:{&quot;citation-key&quot;:&quot;disalvo_glitch_2009-1&quot;,&quot;type&quot;:&quot;paper-conference&quot;,&quot;container-title&quot;:&quot;Breaking New Ground: Innovation in Games, Play, Practice and Theory.&quot;,&quot;source&quot;:&quot;Zotero&quot;,&quot;id&quot;:&quot;disalvo_glitch_2009-1&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issued&quot;:{&quot;date-parts&quot;:[[&quot;2009&quot;]]},&quot;title&quot;:&quot;Glitch Game Testers: African American Men Breaking Open the Console&quot;,&quot;event-title&quot;:&quot;DiGRA&quot;},&quot;suffix&quot;:&quot;&quot;},{&quot;id&quot;:2651,&quot;uris&quot;:[&quot;http://zotero.org/users/1913249/items/XMLVAMHU&quot;],&quot;uri&quot;:[&quot;http://zotero.org/users/1913249/items/XMLVAMHU&quot;],&quot;prefix&quot;:&quot;&quot;,&quot;itemData&quot;:{&quot;accessed&quot;:{&quot;date-parts&quot;:[[&quot;2018&quot;,7,16]]},&quot;citation-key&quot;:&quot;disalvo_learning_2008&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N&quot;:&quot;1555-4120&quot;,&quot;page&quot;:&quot;131-141&quot;,&quot;title&quot;:&quot;Learning in Context                                                    ,                                                             Learning in Context: Digital Games and Young Black Men             ,                      Digital Games and Young Black Men&quot;,&quot;volume&quot;:&quot;3&quot;,&quot;issue&quot;:&quot;2&quot;,&quot;container-title-short&quot;:&quot;Games and Culture&quot;,&quot;URL&quot;:&quot;http://journals.sagepub.com/doi/abs/10.1177/1555412008314130&quot;,&quot;type&quot;:&quot;article-journal&quot;,&quot;title-short&quot;:&quot;Learning in Context                                                    ,                                                             Learning in Context&quot;,&quot;author&quot;:[{&quot;given&quot;:&quot;Betsy James&quot;,&quot;family&quot;:&quot;DiSalvo&quot;},{&quot;given&quot;:&quot;Kevin&quot;,&quot;family&quot;:&quot;Crowley&quot;},{&quot;given&quot;:&quot;Roy&quot;,&quot;family&quot;:&quot;Norwood&quot;}],&quot;issued&quot;:{&quot;date-parts&quot;:[[&quot;2008&quot;,4,1]]},&quot;language&quot;:&quot;en&quot;,&quot;container-title&quot;:&quot;Games and Culture&quot;,&quot;DOI&quot;:&quot;10.1177/1555412008314130&quot;,&quot;source&quot;:&quot;SAGE Journals&quot;},&quot;suffix&quot;:&quot;&quot;}],&quot;schema&quot;:&quot;https://github.com/citation-style-language/schema/raw/master/csl-citation.json&quot;,&quot;properties&quot;:{&quot;noteIndex&quot;:0,&quot;formattedCitation&quot;:&quot;[@disalvo_saving_2014; @disalvo_glitch_2009-1; @disalvo_learning_2008]&quot;}} RNDytdankflei"/>. Their findings indicated that activities should not only be engaging but also align with the underlying values of the programme’s young, African American male participants. Vossoughi et al. <text:reference-mark-start text:name="ZOTERO_ITEM CSL_CITATION {&quot;citationID&quot;:&quot;laqdmcuu&quot;,&quot;citationItems&quot;:[{&quot;id&quot;:1756,&quot;suppress-author&quot;:true,&quot;prefix&quot;:&quot;&quot;,&quot;uri&quot;:[&quot;http://zotero.org/users/1913249/items/E7EXZNJ2&quot;],&quot;uris&quot;:[&quot;http://zotero.org/users/1913249/items/E7EXZNJ2&quot;],&quot;itemData&quot;:{&quot;issue&quot;:&quot;2&quot;,&quot;container-title&quot;:&quot;Harvard Educational Review&quot;,&quot;citation-key&quot;:&quot;vossoughi_making_2016&quot;,&quot;URL&quot;:&quot;http://www.hepgjournals.org/doi/abs/10.17763/0017-8055.86.2.206&quot;,&quot;type&quot;:&quot;article-journal&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source&quot;:&quot;Google Scholar&quot;,&quot;accessed&quot;:{&quot;date-parts&quot;:[[&quot;2017&quot;,10,14]]},&quot;issued&quot;:{&quot;date-parts&quot;:[[&quot;2016&quot;]]},&quot;title&quot;:&quot;Making through the lens of culture and power: Toward transformative visions for educational equity&quot;,&quot;volume&quot;:&quot;86&quot;},&quot;suffix&quot;:&quot;&quot;}],&quot;schema&quot;:&quot;https://github.com/citation-style-language/schema/raw/master/csl-citation.json&quot;,&quot;properties&quot;:{&quot;noteIndex&quot;:0,&quot;formattedCitation&quot;:&quot;[-@vossoughi_making_2016]&quot;}} RNDrxwbbneyck"/>&lt;Do Zotero Refresh: [-@vossoughi_making_2016]&gt;<text:reference-mark-end text:name="ZOTERO_ITEM CSL_CITATION {&quot;citationID&quot;:&quot;laqdmcuu&quot;,&quot;citationItems&quot;:[{&quot;id&quot;:1756,&quot;suppress-author&quot;:true,&quot;prefix&quot;:&quot;&quot;,&quot;uri&quot;:[&quot;http://zotero.org/users/1913249/items/E7EXZNJ2&quot;],&quot;uris&quot;:[&quot;http://zotero.org/users/1913249/items/E7EXZNJ2&quot;],&quot;itemData&quot;:{&quot;issue&quot;:&quot;2&quot;,&quot;container-title&quot;:&quot;Harvard Educational Review&quot;,&quot;citation-key&quot;:&quot;vossoughi_making_2016&quot;,&quot;URL&quot;:&quot;http://www.hepgjournals.org/doi/abs/10.17763/0017-8055.86.2.206&quot;,&quot;type&quot;:&quot;article-journal&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source&quot;:&quot;Google Scholar&quot;,&quot;accessed&quot;:{&quot;date-parts&quot;:[[&quot;2017&quot;,10,14]]},&quot;issued&quot;:{&quot;date-parts&quot;:[[&quot;2016&quot;]]},&quot;title&quot;:&quot;Making through the lens of culture and power: Toward transformative visions for educational equity&quot;,&quot;volume&quot;:&quot;86&quot;},&quot;suffix&quot;:&quot;&quot;}],&quot;schema&quot;:&quot;https://github.com/citation-style-language/schema/raw/master/csl-citation.json&quot;,&quot;properties&quot;:{&quot;noteIndex&quot;:0,&quot;formattedCitation&quot;:&quot;[-@vossoughi_making_2016]&quot;}} RNDrxwbbneyck"/>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citationID&quot;:&quot;pqsokvpx&quot;,&quot;citationItems&quot;:[{&quot;id&quot;:3520,&quot;uris&quot;:[&quot;http://zotero.org/users/1913249/items/8K58PTFV&quot;],&quot;uri&quot;:[&quot;http://zotero.org/users/1913249/items/8K58PTFV&quot;],&quot;prefix&quot;:&quot;&quot;,&quot;itemData&quot;:{&quot;DOI&quot;:&quot;10.1145/2818314.2818334&quot;,&quot;citation-key&quot;:&quot;kafai_constructionist_2015&quot;,&quot;publisher-place&quot;:&quot;New York, NY, USA&quot;,&quot;id&quot;:&quot;kafai_constructionist_2015&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quot;:&quot;Constructionist Gaming Beyond the Screen: Middle School Students' Crafting and Computing of Touchpads, Board Games, and Controllers&quot;,&quot;collection-title&quot;:&quot;WiPSCE '15&quot;,&quot;URL&quot;:&quot;https://doi.org/10.1145/2818314.2818334&quot;,&quot;type&quot;:&quot;paper-conference&quot;,&quot;accessed&quot;:{&quot;date-parts&quot;:[[&quot;2020&quot;,8,19]]},&quot;title-short&quot;:&quot;Constructionist Gaming Beyond the Screen&quot;,&quot;author&quot;:[{&quot;given&quot;:&quot;Yasmin B.&quot;,&quot;family&quot;:&quot;Kafai&quot;},{&quot;given&quot;:&quot;Veena&quot;,&quot;family&quot;:&quot;Vasudevan&quot;}],&quot;source&quot;:&quot;ACM Digital Library&quot;,&quot;event-place&quot;:&quot;New York, NY, USA&quot;,&quot;container-title&quot;:&quot;Proceedings of the Workshop in Primary and Secondary Computing Education&quot;,&quot;issued&quot;:{&quot;date-parts&quot;:[[&quot;2015&quot;,11,9]]},&quot;ISBN&quot;:&quot;978-1-4503-3753-3&quot;},&quot;suffix&quot;:&quot;&quot;}],&quot;schema&quot;:&quot;https://github.com/citation-style-language/schema/raw/master/csl-citation.json&quot;,&quot;properties&quot;:{&quot;noteIndex&quot;:0,&quot;formattedCitation&quot;:&quot;[@kafai_constructionist_2015]&quot;}} RNDfujjcvktyw"/>&lt;Do Zotero Refresh: [@kafai_constructionist_2015]&gt;<text:reference-mark-end text:name="ZOTERO_ITEM CSL_CITATION {&quot;citationID&quot;:&quot;pqsokvpx&quot;,&quot;citationItems&quot;:[{&quot;id&quot;:3520,&quot;uris&quot;:[&quot;http://zotero.org/users/1913249/items/8K58PTFV&quot;],&quot;uri&quot;:[&quot;http://zotero.org/users/1913249/items/8K58PTFV&quot;],&quot;prefix&quot;:&quot;&quot;,&quot;itemData&quot;:{&quot;DOI&quot;:&quot;10.1145/2818314.2818334&quot;,&quot;citation-key&quot;:&quot;kafai_constructionist_2015&quot;,&quot;publisher-place&quot;:&quot;New York, NY, USA&quot;,&quot;id&quot;:&quot;kafai_constructionist_2015&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quot;:&quot;Constructionist Gaming Beyond the Screen: Middle School Students' Crafting and Computing of Touchpads, Board Games, and Controllers&quot;,&quot;collection-title&quot;:&quot;WiPSCE '15&quot;,&quot;URL&quot;:&quot;https://doi.org/10.1145/2818314.2818334&quot;,&quot;type&quot;:&quot;paper-conference&quot;,&quot;accessed&quot;:{&quot;date-parts&quot;:[[&quot;2020&quot;,8,19]]},&quot;title-short&quot;:&quot;Constructionist Gaming Beyond the Screen&quot;,&quot;author&quot;:[{&quot;given&quot;:&quot;Yasmin B.&quot;,&quot;family&quot;:&quot;Kafai&quot;},{&quot;given&quot;:&quot;Veena&quot;,&quot;family&quot;:&quot;Vasudevan&quot;}],&quot;source&quot;:&quot;ACM Digital Library&quot;,&quot;event-place&quot;:&quot;New York, NY, USA&quot;,&quot;container-title&quot;:&quot;Proceedings of the Workshop in Primary and Secondary Computing Education&quot;,&quot;issued&quot;:{&quot;date-parts&quot;:[[&quot;2015&quot;,11,9]]},&quot;ISBN&quot;:&quot;978-1-4503-3753-3&quot;},&quot;suffix&quot;:&quot;&quot;}],&quot;schema&quot;:&quot;https://github.com/citation-style-language/schema/raw/master/csl-citation.json&quot;,&quot;properties&quot;:{&quot;noteIndex&quot;:0,&quot;formattedCitation&quot;:&quot;[@kafai_constructionist_2015]&quot;}} RNDfujjcvktyw"/> to review. OTHER REVIEWS? UK IN Waite?</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D&quot;:&quot;vsqnqnpr&quot;,&quot;citationItems&quot;:[{&quot;id&quot;:423,&quot;uris&quot;:[&quot;http://zotero.org/users/1913249/items/F5RW69XD&quot;],&quot;uri&quot;:[&quot;http://zotero.org/users/1913249/items/F5RW69XD&quot;],&quot;prefix&quot;:&quot;&quot;,&quot;itemData&quot;:{&quot;call-number&quot;:&quot;KF2979 .L47 2004&quot;,&quot;type&quot;:&quot;book&quot;,&quot;citation-key&quot;:&quot;lessig_free_2004&quot;,&quot;source&quot;:&quot;Library of Congress ISBN&quot;,&quot;author&quot;:[{&quot;given&quot;:&quot;Lawrence&quot;,&quot;family&quot;:&quot;Lessig&quot;}],&quot;publisher-place&quot;:&quot;New York&quot;,&quot;id&quot;:&quot;lessig_free_2004&quot;,&quot;title-short&quot;:&quot;Free culture&quot;,&quot;ISBN&quot;:&quot;1-59420-006-8&quot;,&quot;publisher&quot;:&quot;Penguin Press&quot;,&quot;event-place&quot;:&quot;New York&quot;,&quot;issued&quot;:{&quot;date-parts&quot;:[[&quot;2004&quot;]]},&quot;title&quot;:&quot;Free culture: how big media uses technology and the law to lock down culture and control creativity&quot;,&quot;number-of-pages&quot;:&quot;345&quot;},&quot;suffix&quot;:&quot;&quot;}],&quot;schema&quot;:&quot;https://github.com/citation-style-language/schema/raw/master/csl-citation.json&quot;,&quot;properties&quot;:{&quot;noteIndex&quot;:0,&quot;formattedCitation&quot;:&quot;[@lessig_free_2004]&quot;}} RNDatpddfuvte"/>&lt;Do Zotero Refresh: [@lessig_free_2004]&gt;<text:reference-mark-end text:name="ZOTERO_ITEM CSL_CITATION {&quot;citationID&quot;:&quot;vsqnqnpr&quot;,&quot;citationItems&quot;:[{&quot;id&quot;:423,&quot;uris&quot;:[&quot;http://zotero.org/users/1913249/items/F5RW69XD&quot;],&quot;uri&quot;:[&quot;http://zotero.org/users/1913249/items/F5RW69XD&quot;],&quot;prefix&quot;:&quot;&quot;,&quot;itemData&quot;:{&quot;call-number&quot;:&quot;KF2979 .L47 2004&quot;,&quot;type&quot;:&quot;book&quot;,&quot;citation-key&quot;:&quot;lessig_free_2004&quot;,&quot;source&quot;:&quot;Library of Congress ISBN&quot;,&quot;author&quot;:[{&quot;given&quot;:&quot;Lawrence&quot;,&quot;family&quot;:&quot;Lessig&quot;}],&quot;publisher-place&quot;:&quot;New York&quot;,&quot;id&quot;:&quot;lessig_free_2004&quot;,&quot;title-short&quot;:&quot;Free culture&quot;,&quot;ISBN&quot;:&quot;1-59420-006-8&quot;,&quot;publisher&quot;:&quot;Penguin Press&quot;,&quot;event-place&quot;:&quot;New York&quot;,&quot;issued&quot;:{&quot;date-parts&quot;:[[&quot;2004&quot;]]},&quot;title&quot;:&quot;Free culture: how big media uses technology and the law to lock down culture and control creativity&quot;,&quot;number-of-pages&quot;:&quot;345&quot;},&quot;suffix&quot;:&quot;&quot;}],&quot;schema&quot;:&quot;https://github.com/citation-style-language/schema/raw/master/csl-citation.json&quot;,&quot;properties&quot;:{&quot;noteIndex&quot;:0,&quot;formattedCitation&quot;:&quot;[@lessig_free_2004]&quot;}} RNDatpddfuvte"/>.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0"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D&quot;:&quot;hryfnuyd&quot;,&quot;citationItems&quot;:[{&quot;id&quot;:8822,&quot;uris&quot;:[&quot;http://zotero.org/users/1913249/items/PSMR8LFN&quot;],&quot;uri&quot;:[&quot;http://zotero.org/users/1913249/items/PSMR8LFN&quot;],&quot;prefix&quot;:&quot;&quot;,&quot;itemData&quot;:{&quot;accessed&quot;:{&quot;date-parts&quot;:[[&quot;2023&quot;,6,19]]},&quot;DOI&quot;:&quot;10.1515/cjal-2013-0002&quot;,&quot;issued&quot;:{&quot;date-parts&quot;:[[&quot;2013&quot;,1,2]]},&quot;type&quot;:&quot;article-journal&quot;,&quot;citation-key&quot;:&quot;huang_autonomy_2013&quot;,&quot;issue&quot;:&quot;1&quot;,&quot;source&quot;:&quot;DOI.org (Crossref)&quot;,&quot;language&quot;:&quot;en&quot;,&quot;id&quot;:&quot;huang_autonomy_2013&quot;,&quot;URL&quot;:&quot;https://www.degruyter.com/document/doi/10.1515/cjal-2013-0002/html&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N&quot;:&quot;2192-9513, 2192-9505&quot;,&quot;container-title&quot;:&quot;Chinese Journal of Applied Linguistics&quot;,&quot;title&quot;:&quot;Autonomy, Agency and Identity in Foreign and Second Language Education&quot;,&quot;volume&quot;:&quot;36&quot;},&quot;suffix&quot;:&quot;&quot;},{&quot;id&quot;:8819,&quot;uris&quot;:[&quot;http://zotero.org/users/1913249/items/ZU33LZ9E&quot;],&quot;uri&quot;:[&quot;http://zotero.org/users/1913249/items/ZU33LZ9E&quot;],&quot;prefix&quot;:&quot;&quot;,&quot;itemData&quot;:{&quot;accessed&quot;:{&quot;date-parts&quot;:[[&quot;2023&quot;,6,19]]},&quot;citation-key&quot;:&quot;matusov_mapping_2016&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page&quot;:&quot;420-446&quot;,&quot;title&quot;:&quot;Mapping Concepts of Agency in Educational Contexts&quot;,&quot;volume&quot;:&quot;50&quot;,&quot;issue&quot;:&quot;3&quot;,&quot;container-title-short&quot;:&quot;Integr. psych. behav.&quot;,&quot;type&quot;:&quot;article-journal&quot;,&quot;URL&quot;:&quot;https://doi.org/10.1007/s12124-015-9336-0&quot;,&quot;author&quot;:[{&quot;given&quot;:&quot;Eugene&quot;,&quot;family&quot;:&quot;Matusov&quot;},{&quot;non-dropping-particle&quot;:&quot;von&quot;,&quot;given&quot;:&quot;Katherine&quot;,&quot;family&quot;:&quot;Duyke&quot;},{&quot;given&quot;:&quot;Shakhnoza&quot;,&quot;family&quot;:&quot;Kayumova&quot;}],&quot;DOI&quot;:&quot;10.1007/s12124-015-9336-0&quot;,&quot;language&quot;:&quot;en&quot;,&quot;container-title&quot;:&quot;Integrative Psychological and Behavioral Science&quot;,&quot;source&quot;:&quot;Springer Link&quot;,&quot;issued&quot;:{&quot;date-parts&quot;:[[&quot;2016&quot;,9,1]]}},&quot;suffix&quot;:&quot;&quot;}],&quot;schema&quot;:&quot;https://github.com/citation-style-language/schema/raw/master/csl-citation.json&quot;,&quot;properties&quot;:{&quot;noteIndex&quot;:0,&quot;formattedCitation&quot;:&quot;[@huang_autonomy_2013; @matusov_mapping_2016]&quot;}} RNDhoqwgrqvvu"/>&lt;Do Zotero Refresh: [@huang_autonomy_2013; @matusov_mapping_2016]&gt;<text:reference-mark-end text:name="ZOTERO_ITEM CSL_CITATION {&quot;citationID&quot;:&quot;hryfnuyd&quot;,&quot;citationItems&quot;:[{&quot;id&quot;:8822,&quot;uris&quot;:[&quot;http://zotero.org/users/1913249/items/PSMR8LFN&quot;],&quot;uri&quot;:[&quot;http://zotero.org/users/1913249/items/PSMR8LFN&quot;],&quot;prefix&quot;:&quot;&quot;,&quot;itemData&quot;:{&quot;accessed&quot;:{&quot;date-parts&quot;:[[&quot;2023&quot;,6,19]]},&quot;DOI&quot;:&quot;10.1515/cjal-2013-0002&quot;,&quot;issued&quot;:{&quot;date-parts&quot;:[[&quot;2013&quot;,1,2]]},&quot;type&quot;:&quot;article-journal&quot;,&quot;citation-key&quot;:&quot;huang_autonomy_2013&quot;,&quot;issue&quot;:&quot;1&quot;,&quot;source&quot;:&quot;DOI.org (Crossref)&quot;,&quot;language&quot;:&quot;en&quot;,&quot;id&quot;:&quot;huang_autonomy_2013&quot;,&quot;URL&quot;:&quot;https://www.degruyter.com/document/doi/10.1515/cjal-2013-0002/html&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N&quot;:&quot;2192-9513, 2192-9505&quot;,&quot;container-title&quot;:&quot;Chinese Journal of Applied Linguistics&quot;,&quot;title&quot;:&quot;Autonomy, Agency and Identity in Foreign and Second Language Education&quot;,&quot;volume&quot;:&quot;36&quot;},&quot;suffix&quot;:&quot;&quot;},{&quot;id&quot;:8819,&quot;uris&quot;:[&quot;http://zotero.org/users/1913249/items/ZU33LZ9E&quot;],&quot;uri&quot;:[&quot;http://zotero.org/users/1913249/items/ZU33LZ9E&quot;],&quot;prefix&quot;:&quot;&quot;,&quot;itemData&quot;:{&quot;accessed&quot;:{&quot;date-parts&quot;:[[&quot;2023&quot;,6,19]]},&quot;citation-key&quot;:&quot;matusov_mapping_2016&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page&quot;:&quot;420-446&quot;,&quot;title&quot;:&quot;Mapping Concepts of Agency in Educational Contexts&quot;,&quot;volume&quot;:&quot;50&quot;,&quot;issue&quot;:&quot;3&quot;,&quot;container-title-short&quot;:&quot;Integr. psych. behav.&quot;,&quot;type&quot;:&quot;article-journal&quot;,&quot;URL&quot;:&quot;https://doi.org/10.1007/s12124-015-9336-0&quot;,&quot;author&quot;:[{&quot;given&quot;:&quot;Eugene&quot;,&quot;family&quot;:&quot;Matusov&quot;},{&quot;non-dropping-particle&quot;:&quot;von&quot;,&quot;given&quot;:&quot;Katherine&quot;,&quot;family&quot;:&quot;Duyke&quot;},{&quot;given&quot;:&quot;Shakhnoza&quot;,&quot;family&quot;:&quot;Kayumova&quot;}],&quot;DOI&quot;:&quot;10.1007/s12124-015-9336-0&quot;,&quot;language&quot;:&quot;en&quot;,&quot;container-title&quot;:&quot;Integrative Psychological and Behavioral Science&quot;,&quot;source&quot;:&quot;Springer Link&quot;,&quot;issued&quot;:{&quot;date-parts&quot;:[[&quot;2016&quot;,9,1]]}},&quot;suffix&quot;:&quot;&quot;}],&quot;schema&quot;:&quot;https://github.com/citation-style-language/schema/raw/master/csl-citation.json&quot;,&quot;properties&quot;:{&quot;noteIndex&quot;:0,&quot;formattedCitation&quot;:&quot;[@huang_autonomy_2013; @matusov_mapping_2016]&quot;}} RNDhoqwgrqvvu"/>. In chapter 3, this study explores the following terms to guide later analysis: instrumental agency; relational agency ; and authorial agency.</text:p>
      <text:h text:style-name="Heading_20_3" text:outline-level="3"><text:bookmark-start text:name="rationale-of-family-home-education-settings-as-a-site-of-research"/>Rationale of (Family) Home education settings as a site of research<text:bookmark-end text:name="rationale-of-family-home-education-settings-as-a-site-of-research"/></text:h>
      <text:p text:style-name="First_20_paragraph">Rationale - helps address some of the barriers above.</text:p>
      <text:p text:style-name="Text_20_body">NOTES - could also link with after school club as a similar site. And the value of third spaces (check cross over with Ch.2)</text:p>
      <text:p text:style-name="Text_20_body">While home education is not a core focus of this thesis, it is a significant contextual factor in the research process. As such, I address key contextual factors that impact this study here.</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 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 Home educators’ motivations are explored more broadly in Chapter 2,</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RECAP THE BROADER RESEARCH THEMES</text:p>
      <text:p text:style-name="Text_20_body">PERHAPS DROP / MERGE THIS SECTION In this section, I outline how these experiences connect to broader research issues on PBL, media and game creation within informal learning environments. Drawing on learners’ interests and creating authentic products is a foundational approach of PBL and is explored in game-making context in convincing research.</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span text:style-name="T1">rogoff_developing_nodate?</text:span>)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5">
        <text:list-item>
          <text:p text:style-name="P15">Less than clear exploration of the goal of social approaches to coding - variations on Fluency</text:p>
        </text:list-item>
        <text:list-item>
          <text:p text:style-name="P15">Specific pedagogies for social / cultural approaches</text:p>
        </text:list-item>
        <text:list-item>
          <text:p text:style-name="P15">understandings of how to mobilise funds of knowledge</text:p>
        </text:list-item>
      </text:list>
      <text:h text:style-name="Heading_20_4" text:outline-level="4"><text:bookmark-start text:name="on-fluency-agency"/>On Fluency &amp; Agency<text:bookmark-end text:name="on-fluency-agency"/></text:h>
      <text:p text:style-name="First_20_paragraph">An additional limitation in constructionism approach to digital making in varied forms is lack of of an underlying consistency in terminology regarding the motivation for undertaking the work.</text:p>
      <text:p text:style-name="Text_20_body">One concept of promise, aligned with is that of fluency which is described in different contexts as technical fluency <text:reference-mark-start text:name="ZOTERO_ITEM CSL_CITATION {&quot;citationID&quot;:&quot;eejljqci&quot;,&quot;citationItems&quot;:[{&quot;id&quot;:3704,&quot;uris&quot;:[&quot;http://zotero.org/users/1913249/items/Z5SU9AZW&quot;],&quot;uri&quot;:[&quot;http://zotero.org/users/1913249/items/Z5SU9AZW&quot;],&quot;prefix&quot;:&quot;&quot;,&quot;itemData&quot;:{&quot;accessed&quot;:{&quot;date-parts&quot;:[[&quot;2023&quot;,3,4]]},&quot;citation-key&quot;:&quot;papert_technological_1995&quot;,&quot;source&quot;:&quot;grantome.com&quot;,&quot;type&quot;:&quot;document&quot;,&quot;id&quot;:&quot;papert_technological_1995&quot;,&quot;URL&quot;:&quot;https://grantome.com/grant/NSF/DRL-9553474&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language&quot;:&quot;en&quot;,&quot;issued&quot;:{&quot;date-parts&quot;:[[&quot;1995&quot;]]},&quot;title&quot;:&quot;Technological Fluency And The Representation Of Knowledge. Proposal to the National Science Foundation&quot;,&quot;author&quot;:[{&quot;given&quot;:&quot;Seymour&quot;,&quot;family&quot;:&quot;Papert&quot;},{&quot;given&quot;:&quot;Mitchel&quot;,&quot;family&quot;:&quot;Resnick&quot;}]},&quot;suffix&quot;:&quot;&quot;}],&quot;schema&quot;:&quot;https://github.com/citation-style-language/schema/raw/master/csl-citation.json&quot;,&quot;properties&quot;:{&quot;noteIndex&quot;:0,&quot;formattedCitation&quot;:&quot;[@papert_technological_1995]&quot;}} RNDwpcutkjkhp"/>&lt;Do Zotero Refresh: [@papert_technological_1995]&gt;<text:reference-mark-end text:name="ZOTERO_ITEM CSL_CITATION {&quot;citationID&quot;:&quot;eejljqci&quot;,&quot;citationItems&quot;:[{&quot;id&quot;:3704,&quot;uris&quot;:[&quot;http://zotero.org/users/1913249/items/Z5SU9AZW&quot;],&quot;uri&quot;:[&quot;http://zotero.org/users/1913249/items/Z5SU9AZW&quot;],&quot;prefix&quot;:&quot;&quot;,&quot;itemData&quot;:{&quot;accessed&quot;:{&quot;date-parts&quot;:[[&quot;2023&quot;,3,4]]},&quot;citation-key&quot;:&quot;papert_technological_1995&quot;,&quot;source&quot;:&quot;grantome.com&quot;,&quot;type&quot;:&quot;document&quot;,&quot;id&quot;:&quot;papert_technological_1995&quot;,&quot;URL&quot;:&quot;https://grantome.com/grant/NSF/DRL-9553474&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language&quot;:&quot;en&quot;,&quot;issued&quot;:{&quot;date-parts&quot;:[[&quot;1995&quot;]]},&quot;title&quot;:&quot;Technological Fluency And The Representation Of Knowledge. Proposal to the National Science Foundation&quot;,&quot;author&quot;:[{&quot;given&quot;:&quot;Seymour&quot;,&quot;family&quot;:&quot;Papert&quot;},{&quot;given&quot;:&quot;Mitchel&quot;,&quot;family&quot;:&quot;Resnick&quot;}]},&quot;suffix&quot;:&quot;&quot;}],&quot;schema&quot;:&quot;https://github.com/citation-style-language/schema/raw/master/csl-citation.json&quot;,&quot;properties&quot;:{&quot;noteIndex&quot;:0,&quot;formattedCitation&quot;:&quot;[@papert_technological_1995]&quot;}} RNDwpcutkjkhp"/>, digital fluency <text:reference-mark-start text:name="ZOTERO_ITEM CSL_CITATION {&quot;citationID&quot;:&quot;bxlwrlmh&quot;,&quot;citationItems&quot;:[{&quot;id&quot;:3819,&quot;uris&quot;:[&quot;http://zotero.org/users/1913249/items/C4CSJ62Q&quot;],&quot;uri&quot;:[&quot;http://zotero.org/users/1913249/items/C4CSJ62Q&quot;],&quot;prefix&quot;:&quot;&quot;,&quot;itemData&quot;:{&quot;accessed&quot;:{&quot;date-parts&quot;:[[&quot;2015&quot;,12,20]]},&quot;citation-key&quot;:&quot;resnick_scratch_2009&quot;,&quot;id&quot;:&quot;resnick_scratch_2009&quot;,&quot;ISSN&quot;:&quot;00010782&quot;,&quot;page&quot;:&quot;60&quot;,&quot;title&quot;:&quot;Scratch: programming for all&quot;,&quot;volume&quot;:&quot;52&quot;,&quot;issue&quot;:&quot;11&quot;,&quot;URL&quot;:&quot;http://portal.acm.org/citation.cfm?doid=1592761.1592779&quot;,&quot;DOI&quot;:&quot;10.1145/1592761.159277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container-title&quot;:&quot;Communications of the ACM&quot;,&quot;source&quot;:&quot;CrossRef&quot;,&quot;issued&quot;:{&quot;date-parts&quot;:[[&quot;2009&quot;,11,1]]}},&quot;suffix&quot;:&quot;&quot;}],&quot;schema&quot;:&quot;https://github.com/citation-style-language/schema/raw/master/csl-citation.json&quot;,&quot;properties&quot;:{&quot;noteIndex&quot;:0,&quot;formattedCitation&quot;:&quot;[@resnick_scratch_2009]&quot;}} RNDfgohdtmmfw"/>&lt;Do Zotero Refresh: [@resnick_scratch_2009]&gt;<text:reference-mark-end text:name="ZOTERO_ITEM CSL_CITATION {&quot;citationID&quot;:&quot;bxlwrlmh&quot;,&quot;citationItems&quot;:[{&quot;id&quot;:3819,&quot;uris&quot;:[&quot;http://zotero.org/users/1913249/items/C4CSJ62Q&quot;],&quot;uri&quot;:[&quot;http://zotero.org/users/1913249/items/C4CSJ62Q&quot;],&quot;prefix&quot;:&quot;&quot;,&quot;itemData&quot;:{&quot;accessed&quot;:{&quot;date-parts&quot;:[[&quot;2015&quot;,12,20]]},&quot;citation-key&quot;:&quot;resnick_scratch_2009&quot;,&quot;id&quot;:&quot;resnick_scratch_2009&quot;,&quot;ISSN&quot;:&quot;00010782&quot;,&quot;page&quot;:&quot;60&quot;,&quot;title&quot;:&quot;Scratch: programming for all&quot;,&quot;volume&quot;:&quot;52&quot;,&quot;issue&quot;:&quot;11&quot;,&quot;URL&quot;:&quot;http://portal.acm.org/citation.cfm?doid=1592761.1592779&quot;,&quot;DOI&quot;:&quot;10.1145/1592761.159277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container-title&quot;:&quot;Communications of the ACM&quot;,&quot;source&quot;:&quot;CrossRef&quot;,&quot;issued&quot;:{&quot;date-parts&quot;:[[&quot;2009&quot;,11,1]]}},&quot;suffix&quot;:&quot;&quot;}],&quot;schema&quot;:&quot;https://github.com/citation-style-language/schema/raw/master/csl-citation.json&quot;,&quot;properties&quot;:{&quot;noteIndex&quot;:0,&quot;formattedCitation&quot;:&quot;[@resnick_scratch_2009]&quot;}} RNDfgohdtmmfw"/>, gaming fluency <text:reference-mark-start text:name="ZOTERO_ITEM CSL_CITATION {&quot;citationID&quot;:&quot;dheaxhvq&quot;,&quot;citationItems&quot;:[{&quot;id&quot;:10241,&quot;uris&quot;:[&quot;http://zotero.org/users/1913249/items/5K79SWIF&quot;],&quot;uri&quot;:[&quot;http://zotero.org/users/1913249/items/5K79SWIF&quot;],&quot;prefix&quot;:&quot;&quot;,&quot;itemData&quot;:{&quot;accessed&quot;:{&quot;date-parts&quot;:[[&quot;2025&quot;,4,8]]},&quot;citation-key&quot;:&quot;a_peppler_gaming_2009&quot;,&quot;id&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N&quot;:&quot;19436068&quot;,&quot;page&quot;:&quot;45-58&quot;,&quot;title&quot;:&quot;Gaming Fluencies: Pathways into Participatory Culture in a Community Design Studio&quot;,&quot;volume&quot;:&quot;1&quot;,&quot;issue&quot;:&quot;4&quot;,&quot;URL&quot;:&quot;http://www.portico.org/Portico/article?article=phx73mtw216&quot;,&quot;type&quot;:&quot;article-journal&quot;,&quot;title-short&quot;:&quot;Gaming Fluencies&quot;,&quot;author&quot;:[{&quot;given&quot;:&quot;Kylie&quot;,&quot;family&quot;:&quot;A. Peppler&quot;},{&quot;given&quot;:&quot;Yasmin&quot;,&quot;family&quot;:&quot;B. Kafai&quot;}],&quot;DOI&quot;:&quot;10.1162/ijlm_a_00032&quot;,&quot;language&quot;:&quot;en&quot;,&quot;container-title&quot;:&quot;International Journal of Learning and Media&quot;,&quot;issued&quot;:{&quot;date-parts&quot;:[[&quot;2009&quot;,11]]},&quot;source&quot;:&quot;DOI.org (Crossref)&quot;},&quot;suffix&quot;:&quot;&quot;},{&quot;id&quot;:10239,&quot;uris&quot;:[&quot;http://zotero.org/users/1913249/items/C9TIX4JY&quot;],&quot;uri&quot;:[&quot;http://zotero.org/users/1913249/items/C9TIX4JY&quot;],&quot;prefix&quot;:&quot;&quot;,&quot;itemData&quot;:{&quot;citation-key&quot;:&quot;kafai201221&quot;,&quot;id&quot;:&quot;kafai201221&quot;,&quot;container-title&quot;:&quot;Games, learning, and society: Learning and meaning in the digital age&quot;,&quot;publisher&quot;:&quot;Cambridge University Press New York&quot;,&quot;type&quot;:&quot;chapter&quot;,&quot;author&quot;:[{&quot;given&quot;:&quot;Yasmin B&quot;,&quot;family&quot;:&quot;Kafai&quot;},{&quot;given&quot;:&quot;Kylie A&quot;,&quot;family&quot;:&quot;Peppler&quot;}],&quot;issued&quot;:{&quot;date-parts&quot;:[[&quot;2012&quot;]]},&quot;title&quot;:&quot;Developing gaming fluencies with scratch: Realizing game design as an artistic process&quot;,&quot;volume&quot;:&quot;355&quot;},&quot;suffix&quot;:&quot;&quot;}],&quot;schema&quot;:&quot;https://github.com/citation-style-language/schema/raw/master/csl-citation.json&quot;,&quot;properties&quot;:{&quot;noteIndex&quot;:0,&quot;formattedCitation&quot;:&quot;[@a_peppler_gaming_2009; @kafai201221]&quot;}} RNDrebyucwfzn"/>&lt;Do Zotero Refresh: [@a_peppler_gaming_2009; @kafai201221]&gt;<text:reference-mark-end text:name="ZOTERO_ITEM CSL_CITATION {&quot;citationID&quot;:&quot;dheaxhvq&quot;,&quot;citationItems&quot;:[{&quot;id&quot;:10241,&quot;uris&quot;:[&quot;http://zotero.org/users/1913249/items/5K79SWIF&quot;],&quot;uri&quot;:[&quot;http://zotero.org/users/1913249/items/5K79SWIF&quot;],&quot;prefix&quot;:&quot;&quot;,&quot;itemData&quot;:{&quot;accessed&quot;:{&quot;date-parts&quot;:[[&quot;2025&quot;,4,8]]},&quot;citation-key&quot;:&quot;a_peppler_gaming_2009&quot;,&quot;id&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N&quot;:&quot;19436068&quot;,&quot;page&quot;:&quot;45-58&quot;,&quot;title&quot;:&quot;Gaming Fluencies: Pathways into Participatory Culture in a Community Design Studio&quot;,&quot;volume&quot;:&quot;1&quot;,&quot;issue&quot;:&quot;4&quot;,&quot;URL&quot;:&quot;http://www.portico.org/Portico/article?article=phx73mtw216&quot;,&quot;type&quot;:&quot;article-journal&quot;,&quot;title-short&quot;:&quot;Gaming Fluencies&quot;,&quot;author&quot;:[{&quot;given&quot;:&quot;Kylie&quot;,&quot;family&quot;:&quot;A. Peppler&quot;},{&quot;given&quot;:&quot;Yasmin&quot;,&quot;family&quot;:&quot;B. Kafai&quot;}],&quot;DOI&quot;:&quot;10.1162/ijlm_a_00032&quot;,&quot;language&quot;:&quot;en&quot;,&quot;container-title&quot;:&quot;International Journal of Learning and Media&quot;,&quot;issued&quot;:{&quot;date-parts&quot;:[[&quot;2009&quot;,11]]},&quot;source&quot;:&quot;DOI.org (Crossref)&quot;},&quot;suffix&quot;:&quot;&quot;},{&quot;id&quot;:10239,&quot;uris&quot;:[&quot;http://zotero.org/users/1913249/items/C9TIX4JY&quot;],&quot;uri&quot;:[&quot;http://zotero.org/users/1913249/items/C9TIX4JY&quot;],&quot;prefix&quot;:&quot;&quot;,&quot;itemData&quot;:{&quot;citation-key&quot;:&quot;kafai201221&quot;,&quot;id&quot;:&quot;kafai201221&quot;,&quot;container-title&quot;:&quot;Games, learning, and society: Learning and meaning in the digital age&quot;,&quot;publisher&quot;:&quot;Cambridge University Press New York&quot;,&quot;type&quot;:&quot;chapter&quot;,&quot;author&quot;:[{&quot;given&quot;:&quot;Yasmin B&quot;,&quot;family&quot;:&quot;Kafai&quot;},{&quot;given&quot;:&quot;Kylie A&quot;,&quot;family&quot;:&quot;Peppler&quot;}],&quot;issued&quot;:{&quot;date-parts&quot;:[[&quot;2012&quot;]]},&quot;title&quot;:&quot;Developing gaming fluencies with scratch: Realizing game design as an artistic process&quot;,&quot;volume&quot;:&quot;355&quot;},&quot;suffix&quot;:&quot;&quot;}],&quot;schema&quot;:&quot;https://github.com/citation-style-language/schema/raw/master/csl-citation.json&quot;,&quot;properties&quot;:{&quot;noteIndex&quot;:0,&quot;formattedCitation&quot;:&quot;[@a_peppler_gaming_2009; @kafai201221]&quot;}} RNDrebyucwfzn"/> or computational fluency <text:reference-mark-start text:name="ZOTERO_ITEM CSL_CITATION {&quot;citationID&quot;:&quot;rmvxskfv&quot;,&quot;citationItems&quot;:[{&quot;id&quot;:9564,&quot;uris&quot;:[&quot;http://zotero.org/users/1913249/items/F8L86H5C&quot;],&quot;uri&quot;:[&quot;http://zotero.org/users/1913249/items/F8L86H5C&quot;],&quot;prefix&quot;:&quot;&quot;,&quot;itemData&quot;:{&quot;accessed&quot;:{&quot;date-parts&quot;:[[&quot;2024&quot;,7,9]]},&quot;citation-key&quot;:&quot;resnick_computational_2018&quot;,&quot;type&quot;:&quot;post-weblog&quot;,&quot;id&quot;:&quot;resnick_computational_2018&quot;,&quot;URL&quot;:&quot;https://mres.medium.com/computational-fluency-776143c8d725&quot;,&quot;author&quot;:[{&quot;given&quot;:&quot;Mitchel&quot;,&quot;family&quot;:&quot;Resnick&quot;}],&quot;abstract&quot;:&quot;[This essay is an adapted excerpt from my book Lifelong Kindergarten.]&quot;,&quot;language&quot;:&quot;en&quot;,&quot;issued&quot;:{&quot;date-parts&quot;:[[&quot;2018&quot;,9,16]]},&quot;title&quot;:&quot;Computational Fluency&quot;,&quot;container-title&quot;:&quot;Medium&quot;},&quot;suffix&quot;:&quot;&quot;}],&quot;schema&quot;:&quot;https://github.com/citation-style-language/schema/raw/master/csl-citation.json&quot;,&quot;properties&quot;:{&quot;noteIndex&quot;:0,&quot;formattedCitation&quot;:&quot;[@resnick_computational_2018]&quot;}} RNDerijnlqslo"/>&lt;Do Zotero Refresh: [@resnick_computational_2018]&gt;<text:reference-mark-end text:name="ZOTERO_ITEM CSL_CITATION {&quot;citationID&quot;:&quot;rmvxskfv&quot;,&quot;citationItems&quot;:[{&quot;id&quot;:9564,&quot;uris&quot;:[&quot;http://zotero.org/users/1913249/items/F8L86H5C&quot;],&quot;uri&quot;:[&quot;http://zotero.org/users/1913249/items/F8L86H5C&quot;],&quot;prefix&quot;:&quot;&quot;,&quot;itemData&quot;:{&quot;accessed&quot;:{&quot;date-parts&quot;:[[&quot;2024&quot;,7,9]]},&quot;citation-key&quot;:&quot;resnick_computational_2018&quot;,&quot;type&quot;:&quot;post-weblog&quot;,&quot;id&quot;:&quot;resnick_computational_2018&quot;,&quot;URL&quot;:&quot;https://mres.medium.com/computational-fluency-776143c8d725&quot;,&quot;author&quot;:[{&quot;given&quot;:&quot;Mitchel&quot;,&quot;family&quot;:&quot;Resnick&quot;}],&quot;abstract&quot;:&quot;[This essay is an adapted excerpt from my book Lifelong Kindergarten.]&quot;,&quot;language&quot;:&quot;en&quot;,&quot;issued&quot;:{&quot;date-parts&quot;:[[&quot;2018&quot;,9,16]]},&quot;title&quot;:&quot;Computational Fluency&quot;,&quot;container-title&quot;:&quot;Medium&quot;},&quot;suffix&quot;:&quot;&quot;}],&quot;schema&quot;:&quot;https://github.com/citation-style-language/schema/raw/master/csl-citation.json&quot;,&quot;properties&quot;:{&quot;noteIndex&quot;:0,&quot;formattedCitation&quot;:&quot;[@resnick_computational_2018]&quot;}} RNDerijnlqslo"/>.</text:p>
      <text:p text:style-name="Text_20_body">The guiding principle unifying these terms is being self expression &amp; the following are relevant.</text:p>
      <text:list text:style-name="L16">
        <text:list-item>
          <text:p text:style-name="P16">via instrumental coding competency needed to make changes effectively with or without supporting documentation</text:p>
        </text:list-item>
        <text:list-item>
          <text:p text:style-name="P16">from a as a read / write perspective, learners should be able to write as well as read programs as a form of empowerment <text:reference-mark-start text:name="ZOTERO_ITEM CSL_CITATION {&quot;citationID&quot;:&quot;ageslgqf&quot;,&quot;citationItems&quot;:[{&quot;id&quot;:10220,&quot;uris&quot;:[&quot;http://zotero.org/users/1913249/items/RE6SA4ZV&quot;],&quot;uri&quot;:[&quot;http://zotero.org/users/1913249/items/RE6SA4ZV&quot;],&quot;prefix&quot;:&quot;&quot;,&quot;itemData&quot;:{&quot;id&quot;:&quot;resnick2002rethinking&quot;,&quot;author&quot;:[{&quot;given&quot;:&quot;Mitchel&quot;,&quot;family&quot;:&quot;Resnick&quot;}],&quot;type&quot;:&quot;document&quot;,&quot;citation-key&quot;:&quot;resnick2002rethinking&quot;,&quot;issued&quot;:{&quot;date-parts&quot;:[[&quot;2002&quot;]]},&quot;title&quot;:&quot;Rethinking learning in the digital age&quot;,&quot;publisher&quot;:&quot;The global information technology report: Readiness for the networked world …&quot;},&quot;suffix&quot;:&quot;&quot;}],&quot;schema&quot;:&quot;https://github.com/citation-style-language/schema/raw/master/csl-citation.json&quot;,&quot;properties&quot;:{&quot;noteIndex&quot;:0,&quot;formattedCitation&quot;:&quot;[@resnick2002rethinking]&quot;}} RNDjnlibcvwzn"/>&lt;Do Zotero Refresh: [@resnick2002rethinking]&gt;<text:reference-mark-end text:name="ZOTERO_ITEM CSL_CITATION {&quot;citationID&quot;:&quot;ageslgqf&quot;,&quot;citationItems&quot;:[{&quot;id&quot;:10220,&quot;uris&quot;:[&quot;http://zotero.org/users/1913249/items/RE6SA4ZV&quot;],&quot;uri&quot;:[&quot;http://zotero.org/users/1913249/items/RE6SA4ZV&quot;],&quot;prefix&quot;:&quot;&quot;,&quot;itemData&quot;:{&quot;id&quot;:&quot;resnick2002rethinking&quot;,&quot;author&quot;:[{&quot;given&quot;:&quot;Mitchel&quot;,&quot;family&quot;:&quot;Resnick&quot;}],&quot;type&quot;:&quot;document&quot;,&quot;citation-key&quot;:&quot;resnick2002rethinking&quot;,&quot;issued&quot;:{&quot;date-parts&quot;:[[&quot;2002&quot;]]},&quot;title&quot;:&quot;Rethinking learning in the digital age&quot;,&quot;publisher&quot;:&quot;The global information technology report: Readiness for the networked world …&quot;},&quot;suffix&quot;:&quot;&quot;}],&quot;schema&quot;:&quot;https://github.com/citation-style-language/schema/raw/master/csl-citation.json&quot;,&quot;properties&quot;:{&quot;noteIndex&quot;:0,&quot;formattedCitation&quot;:&quot;[@resnick2002rethinking]&quot;}} RNDjnlibcvwzn"/></text:p>
        </text:list-item>
        <text:list-item>
          <text:p text:style-name="P16">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research-objectives-and-questions-swapped---maybe-move-up-even"/>4. Research objectives and questions (Swapped) - MAYBE MOVE UP EVEN?<text:bookmark-end text:name="research-objectives-and-questions-swapped---maybe-move-up-even"/></text:h>
      <text:p text:style-name="First_20_paragraph">In this section on aims and objectives I will outline - the overall goal is to an and break it down a bit</text:p>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How can understandings of how to design and facilitate CGD&amp;P be enriched using socio-cultural approaches?</text:p>
      <text:p text:style-name="Text_20_body">This aim is supported by more specific objects which will be explored in relation to the sub questions in Chapter 2 problems statement.</text:p>
      <text:h text:style-name="Heading_20_3" text:outline-level="3"><text:bookmark-start text:name="research-objectives-recap-of-motivation"/>Research objectives &amp; Recap of motivation<text:bookmark-end text:name="research-objectives-recap-of-motivation"/></text:h>
      <text:p text:style-name="First_20_paragraph">Despite the many studies published on the benefits of game making for learning, particularly in the years 2013 to 2020, few contain detailed specifics of pedagogies or tool use when supporting learners in initial stage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Text_20_body">###. The scope of the thesis and what it does not try to address</text:p>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D&quot;:&quot;hejlwruk&quot;,&quot;citationItems&quot;:[{&quot;id&quot;:1756,&quot;uris&quot;:[&quot;http://zotero.org/users/1913249/items/E7EXZNJ2&quot;],&quot;uri&quot;:[&quot;http://zotero.org/users/1913249/items/E7EXZNJ2&quot;],&quot;prefix&quot;:&quot;&quot;,&quot;itemData&quot;:{&quot;issue&quot;:&quot;2&quot;,&quot;container-title&quot;:&quot;Harvard Educational Review&quot;,&quot;citation-key&quot;:&quot;vossoughi_making_2016&quot;,&quot;URL&quot;:&quot;http://www.hepgjournals.org/doi/abs/10.17763/0017-8055.86.2.206&quot;,&quot;type&quot;:&quot;article-journal&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source&quot;:&quot;Google Scholar&quot;,&quot;accessed&quot;:{&quot;date-parts&quot;:[[&quot;2017&quot;,10,14]]},&quot;issued&quot;:{&quot;date-parts&quot;:[[&quot;2016&quot;]]},&quot;title&quot;:&quot;Making through the lens of culture and power: Toward transformative visions for educational equity&quot;,&quot;volume&quot;:&quot;86&quot;},&quot;suffix&quot;:&quot;&quot;}],&quot;schema&quot;:&quot;https://github.com/citation-style-language/schema/raw/master/csl-citation.json&quot;,&quot;properties&quot;:{&quot;noteIndex&quot;:0,&quot;formattedCitation&quot;:&quot;[@vossoughi_making_2016]&quot;}} RNDdlcpzcweui"/>&lt;Do Zotero Refresh: [@vossoughi_making_2016]&gt;<text:reference-mark-end text:name="ZOTERO_ITEM CSL_CITATION {&quot;citationID&quot;:&quot;hejlwruk&quot;,&quot;citationItems&quot;:[{&quot;id&quot;:1756,&quot;uris&quot;:[&quot;http://zotero.org/users/1913249/items/E7EXZNJ2&quot;],&quot;uri&quot;:[&quot;http://zotero.org/users/1913249/items/E7EXZNJ2&quot;],&quot;prefix&quot;:&quot;&quot;,&quot;itemData&quot;:{&quot;issue&quot;:&quot;2&quot;,&quot;container-title&quot;:&quot;Harvard Educational Review&quot;,&quot;citation-key&quot;:&quot;vossoughi_making_2016&quot;,&quot;URL&quot;:&quot;http://www.hepgjournals.org/doi/abs/10.17763/0017-8055.86.2.206&quot;,&quot;type&quot;:&quot;article-journal&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source&quot;:&quot;Google Scholar&quot;,&quot;accessed&quot;:{&quot;date-parts&quot;:[[&quot;2017&quot;,10,14]]},&quot;issued&quot;:{&quot;date-parts&quot;:[[&quot;2016&quot;]]},&quot;title&quot;:&quot;Making through the lens of culture and power: Toward transformative visions for educational equity&quot;,&quot;volume&quot;:&quot;86&quot;},&quot;suffix&quot;:&quot;&quot;}],&quot;schema&quot;:&quot;https://github.com/citation-style-language/schema/raw/master/csl-citation.json&quot;,&quot;properties&quot;:{&quot;noteIndex&quot;:0,&quot;formattedCitation&quot;:&quot;[@vossoughi_making_2016]&quot;}} RNDdlcpzcweui"/>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As previously described, many game making studies mentioned also omit descriptions of pedagogies used. Illingworth’s review <text:reference-mark-start text:name="ZOTERO_ITEM CSL_CITATION {&quot;citationID&quot;:&quot;klntzyca&quot;,&quot;citationItems&quot;:[{&quot;id&quot;:9581,&quot;uris&quot;:[&quot;http://zotero.org/users/1913249/items/ZBN3I6KZ&quot;],&quot;uri&quot;:[&quot;http://zotero.org/users/1913249/items/ZBN3I6KZ&quot;],&quot;prefix&quot;:&quot;&quot;,&quot;itemData&quot;:{&quot;accessed&quot;:{&quot;date-parts&quot;:[[&quot;2024&quot;,7,10]]},&quot;citation-key&quot;:&quot;illingworth_review_2017&quot;,&quot;type&quot;:&quot;post-weblog&quot;,&quot;id&quot;:&quot;illingworth_review_2017&quot;,&quot;URL&quot;:&quot;https://manchestergamecentre.org/blog-db/book-review-connected-gaming&quot;,&quot;author&quot;:[{&quot;given&quot;:&quot;Sam&quot;,&quot;family&quot;:&quot;Illingworth&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issued&quot;:{&quot;date-parts&quot;:[[&quot;2017&quot;,1,31]]},&quot;title&quot;:&quot;Review of Connected Gaming&quot;,&quot;container-title&quot;:&quot;Manchester Game Centre&quot;},&quot;suffix&quot;:&quot;&quot;}],&quot;schema&quot;:&quot;https://github.com/citation-style-language/schema/raw/master/csl-citation.json&quot;,&quot;properties&quot;:{&quot;noteIndex&quot;:0,&quot;formattedCitation&quot;:&quot;[@illingworth_review_2017]&quot;}} RNDbxxbkefuqb"/>&lt;Do Zotero Refresh: [@illingworth_review_2017]&gt;<text:reference-mark-end text:name="ZOTERO_ITEM CSL_CITATION {&quot;citationID&quot;:&quot;klntzyca&quot;,&quot;citationItems&quot;:[{&quot;id&quot;:9581,&quot;uris&quot;:[&quot;http://zotero.org/users/1913249/items/ZBN3I6KZ&quot;],&quot;uri&quot;:[&quot;http://zotero.org/users/1913249/items/ZBN3I6KZ&quot;],&quot;prefix&quot;:&quot;&quot;,&quot;itemData&quot;:{&quot;accessed&quot;:{&quot;date-parts&quot;:[[&quot;2024&quot;,7,10]]},&quot;citation-key&quot;:&quot;illingworth_review_2017&quot;,&quot;type&quot;:&quot;post-weblog&quot;,&quot;id&quot;:&quot;illingworth_review_2017&quot;,&quot;URL&quot;:&quot;https://manchestergamecentre.org/blog-db/book-review-connected-gaming&quot;,&quot;author&quot;:[{&quot;given&quot;:&quot;Sam&quot;,&quot;family&quot;:&quot;Illingworth&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issued&quot;:{&quot;date-parts&quot;:[[&quot;2017&quot;,1,31]]},&quot;title&quot;:&quot;Review of Connected Gaming&quot;,&quot;container-title&quot;:&quot;Manchester Game Centre&quot;},&quot;suffix&quot;:&quot;&quot;}],&quot;schema&quot;:&quot;https://github.com/citation-style-language/schema/raw/master/csl-citation.json&quot;,&quot;properties&quot;:{&quot;noteIndex&quot;:0,&quot;formattedCitation&quot;:&quot;[@illingworth_review_2017]&quot;}} RNDbxxbkefuqb"/> of Kafai and Burke’s influential book on game making for learning <text:reference-mark-start text:name="ZOTERO_ITEM CSL_CITATION {&quot;citationID&quot;:&quot;lklpvofu&quot;,&quot;citationItems&quot;:[{&quot;id&quot;:1409,&quot;suppress-author&quot;:true,&quot;prefix&quot;:&quot;&quot;,&quot;uri&quot;:[&quot;http://zotero.org/users/1913249/items/C9RM6JHC&quot;],&quot;uris&quot;:[&quot;http://zotero.org/users/1913249/items/C9RM6JHC&quot;],&quot;itemData&quot;:{&quot;type&quot;:&quot;book&quot;,&quot;citation-key&quot;:&quot;kafai_connected_2016&quot;,&quot;publisher&quot;:&quot;MIT Press&quot;,&quot;ISBN&quot;:&quot;978-0-262-03537-8&quot;,&quot;source&quot;:&quot;Google Books&quot;,&quot;id&quot;:&quot;kafai_connected_2016&quot;,&quot;title-short&quot;:&quot;Connected Gaming&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ssued&quot;:{&quot;date-parts&quot;:[[&quot;2016&quot;,12,23]]},&quot;title&quot;:&quot;Connected Gaming: What Making Video Games Can Teach Us about Learning and Literacy&quot;,&quot;number-of-pages&quot;:&quot;221&quot;},&quot;suffix&quot;:&quot;&quot;}],&quot;schema&quot;:&quot;https://github.com/citation-style-language/schema/raw/master/csl-citation.json&quot;,&quot;properties&quot;:{&quot;noteIndex&quot;:0,&quot;formattedCitation&quot;:&quot;[-@kafai_connected_2016]&quot;}} RNDrbzmjjyxcx"/>&lt;Do Zotero Refresh: [-@kafai_connected_2016]&gt;<text:reference-mark-end text:name="ZOTERO_ITEM CSL_CITATION {&quot;citationID&quot;:&quot;lklpvofu&quot;,&quot;citationItems&quot;:[{&quot;id&quot;:1409,&quot;suppress-author&quot;:true,&quot;prefix&quot;:&quot;&quot;,&quot;uri&quot;:[&quot;http://zotero.org/users/1913249/items/C9RM6JHC&quot;],&quot;uris&quot;:[&quot;http://zotero.org/users/1913249/items/C9RM6JHC&quot;],&quot;itemData&quot;:{&quot;type&quot;:&quot;book&quot;,&quot;citation-key&quot;:&quot;kafai_connected_2016&quot;,&quot;publisher&quot;:&quot;MIT Press&quot;,&quot;ISBN&quot;:&quot;978-0-262-03537-8&quot;,&quot;source&quot;:&quot;Google Books&quot;,&quot;id&quot;:&quot;kafai_connected_2016&quot;,&quot;title-short&quot;:&quot;Connected Gaming&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ssued&quot;:{&quot;date-parts&quot;:[[&quot;2016&quot;,12,23]]},&quot;title&quot;:&quot;Connected Gaming: What Making Video Games Can Teach Us about Learning and Literacy&quot;,&quot;number-of-pages&quot;:&quot;221&quot;},&quot;suffix&quot;:&quot;&quot;}],&quot;schema&quot;:&quot;https://github.com/citation-style-language/schema/raw/master/csl-citation.json&quot;,&quot;properties&quot;:{&quot;noteIndex&quot;:0,&quot;formattedCitation&quot;:&quot;[-@kafai_connected_2016]&quot;}} RNDrbzmjjyxcx"/>, notes the lacks of specific details of the pedagogical approaches involved. Even when processes are described, results are often too abstract to be useful or easily understood by practitioners or too bound up with contextual factors to be replicable (<text:span text:style-name="T1">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text:reference-mark-start text:name="ZOTERO_ITEM CSL_CITATION {&quot;citationID&quot;:&quot;aehqgtas&quot;,&quot;citationItems&quot;:[{&quot;id&quot;:1095,&quot;uris&quot;:[&quot;http://zotero.org/users/1913249/items/VWHA2FJX&quot;],&quot;uri&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type&quot;:&quot;paper-conference&quot;,&quot;id&quot;:&quot;resnick_reflections_2005&quot;,&quot;URL&quot;:&quot;http://dl.acm.org/citation.cfm?id=1109556&quot;,&quot;publisher&quot;:&quot;ACM&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page&quot;:&quot;117–122&quot;},&quot;suffix&quot;:&quot;&quot;}],&quot;schema&quot;:&quot;https://github.com/citation-style-language/schema/raw/master/csl-citation.json&quot;,&quot;properties&quot;:{&quot;noteIndex&quot;:0,&quot;formattedCitation&quot;:&quot;[@resnick_reflections_2005]&quot;}} RNDjwhoryqqla"/>&lt;Do Zotero Refresh: [@resnick_reflections_2005]&gt;<text:reference-mark-end text:name="ZOTERO_ITEM CSL_CITATION {&quot;citationID&quot;:&quot;aehqgtas&quot;,&quot;citationItems&quot;:[{&quot;id&quot;:1095,&quot;uris&quot;:[&quot;http://zotero.org/users/1913249/items/VWHA2FJX&quot;],&quot;uri&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type&quot;:&quot;paper-conference&quot;,&quot;id&quot;:&quot;resnick_reflections_2005&quot;,&quot;URL&quot;:&quot;http://dl.acm.org/citation.cfm?id=1109556&quot;,&quot;publisher&quot;:&quot;ACM&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page&quot;:&quot;117–122&quot;},&quot;suffix&quot;:&quot;&quot;}],&quot;schema&quot;:&quot;https://github.com/citation-style-language/schema/raw/master/csl-citation.json&quot;,&quot;properties&quot;:{&quot;noteIndex&quot;:0,&quot;formattedCitation&quot;:&quot;[@resnick_reflections_2005]&quot;}} RNDjwhoryqqla"/>,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zjycguhe&quot;,&quot;citationItems&quot;:[{&quot;id&quot;:8906,&quot;uris&quot;:[&quot;http://zotero.org/users/1913249/items/AMYEQUUY&quot;],&quot;uri&quot;:[&quot;http://zotero.org/users/1913249/items/AMYEQUUY&quot;],&quot;prefix&quot;:&quot;&quot;,&quot;itemDat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itation-key&quot;:&quot;holopainen2007teaching&quot;,&quot;container-title&quot;:&quot;Organizing and Learning through Gaming and Simulation, Proceedings of ISAGA&quot;,&quot;title&quot;:&quot;Teaching gameplay design patterns&quot;,&quot;issued&quot;:{&quot;date-parts&quot;:[[&quot;2007&quot;]]}},&quot;suffix&quot;:&quot;&quot;}],&quot;schema&quot;:&quot;https://github.com/citation-style-language/schema/raw/master/csl-citation.json&quot;,&quot;properties&quot;:{&quot;noteIndex&quot;:0,&quot;formattedCitation&quot;:&quot;[@holopainen2007teaching]&quot;}} RNDsjasxaxeqd"/>&lt;Do Zotero Refresh: [@holopainen2007teaching]&gt;<text:reference-mark-end text:name="ZOTERO_ITEM CSL_CITATION {&quot;citationID&quot;:&quot;zjycguhe&quot;,&quot;citationItems&quot;:[{&quot;id&quot;:8906,&quot;uris&quot;:[&quot;http://zotero.org/users/1913249/items/AMYEQUUY&quot;],&quot;uri&quot;:[&quot;http://zotero.org/users/1913249/items/AMYEQUUY&quot;],&quot;prefix&quot;:&quot;&quot;,&quot;itemDat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itation-key&quot;:&quot;holopainen2007teaching&quot;,&quot;container-title&quot;:&quot;Organizing and Learning through Gaming and Simulation, Proceedings of ISAGA&quot;,&quot;title&quot;:&quot;Teaching gameplay design patterns&quot;,&quot;issued&quot;:{&quot;date-parts&quot;:[[&quot;2007&quot;]]}},&quot;suffix&quot;:&quot;&quot;}],&quot;schema&quot;:&quot;https://github.com/citation-style-language/schema/raw/master/csl-citation.json&quot;,&quot;properties&quot;:{&quot;noteIndex&quot;:0,&quot;formattedCitation&quot;:&quot;[@holopainen2007teaching]&quot;}} RNDsjasxaxeqd"/>,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D&quot;:&quot;yrwhoevf&quot;,&quot;citationItems&quot;:[{&quot;id&quot;:2001,&quot;uris&quot;:[&quot;http://zotero.org/users/1913249/items/XIX2G9BQ&quot;],&quot;uri&quot;:[&quot;http://zotero.org/users/1913249/items/XIX2G9BQ&quot;],&quot;prefix&quot;:&quot;&quot;,&quot;itemData&quot;:{&quot;issue&quot;:&quot;3&quot;,&quot;DOI&quot;:&quot;10.1145/1118178.1118215&quot;,&quot;language&quot;:&quot;en&quot;,&quot;type&quot;:&quot;article-journal&quot;,&quot;citation-key&quot;:&quot;wing_computational_2006-1&quot;,&quot;accessed&quot;:{&quot;date-parts&quot;:[[&quot;2017&quot;,11,19]]},&quot;source&quot;:&quot;CrossRef&quot;,&quot;page&quot;:&quot;33&quot;,&quot;id&quot;:&quot;wing_computational_2006-1&quot;,&quot;URL&quot;:&quot;http://portal.acm.org/citation.cfm?doid=1118178.1118215&quot;,&quot;author&quot;:[{&quot;given&quot;:&quot;Jeannette M.&quot;,&quot;family&quot;:&quot;Wing&quot;}],&quot;issued&quot;:{&quot;date-parts&quot;:[[&quot;2006&quot;,3,1]]},&quot;ISSN&quot;:&quot;00010782&quot;,&quot;container-title&quot;:&quot;Communications of the ACM&quot;,&quot;title&quot;:&quot;Computational thinking&quot;,&quot;volume&quot;:&quot;49&quot;},&quot;suffix&quot;:&quot;&quot;},{&quot;id&quot;:627,&quot;uris&quot;:[&quot;http://zotero.org/users/1913249/items/U3C74XBP&quot;],&quot;uri&quot;:[&quot;http://zotero.org/users/1913249/items/U3C74XBP&quot;],&quot;prefix&quot;:&quot;&quot;,&quot;itemData&quot;:{&quot;accessed&quot;:{&quot;date-parts&quot;:[[&quot;2014&quot;,10,12]]},&quot;citation-key&quot;:&quot;the_royal_society_shut_2012&quot;,&quot;publisher-place&quot;:&quot;London&quot;,&quot;id&quot;:&quot;the_royal_society_shut_2012&quot;,&quot;URL&quot;:&quot;https://royalsociety.org/~/media/education/computing-in-schools/2012-01-12-computing-in-schools.pdf&quot;,&quot;publisher&quot;:&quot;The Royal Society&quot;,&quot;type&quot;:&quot;report&quot;,&quot;event-place&quot;:&quot;London&quot;,&quot;issued&quot;:{&quot;date-parts&quot;:[[&quot;2012&quot;]]},&quot;title&quot;:&quot;Shut down or restart? The way forward for computing in UK schools.&quot;,&quot;author&quot;:[{&quot;literal&quot;:&quot;The Royal Society&quot;}]},&quot;suffix&quot;:&quot;&quot;}],&quot;schema&quot;:&quot;https://github.com/citation-style-language/schema/raw/master/csl-citation.json&quot;,&quot;properties&quot;:{&quot;noteIndex&quot;:0,&quot;formattedCitation&quot;:&quot;[@wing_computational_2006-1; @the_royal_society_shut_2012]&quot;}} RNDclwolwxkye"/>&lt;Do Zotero Refresh: [@wing_computational_2006-1; @the_royal_society_shut_2012]&gt;<text:reference-mark-end text:name="ZOTERO_ITEM CSL_CITATION {&quot;citationID&quot;:&quot;yrwhoevf&quot;,&quot;citationItems&quot;:[{&quot;id&quot;:2001,&quot;uris&quot;:[&quot;http://zotero.org/users/1913249/items/XIX2G9BQ&quot;],&quot;uri&quot;:[&quot;http://zotero.org/users/1913249/items/XIX2G9BQ&quot;],&quot;prefix&quot;:&quot;&quot;,&quot;itemData&quot;:{&quot;issue&quot;:&quot;3&quot;,&quot;DOI&quot;:&quot;10.1145/1118178.1118215&quot;,&quot;language&quot;:&quot;en&quot;,&quot;type&quot;:&quot;article-journal&quot;,&quot;citation-key&quot;:&quot;wing_computational_2006-1&quot;,&quot;accessed&quot;:{&quot;date-parts&quot;:[[&quot;2017&quot;,11,19]]},&quot;source&quot;:&quot;CrossRef&quot;,&quot;page&quot;:&quot;33&quot;,&quot;id&quot;:&quot;wing_computational_2006-1&quot;,&quot;URL&quot;:&quot;http://portal.acm.org/citation.cfm?doid=1118178.1118215&quot;,&quot;author&quot;:[{&quot;given&quot;:&quot;Jeannette M.&quot;,&quot;family&quot;:&quot;Wing&quot;}],&quot;issued&quot;:{&quot;date-parts&quot;:[[&quot;2006&quot;,3,1]]},&quot;ISSN&quot;:&quot;00010782&quot;,&quot;container-title&quot;:&quot;Communications of the ACM&quot;,&quot;title&quot;:&quot;Computational thinking&quot;,&quot;volume&quot;:&quot;49&quot;},&quot;suffix&quot;:&quot;&quot;},{&quot;id&quot;:627,&quot;uris&quot;:[&quot;http://zotero.org/users/1913249/items/U3C74XBP&quot;],&quot;uri&quot;:[&quot;http://zotero.org/users/1913249/items/U3C74XBP&quot;],&quot;prefix&quot;:&quot;&quot;,&quot;itemData&quot;:{&quot;accessed&quot;:{&quot;date-parts&quot;:[[&quot;2014&quot;,10,12]]},&quot;citation-key&quot;:&quot;the_royal_society_shut_2012&quot;,&quot;publisher-place&quot;:&quot;London&quot;,&quot;id&quot;:&quot;the_royal_society_shut_2012&quot;,&quot;URL&quot;:&quot;https://royalsociety.org/~/media/education/computing-in-schools/2012-01-12-computing-in-schools.pdf&quot;,&quot;publisher&quot;:&quot;The Royal Society&quot;,&quot;type&quot;:&quot;report&quot;,&quot;event-place&quot;:&quot;London&quot;,&quot;issued&quot;:{&quot;date-parts&quot;:[[&quot;2012&quot;]]},&quot;title&quot;:&quot;Shut down or restart? The way forward for computing in UK schools.&quot;,&quot;author&quot;:[{&quot;literal&quot;:&quot;The Royal Society&quot;}]},&quot;suffix&quot;:&quot;&quot;}],&quot;schema&quot;:&quot;https://github.com/citation-style-language/schema/raw/master/csl-citation.json&quot;,&quot;properties&quot;:{&quot;noteIndex&quot;:0,&quot;formattedCitation&quot;:&quot;[@wing_computational_2006-1; @the_royal_society_shut_2012]&quot;}} RNDclwolwxkye"/>. Sociocultural and situated understandings of learning view such transmission of knowledge as problematic, a view indeed shared by many advocates of computational thinking <text:reference-mark-start text:name="ZOTERO_ITEM CSL_CITATION {&quot;citationID&quot;:&quot;egjxqjqn&quot;,&quot;citationItems&quot;:[{&quot;id&quot;:83,&quot;uris&quot;:[&quot;http://zotero.org/users/1913249/items/D6IF6PH5&quot;],&quot;uri&quot;:[&quot;http://zotero.org/users/1913249/items/D6IF6PH5&quot;],&quot;prefix&quot;:&quot;&quot;,&quot;itemData&quot;:{&quot;accessed&quot;:{&quot;date-parts&quot;:[[&quot;2021&quot;,2,22]]},&quot;citation-key&quot;:&quot;tedre_long_2016&quot;,&quot;publisher-place&quot;:&quot;Koli Finland&quot;,&quot;id&quot;:&quot;tedre_long_2016&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title&quot;:&quot;The long quest for computational thinking&quot;,&quot;event-title&quot;:&quot;Koli Calling 2016: 16th Koli Calling International Conference on Computing Education Research&quot;,&quot;DOI&quot;:&quot;10.1145/2999541.2999542&quot;,&quot;type&quot;:&quot;paper-conference&quot;,&quot;source&quot;:&quot;DOI.org (Crossref)&quot;,&quot;URL&quot;:&quot;https://dl.acm.org/doi/10.1145/2999541.2999542&quot;,&quot;author&quot;:[{&quot;given&quot;:&quot;Matti&quot;,&quot;family&quot;:&quot;Tedre&quot;},{&quot;given&quot;:&quot;Peter J.&quot;,&quot;family&quot;:&quot;Denning&quot;}],&quot;issued&quot;:{&quot;date-parts&quot;:[[&quot;2016&quot;,11,24]]},&quot;event-place&quot;:&quot;Koli Finland&quot;,&quot;container-title&quot;:&quot;Proceedings of the 16th Koli Calling International Conference on Computing Education Research&quot;,&quot;language&quot;:&quot;en&quot;,&quot;ISBN&quot;:&quot;978-1-4503-4770-9&quot;},&quot;suffix&quot;:&quot;&quot;},{&quot;id&quot;:1434,&quot;uris&quot;:[&quot;http://zotero.org/users/1913249/items/H369PIJW&quot;],&quot;uri&quot;:[&quot;http://zotero.org/users/1913249/items/H369PIJW&quot;],&quot;prefix&quot;:&quot;&quot;,&quot;itemData&quot;:{&quot;type&quot;:&quot;book&quot;,&quot;citation-key&quot;:&quot;guzdial_learner-centered_2015-1&quot;,&quot;publisher&quot;:&quot;Morgan &amp; Claypool Publishers&quot;,&quot;ISBN&quot;:&quot;978-1-62705-352-5&quot;,&quot;source&quot;:&quot;Google Books&quot;,&quot;id&quot;:&quot;guzdial_learner-centered_2015-1&quot;,&quot;title-short&quot;:&quot;Learner-Centered Design of Computing Education&quot;,&quot;author&quot;:[{&quot;given&quot;:&quot;Mark&quot;,&quot;family&quot;:&quot;Guzdial&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language&quot;:&quot;en&quot;,&quot;issued&quot;:{&quot;date-parts&quot;:[[&quot;2015&quot;,12,1]]},&quot;title&quot;:&quot;Learner-Centered Design of Computing Education: Research on Computing for Everyone&quot;,&quot;number-of-pages&quot;:&quot;167&quot;},&quot;suffix&quot;:&quot;&quot;}],&quot;schema&quot;:&quot;https://github.com/citation-style-language/schema/raw/master/csl-citation.json&quot;,&quot;properties&quot;:{&quot;noteIndex&quot;:0,&quot;formattedCitation&quot;:&quot;[@tedre_long_2016; @guzdial_learner-centered_2015-1]&quot;}} RNDjnsaqqsnxg"/>&lt;Do Zotero Refresh: [@tedre_long_2016; @guzdial_learner-centered_2015-1]&gt;<text:reference-mark-end text:name="ZOTERO_ITEM CSL_CITATION {&quot;citationID&quot;:&quot;egjxqjqn&quot;,&quot;citationItems&quot;:[{&quot;id&quot;:83,&quot;uris&quot;:[&quot;http://zotero.org/users/1913249/items/D6IF6PH5&quot;],&quot;uri&quot;:[&quot;http://zotero.org/users/1913249/items/D6IF6PH5&quot;],&quot;prefix&quot;:&quot;&quot;,&quot;itemData&quot;:{&quot;accessed&quot;:{&quot;date-parts&quot;:[[&quot;2021&quot;,2,22]]},&quot;citation-key&quot;:&quot;tedre_long_2016&quot;,&quot;publisher-place&quot;:&quot;Koli Finland&quot;,&quot;id&quot;:&quot;tedre_long_2016&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title&quot;:&quot;The long quest for computational thinking&quot;,&quot;event-title&quot;:&quot;Koli Calling 2016: 16th Koli Calling International Conference on Computing Education Research&quot;,&quot;DOI&quot;:&quot;10.1145/2999541.2999542&quot;,&quot;type&quot;:&quot;paper-conference&quot;,&quot;source&quot;:&quot;DOI.org (Crossref)&quot;,&quot;URL&quot;:&quot;https://dl.acm.org/doi/10.1145/2999541.2999542&quot;,&quot;author&quot;:[{&quot;given&quot;:&quot;Matti&quot;,&quot;family&quot;:&quot;Tedre&quot;},{&quot;given&quot;:&quot;Peter J.&quot;,&quot;family&quot;:&quot;Denning&quot;}],&quot;issued&quot;:{&quot;date-parts&quot;:[[&quot;2016&quot;,11,24]]},&quot;event-place&quot;:&quot;Koli Finland&quot;,&quot;container-title&quot;:&quot;Proceedings of the 16th Koli Calling International Conference on Computing Education Research&quot;,&quot;language&quot;:&quot;en&quot;,&quot;ISBN&quot;:&quot;978-1-4503-4770-9&quot;},&quot;suffix&quot;:&quot;&quot;},{&quot;id&quot;:1434,&quot;uris&quot;:[&quot;http://zotero.org/users/1913249/items/H369PIJW&quot;],&quot;uri&quot;:[&quot;http://zotero.org/users/1913249/items/H369PIJW&quot;],&quot;prefix&quot;:&quot;&quot;,&quot;itemData&quot;:{&quot;type&quot;:&quot;book&quot;,&quot;citation-key&quot;:&quot;guzdial_learner-centered_2015-1&quot;,&quot;publisher&quot;:&quot;Morgan &amp; Claypool Publishers&quot;,&quot;ISBN&quot;:&quot;978-1-62705-352-5&quot;,&quot;source&quot;:&quot;Google Books&quot;,&quot;id&quot;:&quot;guzdial_learner-centered_2015-1&quot;,&quot;title-short&quot;:&quot;Learner-Centered Design of Computing Education&quot;,&quot;author&quot;:[{&quot;given&quot;:&quot;Mark&quot;,&quot;family&quot;:&quot;Guzdial&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language&quot;:&quot;en&quot;,&quot;issued&quot;:{&quot;date-parts&quot;:[[&quot;2015&quot;,12,1]]},&quot;title&quot;:&quot;Learner-Centered Design of Computing Education: Research on Computing for Everyone&quot;,&quot;number-of-pages&quot;:&quot;167&quot;},&quot;suffix&quot;:&quot;&quot;}],&quot;schema&quot;:&quot;https://github.com/citation-style-language/schema/raw/master/csl-citation.json&quot;,&quot;properties&quot;:{&quot;noteIndex&quot;:0,&quot;formattedCitation&quot;:&quot;[@tedre_long_2016; @guzdial_learner-centered_2015-1]&quot;}} RNDjnsaqqsnxg"/>. Thus, I am cautions of making claims about transfer of the value of developing computational fluency of participants to other areas. 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7">
        <text:list-item>
          <text:p text:style-name="P17">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D&quot;:&quot;rsmueiiq&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egadkfkuda"/>&lt;Do Zotero Refresh: [@gomes2007learning]&gt;<text:reference-mark-end text:name="ZOTERO_ITEM CSL_CITATION {&quot;citationID&quot;:&quot;rsmueiiq&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egadkfkuda"/> <text:reference-mark-start text:name="ZOTERO_ITEM CSL_CITATION {&quot;citationID&quot;:&quot;dtnngfox&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vgktmcmywq"/>&lt;Do Zotero Refresh: [@joao_cross-analysis_2019]&gt;<text:reference-mark-end text:name="ZOTERO_ITEM CSL_CITATION {&quot;citationID&quot;:&quot;dtnngfox&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vgktmcmywq"/>. and here</text:p>
      <text:p text:style-name="P18">&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D&quot;:&quot;gfhllhpw&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nzqqzukniq"/>&lt;Do Zotero Refresh: [@joao_cross-analysis_2019]&gt;<text:reference-mark-end text:name="ZOTERO_ITEM CSL_CITATION {&quot;citationID&quot;:&quot;gfhllhpw&quot;,&quot;citationItems&quot;:[{&quot;id&quot;:9093,&quot;uris&quot;:[&quot;http://zotero.org/users/1913249/items/C7CNB5XA&quot;],&quot;uri&quot;:[&quot;http://zotero.org/users/1913249/items/C7CNB5XA&quot;],&quot;prefix&quot;:&quot;&quot;,&quot;itemData&quot;:{&quot;accessed&quot;:{&quot;date-parts&quot;:[[&quot;2023&quot;,12,3]]},&quot;citation-key&quot;:&quot;joao_cross-analysis_2019&quot;,&quot;number&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page&quot;:&quot;181&quot;,&quot;title&quot;:&quot;A Cross-analysis of Block-based and Visual Programming Apps with Computer Science Student-Teachers&quot;,&quot;volume&quot;:&quot;9&quot;,&quot;issue&quot;:&quot;3&quot;,&quot;source&quot;:&quot;www.mdpi.com&quot;,&quot;type&quot;:&quot;article-journal&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language&quot;:&quot;en&quot;,&quot;container-title&quot;:&quot;Education Sciences&quot;,&quot;license&quot;:&quot;http://creativecommons.org/licenses/by/3.0/&quot;,&quot;issued&quot;:{&quot;date-parts&quot;:[[&quot;2019&quot;,9]]}},&quot;suffix&quot;:&quot;&quot;}],&quot;schema&quot;:&quot;https://github.com/citation-style-language/schema/raw/master/csl-citation.json&quot;,&quot;properties&quot;:{&quot;noteIndex&quot;:0,&quot;formattedCitation&quot;:&quot;[@joao_cross-analysis_2019]&quot;}} RNDnzqqzukniq"/>.</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twnpcyio&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bunyludsgp"/>&lt;Do Zotero Refresh: [@gomes2007learning]&gt;<text:reference-mark-end text:name="ZOTERO_ITEM CSL_CITATION {&quot;citationID&quot;:&quot;twnpcyio&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bunyludsgp"/></text:p>
      <text:p text:style-name="Text_20_body">Issues of needing levels of abstraction in learning programming <text:reference-mark-start text:name="ZOTERO_ITEM CSL_CITATION {&quot;citationID&quot;:&quot;avmnudeu&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yohgfacsqf"/>&lt;Do Zotero Refresh: [@gomes2007learning]&gt;<text:reference-mark-end text:name="ZOTERO_ITEM CSL_CITATION {&quot;citationID&quot;:&quot;avmnudeu&quot;,&quot;citationItems&quot;:[{&quot;id&quot;:9092,&quot;uris&quot;:[&quot;http://zotero.org/users/1913249/items/JRKNFC9F&quot;],&quot;uri&quot;:[&quot;http://zotero.org/users/1913249/items/JRKNFC9F&quot;],&quot;prefix&quot;:&quot;&quot;,&quot;itemData&quot;:{&quot;id&quot;:&quot;gomes2007learning&quot;,&quot;issued&quot;:{&quot;date-parts&quot;:[[&quot;2007&quot;]]},&quot;author&quot;:[{&quot;given&quot;:&quot;Anabela&quot;,&quot;family&quot;:&quot;Gomes&quot;},{&quot;given&quot;:&quot;António José&quot;,&quot;family&quot;:&quot;Mendes&quot;}],&quot;type&quot;:&quot;paper-conference&quot;,&quot;citation-key&quot;:&quot;gomes2007learning&quot;,&quot;container-title&quot;:&quot;International conference on engineering Education–ICEE&quot;,&quot;title&quot;:&quot;Learning to program-difficulties and solutions&quot;,&quot;volume&quot;:&quot;7&quot;},&quot;suffix&quot;:&quot;&quot;}],&quot;schema&quot;:&quot;https://github.com/citation-style-language/schema/raw/master/csl-citation.json&quot;,&quot;properties&quot;:{&quot;noteIndex&quot;:0,&quot;formattedCitation&quot;:&quot;[@gomes2007learning]&quot;}} RNDyohgfacsqf"/>.</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D&quot;:&quot;ryusshqe&quot;,&quot;citationItems&quot;:[{&quot;id&quot;:2837,&quot;uris&quot;:[&quot;http://zotero.org/users/1913249/items/FC7LF8E6&quot;],&quot;uri&quot;:[&quot;http://zotero.org/users/1913249/items/FC7LF8E6&quot;],&quot;prefix&quot;:&quot;&quot;,&quot;itemData&quot;:{&quot;accessed&quot;:{&quot;date-parts&quot;:[[&quot;2018&quot;,10,30]]},&quot;citation-key&quot;:&quot;yu_survey_2018&quot;,&quot;publisher-place&quot;:&quot;Trondheim, Norway&quot;,&quot;id&quot;:&quot;yu_survey_201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title&quot;:&quot;A survey of computational kits for young children&quot;,&quot;event-title&quot;:&quot;the 17th ACM Conference&quot;,&quot;DOI&quot;:&quot;10.1145/3202185.3202738&quot;,&quot;type&quot;:&quot;paper-conference&quot;,&quot;source&quot;:&quot;Crossref&quot;,&quot;URL&quot;:&quot;http://dl.acm.org/citation.cfm?doid=3202185.3202738&quot;,&quot;author&quot;:[{&quot;given&quot;:&quot;Junnan&quot;,&quot;family&quot;:&quot;Yu&quot;},{&quot;given&quot;:&quot;Ricarose&quot;,&quot;family&quot;:&quot;Roque&quot;}],&quot;issued&quot;:{&quot;date-parts&quot;:[[&quot;2018&quot;]]},&quot;event-place&quot;:&quot;Trondheim, Norway&quot;,&quot;container-title&quot;:&quot;Proceedings of the 17th ACM Conference on Interaction Design and Children  - IDC '18&quot;,&quot;language&quot;:&quot;en&quot;,&quot;ISBN&quot;:&quot;978-1-4503-5152-2&quot;},&quot;suffix&quot;:&quot;&quot;}],&quot;schema&quot;:&quot;https://github.com/citation-style-language/schema/raw/master/csl-citation.json&quot;,&quot;properties&quot;:{&quot;noteIndex&quot;:0,&quot;formattedCitation&quot;:&quot;[@yu_survey_2018]&quot;}} RNDcuwijwdwky"/>&lt;Do Zotero Refresh: [@yu_survey_2018]&gt;<text:reference-mark-end text:name="ZOTERO_ITEM CSL_CITATION {&quot;citationID&quot;:&quot;ryusshqe&quot;,&quot;citationItems&quot;:[{&quot;id&quot;:2837,&quot;uris&quot;:[&quot;http://zotero.org/users/1913249/items/FC7LF8E6&quot;],&quot;uri&quot;:[&quot;http://zotero.org/users/1913249/items/FC7LF8E6&quot;],&quot;prefix&quot;:&quot;&quot;,&quot;itemData&quot;:{&quot;accessed&quot;:{&quot;date-parts&quot;:[[&quot;2018&quot;,10,30]]},&quot;citation-key&quot;:&quot;yu_survey_2018&quot;,&quot;publisher-place&quot;:&quot;Trondheim, Norway&quot;,&quot;id&quot;:&quot;yu_survey_201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title&quot;:&quot;A survey of computational kits for young children&quot;,&quot;event-title&quot;:&quot;the 17th ACM Conference&quot;,&quot;DOI&quot;:&quot;10.1145/3202185.3202738&quot;,&quot;type&quot;:&quot;paper-conference&quot;,&quot;source&quot;:&quot;Crossref&quot;,&quot;URL&quot;:&quot;http://dl.acm.org/citation.cfm?doid=3202185.3202738&quot;,&quot;author&quot;:[{&quot;given&quot;:&quot;Junnan&quot;,&quot;family&quot;:&quot;Yu&quot;},{&quot;given&quot;:&quot;Ricarose&quot;,&quot;family&quot;:&quot;Roque&quot;}],&quot;issued&quot;:{&quot;date-parts&quot;:[[&quot;2018&quot;]]},&quot;event-place&quot;:&quot;Trondheim, Norway&quot;,&quot;container-title&quot;:&quot;Proceedings of the 17th ACM Conference on Interaction Design and Children  - IDC '18&quot;,&quot;language&quot;:&quot;en&quot;,&quot;ISBN&quot;:&quot;978-1-4503-5152-2&quot;},&quot;suffix&quot;:&quot;&quot;}],&quot;schema&quot;:&quot;https://github.com/citation-style-language/schema/raw/master/csl-citation.json&quot;,&quot;properties&quot;:{&quot;noteIndex&quot;:0,&quot;formattedCitation&quot;:&quot;[@yu_survey_2018]&quot;}} RNDcuwijwdwky"/>.</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8">
        <text:list-item>
          <text:p text:style-name="P19">Block coding vs text coding, syntax</text:p>
        </text:list-item>
        <text:list-item>
          <text:p text:style-name="P19">Design principles for game making tools, <text:reference-mark-start text:name="ZOTERO_ITEM CSL_CITATION {&quot;citationID&quot;:&quot;zosxcaei&quot;,&quot;citationItems&quot;:[{&quot;id&quot;:1409,&quot;uris&quot;:[&quot;http://zotero.org/users/1913249/items/C9RM6JHC&quot;],&quot;uri&quot;:[&quot;http://zotero.org/users/1913249/items/C9RM6JHC&quot;],&quot;prefix&quot;:&quot;&quot;,&quot;itemData&quot;:{&quot;type&quot;:&quot;book&quot;,&quot;citation-key&quot;:&quot;kafai_connected_2016&quot;,&quot;publisher&quot;:&quot;MIT Press&quot;,&quot;ISBN&quot;:&quot;978-0-262-03537-8&quot;,&quot;source&quot;:&quot;Google Books&quot;,&quot;id&quot;:&quot;kafai_connected_2016&quot;,&quot;title-short&quot;:&quot;Connected Gaming&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ssued&quot;:{&quot;date-parts&quot;:[[&quot;2016&quot;,12,23]]},&quot;title&quot;:&quot;Connected Gaming: What Making Video Games Can Teach Us about Learning and Literacy&quot;,&quot;number-of-pages&quot;:&quot;221&quot;},&quot;suffix&quot;:&quot;&quot;},{&quot;id&quot;:1095,&quot;uris&quot;:[&quot;http://zotero.org/users/1913249/items/VWHA2FJX&quot;],&quot;uri&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type&quot;:&quot;paper-conference&quot;,&quot;id&quot;:&quot;resnick_reflections_2005&quot;,&quot;URL&quot;:&quot;http://dl.acm.org/citation.cfm?id=1109556&quot;,&quot;publisher&quot;:&quot;ACM&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page&quot;:&quot;117–122&quot;},&quot;suffix&quot;:&quot;&quot;}],&quot;schema&quot;:&quot;https://github.com/citation-style-language/schema/raw/master/csl-citation.json&quot;,&quot;properties&quot;:{&quot;noteIndex&quot;:0,&quot;formattedCitation&quot;:&quot;[@kafai_connected_2016; @resnick_reflections_2005]&quot;}} RNDagaqmspgli"/>&lt;Do Zotero Refresh: [@kafai_connected_2016; @resnick_reflections_2005]&gt;<text:reference-mark-end text:name="ZOTERO_ITEM CSL_CITATION {&quot;citationID&quot;:&quot;zosxcaei&quot;,&quot;citationItems&quot;:[{&quot;id&quot;:1409,&quot;uris&quot;:[&quot;http://zotero.org/users/1913249/items/C9RM6JHC&quot;],&quot;uri&quot;:[&quot;http://zotero.org/users/1913249/items/C9RM6JHC&quot;],&quot;prefix&quot;:&quot;&quot;,&quot;itemData&quot;:{&quot;type&quot;:&quot;book&quot;,&quot;citation-key&quot;:&quot;kafai_connected_2016&quot;,&quot;publisher&quot;:&quot;MIT Press&quot;,&quot;ISBN&quot;:&quot;978-0-262-03537-8&quot;,&quot;source&quot;:&quot;Google Books&quot;,&quot;id&quot;:&quot;kafai_connected_2016&quot;,&quot;title-short&quot;:&quot;Connected Gaming&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ssued&quot;:{&quot;date-parts&quot;:[[&quot;2016&quot;,12,23]]},&quot;title&quot;:&quot;Connected Gaming: What Making Video Games Can Teach Us about Learning and Literacy&quot;,&quot;number-of-pages&quot;:&quot;221&quot;},&quot;suffix&quot;:&quot;&quot;},{&quot;id&quot;:1095,&quot;uris&quot;:[&quot;http://zotero.org/users/1913249/items/VWHA2FJX&quot;],&quot;uri&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type&quot;:&quot;paper-conference&quot;,&quot;id&quot;:&quot;resnick_reflections_2005&quot;,&quot;URL&quot;:&quot;http://dl.acm.org/citation.cfm?id=1109556&quot;,&quot;publisher&quot;:&quot;ACM&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page&quot;:&quot;117–122&quot;},&quot;suffix&quot;:&quot;&quot;}],&quot;schema&quot;:&quot;https://github.com/citation-style-language/schema/raw/master/csl-citation.json&quot;,&quot;properties&quot;:{&quot;noteIndex&quot;:0,&quot;formattedCitation&quot;:&quot;[@kafai_connected_2016; @resnick_reflections_2005]&quot;}} RNDagaqmspgli"/> ()</text:p>
        </text:list-item>
        <text:list-item>
          <text:p text:style-name="P19">Barriers in using support material for code examples- mapping, understanding, <text:reference-mark-start text:name="ZOTERO_ITEM CSL_CITATION {&quot;citationID&quot;:&quot;ocmrwizg&quot;,&quot;citationItems&quot;:[{&quot;id&quot;:8698,&quot;uris&quot;:[&quot;http://zotero.org/users/1913249/items/D6ZVJHNB&quot;],&quot;uri&quot;:[&quot;http://zotero.org/users/1913249/items/D6ZVJHNB&quot;],&quot;prefix&quot;:&quot;&quot;,&quot;itemData&quot;:{&quot;DOI&quot;:&quot;10.1145/3430665.3456370&quot;,&quot;citation-key&quot;:&quot;wang_novices_2021&quot;,&quot;publisher-place&quot;:&quot;New York, NY, USA&quot;,&quot;id&quot;:&quot;wang_novices_2021&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collection-title&quot;:&quot;ITiCSE '21&quot;,&quot;accessed&quot;:{&quot;date-parts&quot;:[[&quot;2023&quot;,6,12]]},&quot;type&quot;:&quot;paper-conference&quot;,&quot;URL&quot;:&quot;https://dl.acm.org/doi/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source&quot;:&quot;ACM Digital Library&quot;,&quot;event-place&quot;:&quot;New York, NY, USA&quot;,&quot;container-title&quot;:&quot;Proceedings of the 26th ACM Conference on Innovation and Technology in Computer Science Education V. 1&quot;,&quot;issued&quot;:{&quot;date-parts&quot;:[[&quot;2021&quot;,6,26]]},&quot;ISBN&quot;:&quot;978-1-4503-8214-4&quot;},&quot;suffix&quot;:&quot;&quot;}],&quot;schema&quot;:&quot;https://github.com/citation-style-language/schema/raw/master/csl-citation.json&quot;,&quot;properties&quot;:{&quot;noteIndex&quot;:0,&quot;formattedCitation&quot;:&quot;[@wang_novices_2021]&quot;}} RNDfdcpbcdtzg"/>&lt;Do Zotero Refresh: [@wang_novices_2021]&gt;<text:reference-mark-end text:name="ZOTERO_ITEM CSL_CITATION {&quot;citationID&quot;:&quot;ocmrwizg&quot;,&quot;citationItems&quot;:[{&quot;id&quot;:8698,&quot;uris&quot;:[&quot;http://zotero.org/users/1913249/items/D6ZVJHNB&quot;],&quot;uri&quot;:[&quot;http://zotero.org/users/1913249/items/D6ZVJHNB&quot;],&quot;prefix&quot;:&quot;&quot;,&quot;itemData&quot;:{&quot;DOI&quot;:&quot;10.1145/3430665.3456370&quot;,&quot;citation-key&quot;:&quot;wang_novices_2021&quot;,&quot;publisher-place&quot;:&quot;New York, NY, USA&quot;,&quot;id&quot;:&quot;wang_novices_2021&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collection-title&quot;:&quot;ITiCSE '21&quot;,&quot;accessed&quot;:{&quot;date-parts&quot;:[[&quot;2023&quot;,6,12]]},&quot;type&quot;:&quot;paper-conference&quot;,&quot;URL&quot;:&quot;https://dl.acm.org/doi/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source&quot;:&quot;ACM Digital Library&quot;,&quot;event-place&quot;:&quot;New York, NY, USA&quot;,&quot;container-title&quot;:&quot;Proceedings of the 26th ACM Conference on Innovation and Technology in Computer Science Education V. 1&quot;,&quot;issued&quot;:{&quot;date-parts&quot;:[[&quot;2021&quot;,6,26]]},&quot;ISBN&quot;:&quot;978-1-4503-8214-4&quot;},&quot;suffix&quot;:&quot;&quot;}],&quot;schema&quot;:&quot;https://github.com/citation-style-language/schema/raw/master/csl-citation.json&quot;,&quot;properties&quot;:{&quot;noteIndex&quot;:0,&quot;formattedCitation&quot;:&quot;[@wang_novices_2021]&quot;}} RNDfdcpbcdtzg"/></text:p>
        </text:list-item>
      </text:list>
      <text:p text:style-name="First_20_paragraph">Scratch and GSM merit particular examination as mini-case studies. The</text:p>
      <text:list text:style-name="L19">
        <text:list-item>
          <text:p text:style-name="P20">Scratch and community element.</text:p>
        </text:list-item>
        <text:list-item>
          <text:p text:style-name="P20">Remix as a feature: <text:reference-mark-start text:name="ZOTERO_ITEM CSL_CITATION {&quot;citationID&quot;:&quot;tdoukplx&quot;,&quot;citationItems&quot;:[{&quot;id&quot;:9090,&quot;uris&quot;:[&quot;http://zotero.org/users/1913249/items/BB7BFTD6&quot;],&quot;uri&quot;:[&quot;http://zotero.org/users/1913249/items/BB7BFTD6&quot;],&quot;prefix&quot;:&quot;&quot;,&quot;itemData&quot;:{&quot;accessed&quot;:{&quot;date-parts&quot;:[[&quot;2023&quot;,12,1]]},&quot;citation-key&quot;:&quot;amanullah_evaluating_2019&quot;,&quot;publisher-place&quot;:&quot;Covington, KY, USA&quot;,&quot;id&quot;:&quot;amanullah_evaluating_2019&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age&quot;:&quot;1-8&quot;,&quot;title&quot;:&quot;Evaluating the Use of Remixing in Scratch Projects Based on Repertoire, Lines of Code (LOC), and Elementary Patterns&quot;,&quot;event-title&quot;:&quot;2019 IEEE Frontiers in Education Conference (FIE)&quot;,&quot;DOI&quot;:&quot;10.1109/FIE43999.2019.9028475&quot;,&quot;type&quot;:&quot;paper-conference&quot;,&quot;source&quot;:&quot;DOI.org (Crossref)&quot;,&quot;URL&quot;:&quot;https://ieeexplore.ieee.org/document/9028475/&quot;,&quot;author&quot;:[{&quot;given&quot;:&quot;Kashif&quot;,&quot;family&quot;:&quot;Amanullah&quot;},{&quot;given&quot;:&quot;Tim&quot;,&quot;family&quot;:&quot;Bell&quot;}],&quot;issued&quot;:{&quot;date-parts&quot;:[[&quot;2019&quot;,10]]},&quot;event-place&quot;:&quot;Covington, KY, USA&quot;,&quot;container-title&quot;:&quot;2019 IEEE Frontiers in Education Conference (FIE)&quot;,&quot;language&quot;:&quot;en&quot;,&quot;ISBN&quot;:&quot;978-1-7281-1746-1&quot;},&quot;suffix&quot;:&quot;&quot;}],&quot;schema&quot;:&quot;https://github.com/citation-style-language/schema/raw/master/csl-citation.json&quot;,&quot;properties&quot;:{&quot;noteIndex&quot;:0,&quot;formattedCitation&quot;:&quot;[@amanullah_evaluating_2019]&quot;}} RNDiaetjsvvks"/>&lt;Do Zotero Refresh: [@amanullah_evaluating_2019]&gt;<text:reference-mark-end text:name="ZOTERO_ITEM CSL_CITATION {&quot;citationID&quot;:&quot;tdoukplx&quot;,&quot;citationItems&quot;:[{&quot;id&quot;:9090,&quot;uris&quot;:[&quot;http://zotero.org/users/1913249/items/BB7BFTD6&quot;],&quot;uri&quot;:[&quot;http://zotero.org/users/1913249/items/BB7BFTD6&quot;],&quot;prefix&quot;:&quot;&quot;,&quot;itemData&quot;:{&quot;accessed&quot;:{&quot;date-parts&quot;:[[&quot;2023&quot;,12,1]]},&quot;citation-key&quot;:&quot;amanullah_evaluating_2019&quot;,&quot;publisher-place&quot;:&quot;Covington, KY, USA&quot;,&quot;id&quot;:&quot;amanullah_evaluating_2019&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age&quot;:&quot;1-8&quot;,&quot;title&quot;:&quot;Evaluating the Use of Remixing in Scratch Projects Based on Repertoire, Lines of Code (LOC), and Elementary Patterns&quot;,&quot;event-title&quot;:&quot;2019 IEEE Frontiers in Education Conference (FIE)&quot;,&quot;DOI&quot;:&quot;10.1109/FIE43999.2019.9028475&quot;,&quot;type&quot;:&quot;paper-conference&quot;,&quot;source&quot;:&quot;DOI.org (Crossref)&quot;,&quot;URL&quot;:&quot;https://ieeexplore.ieee.org/document/9028475/&quot;,&quot;author&quot;:[{&quot;given&quot;:&quot;Kashif&quot;,&quot;family&quot;:&quot;Amanullah&quot;},{&quot;given&quot;:&quot;Tim&quot;,&quot;family&quot;:&quot;Bell&quot;}],&quot;issued&quot;:{&quot;date-parts&quot;:[[&quot;2019&quot;,10]]},&quot;event-place&quot;:&quot;Covington, KY, USA&quot;,&quot;container-title&quot;:&quot;2019 IEEE Frontiers in Education Conference (FIE)&quot;,&quot;language&quot;:&quot;en&quot;,&quot;ISBN&quot;:&quot;978-1-7281-1746-1&quot;},&quot;suffix&quot;:&quot;&quot;}],&quot;schema&quot;:&quot;https://github.com/citation-style-language/schema/raw/master/csl-citation.json&quot;,&quot;properties&quot;:{&quot;noteIndex&quot;:0,&quot;formattedCitation&quot;:&quot;[@amanullah_evaluating_2019]&quot;}} RNDiaetjsvvks"/></text:p>
        </text:list-item>
        <text:list-item>
          <text:p text:style-name="P20">Online log in</text:p>
        </text:list-item>
        <text:list-item>
          <text:p text:style-name="P20">library of assets to speed up creation</text:p>
        </text:list-item>
        <text:list-item>
          <text:p text:style-name="P20">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djyinbyo&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dbicicgxxr"/>&lt;Do Zotero Refresh: [-@papert_epistemological_1990]&gt;<text:reference-mark-end text:name="ZOTERO_ITEM CSL_CITATION {&quot;citationID&quot;:&quot;djyinbyo&quot;,&quot;citationItems&quot;:[{&quot;id&quot;:2017,&quot;suppress-author&quot;:true,&quot;prefix&quot;:&quot;&quot;,&quot;uri&quot;:[&quot;http://zotero.org/users/1913249/items/PN46846P&quot;],&quot;uris&quot;:[&quot;http://zotero.org/users/1913249/items/PN46846P&quot;],&quot;itemData&quot;:{&quot;issue&quot;:&quot;1&quot;,&quot;citation-key&quot;:&quot;papert_epistemological_1990&quot;,&quot;issued&quot;:{&quot;date-parts&quot;:[[&quot;1990&quot;]]},&quot;id&quot;:&quot;papert_epistemological_1990&quot;,&quot;URL&quot;:&quot;http://www.papert.org/articles/EpistemologicalPluralism.html&quot;,&quot;author&quot;:[{&quot;given&quot;:&quot;Seymour&quot;,&quot;family&quot;:&quot;Papert&quot;},{&quot;given&quot;:&quot;Sherry&quot;,&quot;family&quot;:&quot;Turkle&quot;}],&quot;type&quot;:&quot;article-journal&quot;,&quot;accessed&quot;:{&quot;date-parts&quot;:[[&quot;2017&quot;,11,1]]},&quot;container-title&quot;:&quot;Signs&quot;,&quot;title&quot;:&quot;Epistemological Pluralism and the Revaluation of the Concrete&quot;,&quot;volume&quot;:&quot;16&quot;},&quot;suffix&quot;:&quot;&quot;}],&quot;schema&quot;:&quot;https://github.com/citation-style-language/schema/raw/master/csl-citation.json&quot;,&quot;properties&quot;:{&quot;noteIndex&quot;:0,&quot;formattedCitation&quot;:&quot;[-@papert_epistemological_1990]&quot;}} RNDdbicicgxxr"/>.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mjouksot&quot;,&quot;citationItems&quot;:[{&quot;id&quot;:1293,&quot;uris&quot;:[&quot;http://zotero.org/users/1913249/items/CQ6F79QS&quot;],&quot;uri&quot;:[&quot;http://zotero.org/users/1913249/items/CQ6F79QS&quot;],&quot;prefix&quot;:&quot;&quot;,&quot;itemData&quot;:{&quot;issue&quot;:&quot;1881&quot;,&quot;DOI&quot;:&quot;10.1098/rsta.2008.0118&quot;,&quot;language&quot;:&quot;en&quot;,&quot;type&quot;:&quot;article-journal&quot;,&quot;citation-key&quot;:&quot;wing_computational_2008&quot;,&quot;accessed&quot;:{&quot;date-parts&quot;:[[&quot;2016&quot;,8,8]]},&quot;source&quot;:&quot;CrossRef&quot;,&quot;page&quot;:&quot;3717-3725&quot;,&quot;id&quot;:&quot;wing_computational_2008&quot;,&quot;URL&quot;:&quot;http://rsta.royalsocietypublishing.org/cgi/doi/10.1098/rsta.2008.0118&quot;,&quot;author&quot;:[{&quot;given&quot;:&quot;J. M&quot;,&quot;family&quot;:&quot;Wing&quot;}],&quot;issued&quot;:{&quot;date-parts&quot;:[[&quot;2008&quot;,10,28]]},&quot;ISSN&quot;:&quot;1364-503X, 1471-2962&quot;,&quot;container-title&quot;:&quot;Philosophical Transactions of the Royal Society A: Mathematical, Physical and Engineering Sciences&quot;,&quot;title&quot;:&quot;Computational thinking and thinking about computing&quot;,&quot;volume&quot;:&quot;366&quot;},&quot;suffix&quot;:&quot;&quot;}],&quot;schema&quot;:&quot;https://github.com/citation-style-language/schema/raw/master/csl-citation.json&quot;,&quot;properties&quot;:{&quot;noteIndex&quot;:0,&quot;formattedCitation&quot;:&quot;[@wing_computational_2008]&quot;}} RNDljovbsfabs"/>&lt;Do Zotero Refresh: [@wing_computational_2008]&gt;<text:reference-mark-end text:name="ZOTERO_ITEM CSL_CITATION {&quot;citationID&quot;:&quot;mjouksot&quot;,&quot;citationItems&quot;:[{&quot;id&quot;:1293,&quot;uris&quot;:[&quot;http://zotero.org/users/1913249/items/CQ6F79QS&quot;],&quot;uri&quot;:[&quot;http://zotero.org/users/1913249/items/CQ6F79QS&quot;],&quot;prefix&quot;:&quot;&quot;,&quot;itemData&quot;:{&quot;issue&quot;:&quot;1881&quot;,&quot;DOI&quot;:&quot;10.1098/rsta.2008.0118&quot;,&quot;language&quot;:&quot;en&quot;,&quot;type&quot;:&quot;article-journal&quot;,&quot;citation-key&quot;:&quot;wing_computational_2008&quot;,&quot;accessed&quot;:{&quot;date-parts&quot;:[[&quot;2016&quot;,8,8]]},&quot;source&quot;:&quot;CrossRef&quot;,&quot;page&quot;:&quot;3717-3725&quot;,&quot;id&quot;:&quot;wing_computational_2008&quot;,&quot;URL&quot;:&quot;http://rsta.royalsocietypublishing.org/cgi/doi/10.1098/rsta.2008.0118&quot;,&quot;author&quot;:[{&quot;given&quot;:&quot;J. M&quot;,&quot;family&quot;:&quot;Wing&quot;}],&quot;issued&quot;:{&quot;date-parts&quot;:[[&quot;2008&quot;,10,28]]},&quot;ISSN&quot;:&quot;1364-503X, 1471-2962&quot;,&quot;container-title&quot;:&quot;Philosophical Transactions of the Royal Society A: Mathematical, Physical and Engineering Sciences&quot;,&quot;title&quot;:&quot;Computational thinking and thinking about computing&quot;,&quot;volume&quot;:&quot;366&quot;},&quot;suffix&quot;:&quot;&quot;}],&quot;schema&quot;:&quot;https://github.com/citation-style-language/schema/raw/master/csl-citation.json&quot;,&quot;properties&quot;:{&quot;noteIndex&quot;:0,&quot;formattedCitation&quot;:&quot;[@wing_computational_2008]&quot;}} RNDljovbsfabs"/>.</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bzheaqhj&quot;,&quot;citationItems&quot;:[{&quot;id&quot;:1131,&quot;locator&quot;:&quot; 143&quot;,&quot;uris&quot;:[&quot;http://zotero.org/users/1913249/items/ZWUAZAZN&quot;],&quot;uri&quot;:[&quot;http://zotero.org/users/1913249/items/ZWUAZAZN&quot;],&quot;prefix&quot;:&quot;&quot;,&quot;itemData&quot;:{&quot;type&quot;:&quot;book&quot;,&quot;citation-key&quot;:&quot;papert_childrens_1993&quot;,&quot;source&quot;:&quot;Open WorldCat&quot;,&quot;author&quot;:[{&quot;given&quot;:&quot;Seymour&quot;,&quot;family&quot;:&quot;Papert&quot;}],&quot;publisher-place&quot;:&quot;New York&quot;,&quot;id&quot;:&quot;papert_childrens_1993&quot;,&quot;title-short&quot;:&quot;The children's machine&quot;,&quot;ISBN&quot;:&quot;0-465-01830-0 978-0-465-01830-7 0-465-01063-6 978-0-465-01063-9 0-7450-1603-0 978-0-7450-1603-0&quot;,&quot;publisher&quot;:&quot;BasicBooks&quot;,&quot;event-place&quot;:&quot;New York&quot;,&quot;issued&quot;:{&quot;date-parts&quot;:[[&quot;1993&quot;]]},&quot;title&quot;:&quot;The children's machine: rethinking school in the age of the computer&quot;,&quot;language&quot;:&quot;English&quot;}}],&quot;schema&quot;:&quot;https://github.com/citation-style-language/schema/raw/master/csl-citation.json&quot;,&quot;properties&quot;:{&quot;noteIndex&quot;:0,&quot;formattedCitation&quot;:&quot;[@papert_childrens_1993, p. 143]&quot;}} RNDtngqftatnk"/>&lt;Do Zotero Refresh: [@papert_childrens_1993, p. 143]&gt;<text:reference-mark-end text:name="ZOTERO_ITEM CSL_CITATION {&quot;citationID&quot;:&quot;bzheaqhj&quot;,&quot;citationItems&quot;:[{&quot;id&quot;:1131,&quot;locator&quot;:&quot; 143&quot;,&quot;uris&quot;:[&quot;http://zotero.org/users/1913249/items/ZWUAZAZN&quot;],&quot;uri&quot;:[&quot;http://zotero.org/users/1913249/items/ZWUAZAZN&quot;],&quot;prefix&quot;:&quot;&quot;,&quot;itemData&quot;:{&quot;type&quot;:&quot;book&quot;,&quot;citation-key&quot;:&quot;papert_childrens_1993&quot;,&quot;source&quot;:&quot;Open WorldCat&quot;,&quot;author&quot;:[{&quot;given&quot;:&quot;Seymour&quot;,&quot;family&quot;:&quot;Papert&quot;}],&quot;publisher-place&quot;:&quot;New York&quot;,&quot;id&quot;:&quot;papert_childrens_1993&quot;,&quot;title-short&quot;:&quot;The children's machine&quot;,&quot;ISBN&quot;:&quot;0-465-01830-0 978-0-465-01830-7 0-465-01063-6 978-0-465-01063-9 0-7450-1603-0 978-0-7450-1603-0&quot;,&quot;publisher&quot;:&quot;BasicBooks&quot;,&quot;event-place&quot;:&quot;New York&quot;,&quot;issued&quot;:{&quot;date-parts&quot;:[[&quot;1993&quot;]]},&quot;title&quot;:&quot;The children's machine: rethinking school in the age of the computer&quot;,&quot;language&quot;:&quot;English&quot;}}],&quot;schema&quot;:&quot;https://github.com/citation-style-language/schema/raw/master/csl-citation.json&quot;,&quot;properties&quot;:{&quot;noteIndex&quot;:0,&quot;formattedCitation&quot;:&quot;[@papert_childrens_1993, p. 143]&quot;}} RNDtngqftatnk"/>.</text:p>
      <text:p text:style-name="Text_20_body">Kafai and Peppler also address the issues of gender identities and game design <text:reference-mark-start text:name="ZOTERO_ITEM CSL_CITATION {&quot;citationID&quot;:&quot;mcdylrtn&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kznlspkatl"/>&lt;Do Zotero Refresh: [@kafai_beyond_2014]&gt;<text:reference-mark-end text:name="ZOTERO_ITEM CSL_CITATION {&quot;citationID&quot;:&quot;mcdylrtn&quot;,&quot;citationItems&quot;:[{&quot;id&quot;:3759,&quot;uris&quot;:[&quot;http://zotero.org/users/1913249/items/XCATBQNK&quot;],&quot;uri&quot;:[&quot;http://zotero.org/users/1913249/items/XCATBQNK&quot;],&quot;prefix&quot;:&quot;&quot;,&quot;itemData&quot;:{&quot;accessed&quot;:{&quot;date-parts&quot;:[[&quot;2018&quot;,7,18]]},&quot;citation-key&quot;:&quot;kafai_beyond_2014&quot;,&quot;publisher-place&quot;:&quot;Siegen, Germany, Germany&quot;,&quot;id&quot;:&quot;kafai_beyond_2014&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itle&quot;:&quot;Beyond game design for broadening participation: building new clubhouses of computing for girls&quot;,&quot;collection-title&quot;:&quot;Gender IT '14&quot;,&quot;URL&quot;:&quot;http://dl.acm.org/citation.cfm?id=2670296.2670301&quot;,&quot;type&quot;:&quot;paper-conference&quot;,&quot;title-short&quot;:&quot;Beyond game design for broadening participation&quot;,&quot;author&quot;:[{&quot;given&quot;:&quot;Yasmin&quot;,&quot;family&quot;:&quot;Kafai&quot;},{&quot;given&quot;:&quot;Quinn&quot;,&quot;family&quot;:&quot;Burke&quot;}],&quot;issued&quot;:{&quot;date-parts&quot;:[[&quot;2014&quot;]]},&quot;event-place&quot;:&quot;Siegen, Germany, Germany&quot;,&quot;container-title&quot;:&quot;Proceedings of Gender and IT Appropriation. Science and Practice on Dialogue - Forum for Interdisciplinary Exchange&quot;,&quot;ISBN&quot;:&quot;978-1-4503-2105-1&quot;,&quot;source&quot;:&quot;ACM Digital Library&quot;},&quot;suffix&quot;:&quot;&quot;}],&quot;schema&quot;:&quot;https://github.com/citation-style-language/schema/raw/master/csl-citation.json&quot;,&quot;properties&quot;:{&quot;noteIndex&quot;:0,&quot;formattedCitation&quot;:&quot;[@kafai_beyond_2014]&quot;}} RNDkznlspkatl"/>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qaukobau&quot;,&quot;citationItems&quot;:[{&quot;id&quot;:3048,&quot;uris&quot;:[&quot;http://zotero.org/users/1913249/items/HQWRSNXL&quot;],&quot;uri&quot;:[&quot;http://zotero.org/users/1913249/items/HQWRSNXL&quot;],&quot;prefix&quot;:&quot;&quot;,&quot;itemData&quot;:{&quot;citation-key&quot;:&quot;roque_engaging_nodate&quot;,&quot;id&quot;:&quot;roque_engaging_nodate&quot;,&quot;type&quot;:&quot;article-journal&quot;,&quot;author&quot;:[{&quot;given&quot;:&quot;Ricarose&quot;,&quot;family&quot;:&quot;Roque&quot;},{&quot;given&quot;:&quot;Karina&quot;,&quot;family&quot;:&quot;Lin&quot;},{&quot;given&quot;:&quot;Richard&quot;,&quot;family&quot;:&quot;Liuzzi&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title&quot;:&quot;Engaging Parents as Creative Learning Partners in Computing&quot;,&quot;source&quot;:&quot;Zotero&quot;},&quot;suffix&quot;:&quot;&quot;},{&quot;id&quot;:2772,&quot;uris&quot;:[&quot;http://zotero.org/users/1913249/items/XLTF7MAT&quot;],&quot;uri&quot;:[&quot;http://zotero.org/users/1913249/items/XLTF7MAT&quot;],&quot;prefix&quot;:&quot;&quot;,&quot;itemData&quot;:{&quot;citation-key&quot;:&quot;roque_becoming_2018&quot;,&quot;type&quot;:&quot;article-journal&quot;,&quot;id&quot;:&quot;roque_becoming_2018&quot;,&quot;source&quot;:&quot;Zotero&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title&quot;:&quot;Becoming Facilitators of Creative Computing in Out-of-School Settings&quot;,&quot;issued&quot;:{&quot;date-parts&quot;:[[&quot;2018&quot;]]}},&quot;suffix&quot;:&quot;&quot;}],&quot;schema&quot;:&quot;https://github.com/citation-style-language/schema/raw/master/csl-citation.json&quot;,&quot;properties&quot;:{&quot;noteIndex&quot;:0,&quot;formattedCitation&quot;:&quot;[@roque_engaging_nodate; @roque_becoming_2018]&quot;}} RNDuaoilakoyw"/>&lt;Do Zotero Refresh: [@roque_engaging_nodate; @roque_becoming_2018]&gt;<text:reference-mark-end text:name="ZOTERO_ITEM CSL_CITATION {&quot;citationID&quot;:&quot;qaukobau&quot;,&quot;citationItems&quot;:[{&quot;id&quot;:3048,&quot;uris&quot;:[&quot;http://zotero.org/users/1913249/items/HQWRSNXL&quot;],&quot;uri&quot;:[&quot;http://zotero.org/users/1913249/items/HQWRSNXL&quot;],&quot;prefix&quot;:&quot;&quot;,&quot;itemData&quot;:{&quot;citation-key&quot;:&quot;roque_engaging_nodate&quot;,&quot;id&quot;:&quot;roque_engaging_nodate&quot;,&quot;type&quot;:&quot;article-journal&quot;,&quot;author&quot;:[{&quot;given&quot;:&quot;Ricarose&quot;,&quot;family&quot;:&quot;Roque&quot;},{&quot;given&quot;:&quot;Karina&quot;,&quot;family&quot;:&quot;Lin&quot;},{&quot;given&quot;:&quot;Richard&quot;,&quot;family&quot;:&quot;Liuzzi&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title&quot;:&quot;Engaging Parents as Creative Learning Partners in Computing&quot;,&quot;source&quot;:&quot;Zotero&quot;},&quot;suffix&quot;:&quot;&quot;},{&quot;id&quot;:2772,&quot;uris&quot;:[&quot;http://zotero.org/users/1913249/items/XLTF7MAT&quot;],&quot;uri&quot;:[&quot;http://zotero.org/users/1913249/items/XLTF7MAT&quot;],&quot;prefix&quot;:&quot;&quot;,&quot;itemData&quot;:{&quot;citation-key&quot;:&quot;roque_becoming_2018&quot;,&quot;type&quot;:&quot;article-journal&quot;,&quot;id&quot;:&quot;roque_becoming_2018&quot;,&quot;source&quot;:&quot;Zotero&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title&quot;:&quot;Becoming Facilitators of Creative Computing in Out-of-School Settings&quot;,&quot;issued&quot;:{&quot;date-parts&quot;:[[&quot;2018&quot;]]}},&quot;suffix&quot;:&quot;&quot;}],&quot;schema&quot;:&quot;https://github.com/citation-style-language/schema/raw/master/csl-citation.json&quot;,&quot;properties&quot;:{&quot;noteIndex&quot;:0,&quot;formattedCitation&quot;:&quot;[@roque_engaging_nodate; @roque_becoming_2018]&quot;}} RNDuaoilakoyw"/>.</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D&quot;:&quot;gskqsycl&quot;,&quot;citationItems&quot;:[{&quot;id&quot;:2943,&quot;uris&quot;:[&quot;http://zotero.org/users/1913249/items/CI3UYB78&quot;],&quot;uri&quot;:[&quot;http://zotero.org/users/1913249/items/CI3UYB78&quot;],&quot;prefix&quot;:&quot;&quot;,&quot;itemData&quot;:{&quot;accessed&quot;:{&quot;date-parts&quot;:[[&quot;2018&quot;,7,19]]},&quot;citation-key&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id&quot;:&quot;pelletier_gaming_2008&quot;,&quot;publisher&quot;:&quot;MIT Press&quot;,&quot;abstract&quot;:&quot;UCL Discovery is UCL's open access repository, showcasing and providing access to UCL research outputs from all UCL disciplines.&quot;,&quot;page&quot;:&quot;145-159&quot;,&quot;title&quot;:&quot;Gaming in Context: How Young People Construct Their Gendered Identities in Playing and Making Games&quot;,&quot;URL&quot;:&quot;http://discovery.ucl.ac.uk/1561023/&quot;,&quot;title-short&quot;:&quot;Gaming in Context&quot;,&quot;author&quot;:[{&quot;given&quot;:&quot;C.&quot;,&quot;family&quot;:&quot;Pelletier&quot;}],&quot;type&quot;:&quot;chapter&quot;,&quot;event-place&quot;:&quot;Cambridge, MA&quot;,&quot;issued&quot;:{&quot;date-parts&quot;:[[&quot;2008&quot;]]},&quot;source&quot;:&quot;discovery.ucl.ac.uk&quot;,&quot;container-title&quot;:&quot;Beyond Barbie and Mortal Kombat: New Perspectives on Gender and Gaming&quot;},&quot;suffix&quot;:&quot;&quot;}],&quot;schema&quot;:&quot;https://github.com/citation-style-language/schema/raw/master/csl-citation.json&quot;,&quot;properties&quot;:{&quot;noteIndex&quot;:0,&quot;formattedCitation&quot;:&quot;[@pelletier_gaming_2008]&quot;}} RNDnmlgychtmw"/>&lt;Do Zotero Refresh: [@pelletier_gaming_2008]&gt;<text:reference-mark-end text:name="ZOTERO_ITEM CSL_CITATION {&quot;citationID&quot;:&quot;gskqsycl&quot;,&quot;citationItems&quot;:[{&quot;id&quot;:2943,&quot;uris&quot;:[&quot;http://zotero.org/users/1913249/items/CI3UYB78&quot;],&quot;uri&quot;:[&quot;http://zotero.org/users/1913249/items/CI3UYB78&quot;],&quot;prefix&quot;:&quot;&quot;,&quot;itemData&quot;:{&quot;accessed&quot;:{&quot;date-parts&quot;:[[&quot;2018&quot;,7,19]]},&quot;citation-key&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id&quot;:&quot;pelletier_gaming_2008&quot;,&quot;publisher&quot;:&quot;MIT Press&quot;,&quot;abstract&quot;:&quot;UCL Discovery is UCL's open access repository, showcasing and providing access to UCL research outputs from all UCL disciplines.&quot;,&quot;page&quot;:&quot;145-159&quot;,&quot;title&quot;:&quot;Gaming in Context: How Young People Construct Their Gendered Identities in Playing and Making Games&quot;,&quot;URL&quot;:&quot;http://discovery.ucl.ac.uk/1561023/&quot;,&quot;title-short&quot;:&quot;Gaming in Context&quot;,&quot;author&quot;:[{&quot;given&quot;:&quot;C.&quot;,&quot;family&quot;:&quot;Pelletier&quot;}],&quot;type&quot;:&quot;chapter&quot;,&quot;event-place&quot;:&quot;Cambridge, MA&quot;,&quot;issued&quot;:{&quot;date-parts&quot;:[[&quot;2008&quot;]]},&quot;source&quot;:&quot;discovery.ucl.ac.uk&quot;,&quot;container-title&quot;:&quot;Beyond Barbie and Mortal Kombat: New Perspectives on Gender and Gaming&quot;},&quot;suffix&quot;:&quot;&quot;}],&quot;schema&quot;:&quot;https://github.com/citation-style-language/schema/raw/master/csl-citation.json&quot;,&quot;properties&quot;:{&quot;noteIndex&quot;:0,&quot;formattedCitation&quot;:&quot;[@pelletier_gaming_2008]&quot;}} RNDnmlgychtmw"/>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D&quot;:&quot;unqpoeyz&quot;,&quot;citationItems&quot;:[{&quot;id&quot;:9011,&quot;uris&quot;:[&quot;http://zotero.org/users/1913249/items/LV67TTVJ&quot;],&quot;uri&quot;:[&quot;http://zotero.org/users/1913249/items/LV67TTVJ&quot;],&quot;prefix&quot;:&quot;&quot;,&quot;itemData&quot;:{&quot;DOI&quot;:&quot;10.1145/3105726.3106176&quot;,&quot;citation-key&quot;:&quot;thayer_barriers_2017&quot;,&quot;publisher-place&quot;:&quot;New York, NY, USA&quot;,&quot;id&quot;:&quot;thayer_barriers_2017&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title&quot;:&quot;Barriers Faced by Coding Bootcamp Students&quot;,&quot;collection-title&quot;:&quot;ICER '17&quot;,&quot;accessed&quot;:{&quot;date-parts&quot;:[[&quot;2023&quot;,10,3]]},&quot;type&quot;:&quot;paper-conference&quot;,&quot;URL&quot;:&quot;https://dl.acm.org/doi/10.1145/3105726.3106176&quot;,&quot;author&quot;:[{&quot;given&quot;:&quot;Kyle&quot;,&quot;family&quot;:&quot;Thayer&quot;},{&quot;given&quot;:&quot;Amy J.&quot;,&quot;family&quot;:&quot;Ko&quot;}],&quot;source&quot;:&quot;ACM Digital Library&quot;,&quot;event-place&quot;:&quot;New York, NY, USA&quot;,&quot;container-title&quot;:&quot;Proceedings of the 2017 ACM Conference on International Computing Education Research&quot;,&quot;issued&quot;:{&quot;date-parts&quot;:[[&quot;2017&quot;,8,14]]},&quot;ISBN&quot;:&quot;978-1-4503-4968-0&quot;},&quot;suffix&quot;:&quot;&quot;}],&quot;schema&quot;:&quot;https://github.com/citation-style-language/schema/raw/master/csl-citation.json&quot;,&quot;properties&quot;:{&quot;noteIndex&quot;:0,&quot;formattedCitation&quot;:&quot;[@thayer_barriers_2017]&quot;}} RNDfindfuwplo"/>&lt;Do Zotero Refresh: [@thayer_barriers_2017]&gt;<text:reference-mark-end text:name="ZOTERO_ITEM CSL_CITATION {&quot;citationID&quot;:&quot;unqpoeyz&quot;,&quot;citationItems&quot;:[{&quot;id&quot;:9011,&quot;uris&quot;:[&quot;http://zotero.org/users/1913249/items/LV67TTVJ&quot;],&quot;uri&quot;:[&quot;http://zotero.org/users/1913249/items/LV67TTVJ&quot;],&quot;prefix&quot;:&quot;&quot;,&quot;itemData&quot;:{&quot;DOI&quot;:&quot;10.1145/3105726.3106176&quot;,&quot;citation-key&quot;:&quot;thayer_barriers_2017&quot;,&quot;publisher-place&quot;:&quot;New York, NY, USA&quot;,&quot;id&quot;:&quot;thayer_barriers_2017&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title&quot;:&quot;Barriers Faced by Coding Bootcamp Students&quot;,&quot;collection-title&quot;:&quot;ICER '17&quot;,&quot;accessed&quot;:{&quot;date-parts&quot;:[[&quot;2023&quot;,10,3]]},&quot;type&quot;:&quot;paper-conference&quot;,&quot;URL&quot;:&quot;https://dl.acm.org/doi/10.1145/3105726.3106176&quot;,&quot;author&quot;:[{&quot;given&quot;:&quot;Kyle&quot;,&quot;family&quot;:&quot;Thayer&quot;},{&quot;given&quot;:&quot;Amy J.&quot;,&quot;family&quot;:&quot;Ko&quot;}],&quot;source&quot;:&quot;ACM Digital Library&quot;,&quot;event-place&quot;:&quot;New York, NY, USA&quot;,&quot;container-title&quot;:&quot;Proceedings of the 2017 ACM Conference on International Computing Education Research&quot;,&quot;issued&quot;:{&quot;date-parts&quot;:[[&quot;2017&quot;,8,14]]},&quot;ISBN&quot;:&quot;978-1-4503-4968-0&quot;},&quot;suffix&quot;:&quot;&quot;}],&quot;schema&quot;:&quot;https://github.com/citation-style-language/schema/raw/master/csl-citation.json&quot;,&quot;properties&quot;:{&quot;noteIndex&quot;:0,&quot;formattedCitation&quot;:&quot;[@thayer_barriers_2017]&quot;}} RNDfindfuwplo"/> the work of Margolis et al is analysed using concepts from communities of practice, type of barriers, and personal obstacles [(<text:span text:style-name="T1">margolis_stuck_2008?</text:span>);]</text:p>
      <text:p text:style-name="P21">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D&quot;:&quot;npszmnnc&quot;,&quot;citationItems&quot;:[{&quot;id&quot;:2650,&quot;uris&quot;:[&quot;http://zotero.org/users/1913249/items/HKBNN53C&quot;],&quot;uri&quot;:[&quot;http://zotero.org/users/1913249/items/HKBNN53C&quot;],&quot;prefix&quot;:&quot;&quot;,&quot;itemData&quot;:{&quot;accessed&quot;:{&quot;date-parts&quot;:[[&quot;2018&quot;,7,16]]},&quot;citation-key&quot;:&quot;disalvo_saving_2014&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page&quot;:&quot;272-315&quot;,&quot;title&quot;:&quot;Saving Face While Geeking Out: Video Game Testing as a Justification for Learning Computer Science&quot;,&quot;volume&quot;:&quot;23&quot;,&quot;issue&quot;:&quot;3&quot;,&quot;URL&quot;:&quot;https://doi.org/10.1080/10508406.2014.893434&quot;,&quot;title-short&quot;:&quot;Saving Face While Geeking Out&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type&quot;:&quot;article-journal&quot;,&quot;container-title&quot;:&quot;Journal of the Learning Sciences&quot;,&quot;issued&quot;:{&quot;date-parts&quot;:[[&quot;2014&quot;,7,3]]},&quot;source&quot;:&quot;Taylor and Francis+NEJM&quot;},&quot;suffix&quot;:&quot;&quot;},{&quot;id&quot;:2670,&quot;uris&quot;:[&quot;http://zotero.org/users/1913249/items/9GLLZLMB&quot;],&quot;uri&quot;:[&quot;http://zotero.org/users/1913249/items/9GLLZLMB&quot;],&quot;prefix&quot;:&quot;&quot;,&quot;itemData&quot;:{&quot;citation-key&quot;:&quot;disalvo_glitch_2009-1&quot;,&quot;type&quot;:&quot;paper-conference&quot;,&quot;container-title&quot;:&quot;Breaking New Ground: Innovation in Games, Play, Practice and Theory.&quot;,&quot;source&quot;:&quot;Zotero&quot;,&quot;id&quot;:&quot;disalvo_glitch_2009-1&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issued&quot;:{&quot;date-parts&quot;:[[&quot;2009&quot;]]},&quot;title&quot;:&quot;Glitch Game Testers: African American Men Breaking Open the Console&quot;,&quot;event-title&quot;:&quot;DiGRA&quot;},&quot;suffix&quot;:&quot;&quot;},{&quot;id&quot;:2651,&quot;uris&quot;:[&quot;http://zotero.org/users/1913249/items/XMLVAMHU&quot;],&quot;uri&quot;:[&quot;http://zotero.org/users/1913249/items/XMLVAMHU&quot;],&quot;prefix&quot;:&quot;&quot;,&quot;itemData&quot;:{&quot;accessed&quot;:{&quot;date-parts&quot;:[[&quot;2018&quot;,7,16]]},&quot;citation-key&quot;:&quot;disalvo_learning_2008&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N&quot;:&quot;1555-4120&quot;,&quot;page&quot;:&quot;131-141&quot;,&quot;title&quot;:&quot;Learning in Context                                                    ,                                                             Learning in Context: Digital Games and Young Black Men             ,                      Digital Games and Young Black Men&quot;,&quot;volume&quot;:&quot;3&quot;,&quot;issue&quot;:&quot;2&quot;,&quot;container-title-short&quot;:&quot;Games and Culture&quot;,&quot;URL&quot;:&quot;http://journals.sagepub.com/doi/abs/10.1177/1555412008314130&quot;,&quot;type&quot;:&quot;article-journal&quot;,&quot;title-short&quot;:&quot;Learning in Context                                                    ,                                                             Learning in Context&quot;,&quot;author&quot;:[{&quot;given&quot;:&quot;Betsy James&quot;,&quot;family&quot;:&quot;DiSalvo&quot;},{&quot;given&quot;:&quot;Kevin&quot;,&quot;family&quot;:&quot;Crowley&quot;},{&quot;given&quot;:&quot;Roy&quot;,&quot;family&quot;:&quot;Norwood&quot;}],&quot;issued&quot;:{&quot;date-parts&quot;:[[&quot;2008&quot;,4,1]]},&quot;language&quot;:&quot;en&quot;,&quot;container-title&quot;:&quot;Games and Culture&quot;,&quot;DOI&quot;:&quot;10.1177/1555412008314130&quot;,&quot;source&quot;:&quot;SAGE Journals&quot;},&quot;suffix&quot;:&quot;&quot;}],&quot;schema&quot;:&quot;https://github.com/citation-style-language/schema/raw/master/csl-citation.json&quot;,&quot;properties&quot;:{&quot;noteIndex&quot;:0,&quot;formattedCitation&quot;:&quot;[@disalvo_saving_2014; @disalvo_glitch_2009-1; @disalvo_learning_2008]&quot;}} RNDdbhbamkoqp"/>&lt;Do Zotero Refresh: [@disalvo_saving_2014; @disalvo_glitch_2009-1; @disalvo_learning_2008]&gt;<text:reference-mark-end text:name="ZOTERO_ITEM CSL_CITATION {&quot;citationID&quot;:&quot;npszmnnc&quot;,&quot;citationItems&quot;:[{&quot;id&quot;:2650,&quot;uris&quot;:[&quot;http://zotero.org/users/1913249/items/HKBNN53C&quot;],&quot;uri&quot;:[&quot;http://zotero.org/users/1913249/items/HKBNN53C&quot;],&quot;prefix&quot;:&quot;&quot;,&quot;itemData&quot;:{&quot;accessed&quot;:{&quot;date-parts&quot;:[[&quot;2018&quot;,7,16]]},&quot;citation-key&quot;:&quot;disalvo_saving_2014&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page&quot;:&quot;272-315&quot;,&quot;title&quot;:&quot;Saving Face While Geeking Out: Video Game Testing as a Justification for Learning Computer Science&quot;,&quot;volume&quot;:&quot;23&quot;,&quot;issue&quot;:&quot;3&quot;,&quot;URL&quot;:&quot;https://doi.org/10.1080/10508406.2014.893434&quot;,&quot;title-short&quot;:&quot;Saving Face While Geeking Out&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type&quot;:&quot;article-journal&quot;,&quot;container-title&quot;:&quot;Journal of the Learning Sciences&quot;,&quot;issued&quot;:{&quot;date-parts&quot;:[[&quot;2014&quot;,7,3]]},&quot;source&quot;:&quot;Taylor and Francis+NEJM&quot;},&quot;suffix&quot;:&quot;&quot;},{&quot;id&quot;:2670,&quot;uris&quot;:[&quot;http://zotero.org/users/1913249/items/9GLLZLMB&quot;],&quot;uri&quot;:[&quot;http://zotero.org/users/1913249/items/9GLLZLMB&quot;],&quot;prefix&quot;:&quot;&quot;,&quot;itemData&quot;:{&quot;citation-key&quot;:&quot;disalvo_glitch_2009-1&quot;,&quot;type&quot;:&quot;paper-conference&quot;,&quot;container-title&quot;:&quot;Breaking New Ground: Innovation in Games, Play, Practice and Theory.&quot;,&quot;source&quot;:&quot;Zotero&quot;,&quot;id&quot;:&quot;disalvo_glitch_2009-1&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issued&quot;:{&quot;date-parts&quot;:[[&quot;2009&quot;]]},&quot;title&quot;:&quot;Glitch Game Testers: African American Men Breaking Open the Console&quot;,&quot;event-title&quot;:&quot;DiGRA&quot;},&quot;suffix&quot;:&quot;&quot;},{&quot;id&quot;:2651,&quot;uris&quot;:[&quot;http://zotero.org/users/1913249/items/XMLVAMHU&quot;],&quot;uri&quot;:[&quot;http://zotero.org/users/1913249/items/XMLVAMHU&quot;],&quot;prefix&quot;:&quot;&quot;,&quot;itemData&quot;:{&quot;accessed&quot;:{&quot;date-parts&quot;:[[&quot;2018&quot;,7,16]]},&quot;citation-key&quot;:&quot;disalvo_learning_2008&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N&quot;:&quot;1555-4120&quot;,&quot;page&quot;:&quot;131-141&quot;,&quot;title&quot;:&quot;Learning in Context                                                    ,                                                             Learning in Context: Digital Games and Young Black Men             ,                      Digital Games and Young Black Men&quot;,&quot;volume&quot;:&quot;3&quot;,&quot;issue&quot;:&quot;2&quot;,&quot;container-title-short&quot;:&quot;Games and Culture&quot;,&quot;URL&quot;:&quot;http://journals.sagepub.com/doi/abs/10.1177/1555412008314130&quot;,&quot;type&quot;:&quot;article-journal&quot;,&quot;title-short&quot;:&quot;Learning in Context                                                    ,                                                             Learning in Context&quot;,&quot;author&quot;:[{&quot;given&quot;:&quot;Betsy James&quot;,&quot;family&quot;:&quot;DiSalvo&quot;},{&quot;given&quot;:&quot;Kevin&quot;,&quot;family&quot;:&quot;Crowley&quot;},{&quot;given&quot;:&quot;Roy&quot;,&quot;family&quot;:&quot;Norwood&quot;}],&quot;issued&quot;:{&quot;date-parts&quot;:[[&quot;2008&quot;,4,1]]},&quot;language&quot;:&quot;en&quot;,&quot;container-title&quot;:&quot;Games and Culture&quot;,&quot;DOI&quot;:&quot;10.1177/1555412008314130&quot;,&quot;source&quot;:&quot;SAGE Journals&quot;},&quot;suffix&quot;:&quot;&quot;}],&quot;schema&quot;:&quot;https://github.com/citation-style-language/schema/raw/master/csl-citation.json&quot;,&quot;properties&quot;:{&quot;noteIndex&quot;:0,&quot;formattedCitation&quot;:&quot;[@disalvo_saving_2014; @disalvo_glitch_2009-1; @disalvo_learning_2008]&quot;}} RNDdbhbamkoqp"/></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D&quot;:&quot;jmfubtib&quot;,&quot;citationItems&quot;:[{&quot;id&quot;:3457,&quot;uris&quot;:[&quot;http://zotero.org/users/1913249/items/VBXU3WDU&quot;],&quot;uri&quot;:[&quot;http://zotero.org/users/1913249/items/VBXU3WDU&quot;],&quot;prefix&quot;:&quot;&quot;,&quot;itemData&quot;:{&quot;id&quot;:&quot;livingstone_next_2011&quot;,&quot;author&quot;:[{&quot;given&quot;:&quot;Ian&quot;,&quot;family&quot;:&quot;Livingstone&quot;},{&quot;given&quot;:&quot;Alex&quot;,&quot;family&quot;:&quot;Hope&quot;}],&quot;type&quot;:&quot;report&quot;,&quot;citation-key&quot;:&quot;livingstone_next_2011&quot;,&quot;issued&quot;:{&quot;date-parts&quot;:[[&quot;2011&quot;]]},&quot;title&quot;:&quot;Next Gen: Transforming the UK into the world’s leading talent hub for the video games and visual effects industries&quot;,&quot;publisher&quot;:&quot;National Endowment for Science, Technology and the Arts (NESTA),&quot;},&quot;suffix&quot;:&quot;&quot;}],&quot;schema&quot;:&quot;https://github.com/citation-style-language/schema/raw/master/csl-citation.json&quot;,&quot;properties&quot;:{&quot;noteIndex&quot;:0,&quot;formattedCitation&quot;:&quot;[@livingstone_next_2011]&quot;}} RNDvjmdiztbzf"/>&lt;Do Zotero Refresh: [@livingstone_next_2011]&gt;<text:reference-mark-end text:name="ZOTERO_ITEM CSL_CITATION {&quot;citationID&quot;:&quot;jmfubtib&quot;,&quot;citationItems&quot;:[{&quot;id&quot;:3457,&quot;uris&quot;:[&quot;http://zotero.org/users/1913249/items/VBXU3WDU&quot;],&quot;uri&quot;:[&quot;http://zotero.org/users/1913249/items/VBXU3WDU&quot;],&quot;prefix&quot;:&quot;&quot;,&quot;itemData&quot;:{&quot;id&quot;:&quot;livingstone_next_2011&quot;,&quot;author&quot;:[{&quot;given&quot;:&quot;Ian&quot;,&quot;family&quot;:&quot;Livingstone&quot;},{&quot;given&quot;:&quot;Alex&quot;,&quot;family&quot;:&quot;Hope&quot;}],&quot;type&quot;:&quot;report&quot;,&quot;citation-key&quot;:&quot;livingstone_next_2011&quot;,&quot;issued&quot;:{&quot;date-parts&quot;:[[&quot;2011&quot;]]},&quot;title&quot;:&quot;Next Gen: Transforming the UK into the world’s leading talent hub for the video games and visual effects industries&quot;,&quot;publisher&quot;:&quot;National Endowment for Science, Technology and the Arts (NESTA),&quot;},&quot;suffix&quot;:&quot;&quot;}],&quot;schema&quot;:&quot;https://github.com/citation-style-language/schema/raw/master/csl-citation.json&quot;,&quot;properties&quot;:{&quot;noteIndex&quot;:0,&quot;formattedCitation&quot;:&quot;[@livingstone_next_2011]&quot;}} RNDvjmdiztbzf"/>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D&quot;:&quot;pmisoqto&quot;,&quot;citationItems&quot;:[{&quot;id&quot;:3869,&quot;uris&quot;:[&quot;http://zotero.org/users/1913249/items/R4M4KKC8&quot;],&quot;uri&quot;:[&quot;http://zotero.org/users/1913249/items/R4M4KKC8&quot;],&quot;prefix&quot;:&quot;&quot;,&quot;itemData&quot;:{&quot;citation-key&quot;:&quot;waite_pedagogy_2017&quot;,&quot;author&quot;:[{&quot;given&quot;:&quot;Jane&quot;,&quot;family&quot;:&quot;Waite&quot;}],&quot;type&quot;:&quot;report&quot;,&quot;id&quot;:&quot;waite_pedagogy_2017&quot;,&quot;URL&quot;:&quot;https://royalsociety.org/%7E/media/policy/projects/computing-education/literature-review-pedagogy-in-teaching.pdf&quot;,&quot;publisher&quot;:&quot;Royal Society&quot;,&quot;source&quot;:&quot;Zotero&quot;,&quot;language&quot;:&quot;en&quot;,&quot;page&quot;:&quot;90&quot;,&quot;title&quot;:&quot;Pedagogy in teaching Computer Science in schools: A Literature Review&quot;,&quot;issued&quot;:{&quot;date-parts&quot;:[[&quot;2017&quot;]]}},&quot;suffix&quot;:&quot;&quot;}],&quot;schema&quot;:&quot;https://github.com/citation-style-language/schema/raw/master/csl-citation.json&quot;,&quot;properties&quot;:{&quot;noteIndex&quot;:0,&quot;formattedCitation&quot;:&quot;[@waite_pedagogy_2017]&quot;}} RNDcddstmfzgg"/>&lt;Do Zotero Refresh: [@waite_pedagogy_2017]&gt;<text:reference-mark-end text:name="ZOTERO_ITEM CSL_CITATION {&quot;citationID&quot;:&quot;pmisoqto&quot;,&quot;citationItems&quot;:[{&quot;id&quot;:3869,&quot;uris&quot;:[&quot;http://zotero.org/users/1913249/items/R4M4KKC8&quot;],&quot;uri&quot;:[&quot;http://zotero.org/users/1913249/items/R4M4KKC8&quot;],&quot;prefix&quot;:&quot;&quot;,&quot;itemData&quot;:{&quot;citation-key&quot;:&quot;waite_pedagogy_2017&quot;,&quot;author&quot;:[{&quot;given&quot;:&quot;Jane&quot;,&quot;family&quot;:&quot;Waite&quot;}],&quot;type&quot;:&quot;report&quot;,&quot;id&quot;:&quot;waite_pedagogy_2017&quot;,&quot;URL&quot;:&quot;https://royalsociety.org/%7E/media/policy/projects/computing-education/literature-review-pedagogy-in-teaching.pdf&quot;,&quot;publisher&quot;:&quot;Royal Society&quot;,&quot;source&quot;:&quot;Zotero&quot;,&quot;language&quot;:&quot;en&quot;,&quot;page&quot;:&quot;90&quot;,&quot;title&quot;:&quot;Pedagogy in teaching Computer Science in schools: A Literature Review&quot;,&quot;issued&quot;:{&quot;date-parts&quot;:[[&quot;2017&quot;]]}},&quot;suffix&quot;:&quot;&quot;}],&quot;schema&quot;:&quot;https://github.com/citation-style-language/schema/raw/master/csl-citation.json&quot;,&quot;properties&quot;:{&quot;noteIndex&quot;:0,&quot;formattedCitation&quot;:&quot;[@waite_pedagogy_2017]&quot;}} RNDcddstmfzgg"/>,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spioyurh&quot;,&quot;citationItems&quot;:[{&quot;id&quot;:3,&quot;suppress-author&quot;:true,&quot;prefix&quot;:&quot;&quot;,&quot;uri&quot;:[&quot;http://zotero.org/users/1913249/items/VYS48CXK&quot;],&quot;uris&quot;:[&quot;http://zotero.org/users/1913249/items/VYS48CXK&quot;],&quot;itemData&quot;:{&quot;accessed&quot;:{&quot;date-parts&quot;:[[&quot;2021&quot;,12,21]]},&quot;citation-key&quot;:&quot;resnick_coding_2020&quot;,&quot;id&quot;:&quot;resnick_coding_2020&quot;,&quot;abstract&quot;:&quot;While millions of students worldwide have enjoyed coding experiences over the last decade, the next challenge is spreading educational values and approaches.&quot;,&quot;ISSN&quot;:&quot;0001-0782, 1557-7317&quot;,&quot;page&quot;:&quot;120-127&quot;,&quot;title&quot;:&quot;Coding at a crossroads&quot;,&quot;volume&quot;:&quot;63&quot;,&quot;issue&quot;:&quot;11&quot;,&quot;container-title-short&quot;:&quot;Commun. ACM&quot;,&quot;type&quot;:&quot;article-journal&quot;,&quot;URL&quot;:&quot;https://dl.acm.org/doi/10.1145/3375546&quot;,&quot;author&quot;:[{&quot;given&quot;:&quot;Mitchel&quot;,&quot;family&quot;:&quot;Resnick&quot;},{&quot;given&quot;:&quot;Natalie&quot;,&quot;family&quot;:&quot;Rusk&quot;}],&quot;DOI&quot;:&quot;10.1145/3375546&quot;,&quot;language&quot;:&quot;en&quot;,&quot;container-title&quot;:&quot;Communications of the ACM&quot;,&quot;source&quot;:&quot;DOI.org (Crossref)&quot;,&quot;issued&quot;:{&quot;date-parts&quot;:[[&quot;2020&quot;,10,22]]}},&quot;suffix&quot;:&quot;&quot;}],&quot;schema&quot;:&quot;https://github.com/citation-style-language/schema/raw/master/csl-citation.json&quot;,&quot;properties&quot;:{&quot;noteIndex&quot;:0,&quot;formattedCitation&quot;:&quot;[-@resnick_coding_2020]&quot;}} RNDuliurxhapv"/>&lt;Do Zotero Refresh: [-@resnick_coding_2020]&gt;<text:reference-mark-end text:name="ZOTERO_ITEM CSL_CITATION {&quot;citationID&quot;:&quot;spioyurh&quot;,&quot;citationItems&quot;:[{&quot;id&quot;:3,&quot;suppress-author&quot;:true,&quot;prefix&quot;:&quot;&quot;,&quot;uri&quot;:[&quot;http://zotero.org/users/1913249/items/VYS48CXK&quot;],&quot;uris&quot;:[&quot;http://zotero.org/users/1913249/items/VYS48CXK&quot;],&quot;itemData&quot;:{&quot;accessed&quot;:{&quot;date-parts&quot;:[[&quot;2021&quot;,12,21]]},&quot;citation-key&quot;:&quot;resnick_coding_2020&quot;,&quot;id&quot;:&quot;resnick_coding_2020&quot;,&quot;abstract&quot;:&quot;While millions of students worldwide have enjoyed coding experiences over the last decade, the next challenge is spreading educational values and approaches.&quot;,&quot;ISSN&quot;:&quot;0001-0782, 1557-7317&quot;,&quot;page&quot;:&quot;120-127&quot;,&quot;title&quot;:&quot;Coding at a crossroads&quot;,&quot;volume&quot;:&quot;63&quot;,&quot;issue&quot;:&quot;11&quot;,&quot;container-title-short&quot;:&quot;Commun. ACM&quot;,&quot;type&quot;:&quot;article-journal&quot;,&quot;URL&quot;:&quot;https://dl.acm.org/doi/10.1145/3375546&quot;,&quot;author&quot;:[{&quot;given&quot;:&quot;Mitchel&quot;,&quot;family&quot;:&quot;Resnick&quot;},{&quot;given&quot;:&quot;Natalie&quot;,&quot;family&quot;:&quot;Rusk&quot;}],&quot;DOI&quot;:&quot;10.1145/3375546&quot;,&quot;language&quot;:&quot;en&quot;,&quot;container-title&quot;:&quot;Communications of the ACM&quot;,&quot;source&quot;:&quot;DOI.org (Crossref)&quot;,&quot;issued&quot;:{&quot;date-parts&quot;:[[&quot;2020&quot;,10,22]]}},&quot;suffix&quot;:&quot;&quot;}],&quot;schema&quot;:&quot;https://github.com/citation-style-language/schema/raw/master/csl-citation.json&quot;,&quot;properties&quot;:{&quot;noteIndex&quot;:0,&quot;formattedCitation&quot;:&quot;[-@resnick_coding_2020]&quot;}} RNDuliurxhapv"/>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qjjtnnmg&quot;,&quot;citationItems&quot;:[{&quot;id&quot;:1091,&quot;uris&quot;:[&quot;http://zotero.org/users/1913249/items/MRBIFKUU&quot;],&quot;uri&quot;:[&quot;http://zotero.org/users/1913249/items/MRBIFKUU&quot;],&quot;prefix&quot;:&quot;&quot;,&quot;itemData&quot;:{&quot;id&quot;:&quot;mozilla_foundation_webmaker_2014&quot;,&quot;accessed&quot;:{&quot;date-parts&quot;:[[&quot;2015&quot;,5,9]]},&quot;author&quot;:[{&quot;literal&quot;:&quot;Mozilla Foundation&quot;}],&quot;URL&quot;:&quot;https://wiki.mozilla.org/Webmaker/Whitepaper&quot;,&quot;citation-key&quot;:&quot;mozilla_foundation_webmaker_2014&quot;,&quot;issued&quot;:{&quot;date-parts&quot;:[[&quot;2014&quot;]]},&quot;title&quot;:&quot;Webmaker Whitepaper&quot;,&quot;type&quot;:&quot;webpage&quot;},&quot;suffix&quot;:&quot;&quot;}],&quot;schema&quot;:&quot;https://github.com/citation-style-language/schema/raw/master/csl-citation.json&quot;,&quot;properties&quot;:{&quot;noteIndex&quot;:0,&quot;formattedCitation&quot;:&quot;[@mozilla_foundation_webmaker_2014]&quot;}} RNDzrfgyyvgmu"/>&lt;Do Zotero Refresh: [@mozilla_foundation_webmaker_2014]&gt;<text:reference-mark-end text:name="ZOTERO_ITEM CSL_CITATION {&quot;citationID&quot;:&quot;qjjtnnmg&quot;,&quot;citationItems&quot;:[{&quot;id&quot;:1091,&quot;uris&quot;:[&quot;http://zotero.org/users/1913249/items/MRBIFKUU&quot;],&quot;uri&quot;:[&quot;http://zotero.org/users/1913249/items/MRBIFKUU&quot;],&quot;prefix&quot;:&quot;&quot;,&quot;itemData&quot;:{&quot;id&quot;:&quot;mozilla_foundation_webmaker_2014&quot;,&quot;accessed&quot;:{&quot;date-parts&quot;:[[&quot;2015&quot;,5,9]]},&quot;author&quot;:[{&quot;literal&quot;:&quot;Mozilla Foundation&quot;}],&quot;URL&quot;:&quot;https://wiki.mozilla.org/Webmaker/Whitepaper&quot;,&quot;citation-key&quot;:&quot;mozilla_foundation_webmaker_2014&quot;,&quot;issued&quot;:{&quot;date-parts&quot;:[[&quot;2014&quot;]]},&quot;title&quot;:&quot;Webmaker Whitepaper&quot;,&quot;type&quot;:&quot;webpage&quot;},&quot;suffix&quot;:&quot;&quot;}],&quot;schema&quot;:&quot;https://github.com/citation-style-language/schema/raw/master/csl-citation.json&quot;,&quot;properties&quot;:{&quot;noteIndex&quot;:0,&quot;formattedCitation&quot;:&quot;[@mozilla_foundation_webmaker_2014]&quot;}} RNDzrfgyyvgmu"/>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bebvqjqh&quot;,&quot;citationItems&quot;:[{&quot;id&quot;:9602,&quot;uris&quot;:[&quot;http://zotero.org/users/1913249/items/J4X6L9CF&quot;],&quot;uri&quot;:[&quot;http://zotero.org/users/1913249/items/J4X6L9CF&quot;],&quot;prefix&quot;:&quot;&quot;,&quot;itemData&quot;:{&quot;accessed&quot;:{&quot;date-parts&quot;:[[&quot;2024&quot;,7,11]]},&quot;citation-key&quot;:&quot;thorne_clubs_2015&quot;,&quot;URL&quot;:&quot;https://michellethorne.cc/2015/03/clubs-web-literacy-basics-curriculum/&quot;,&quot;id&quot;:&quot;thorne_clubs_2015&quot;,&quot;title-short&quot;:&quot;Clubs&quot;,&quot;author&quot;:[{&quot;given&quot;:&quot;Michelle&quot;,&quot;family&quot;:&quot;Thorne&quot;}],&quot;type&quot;:&quot;post-weblog&quot;,&quot;language&quot;:&quot;en-US&quot;,&quot;issued&quot;:{&quot;date-parts&quot;:[[&quot;2015&quot;]]},&quot;title&quot;:&quot;Clubs: Web Literacy Basics curriculum&quot;,&quot;container-title&quot;:&quot;Mozilla Clubs&quot;},&quot;suffix&quot;:&quot;&quot;}],&quot;schema&quot;:&quot;https://github.com/citation-style-language/schema/raw/master/csl-citation.json&quot;,&quot;properties&quot;:{&quot;noteIndex&quot;:0,&quot;formattedCitation&quot;:&quot;[@thorne_clubs_2015]&quot;}} RNDhxixsygcst"/>&lt;Do Zotero Refresh: [@thorne_clubs_2015]&gt;<text:reference-mark-end text:name="ZOTERO_ITEM CSL_CITATION {&quot;citationID&quot;:&quot;bebvqjqh&quot;,&quot;citationItems&quot;:[{&quot;id&quot;:9602,&quot;uris&quot;:[&quot;http://zotero.org/users/1913249/items/J4X6L9CF&quot;],&quot;uri&quot;:[&quot;http://zotero.org/users/1913249/items/J4X6L9CF&quot;],&quot;prefix&quot;:&quot;&quot;,&quot;itemData&quot;:{&quot;accessed&quot;:{&quot;date-parts&quot;:[[&quot;2024&quot;,7,11]]},&quot;citation-key&quot;:&quot;thorne_clubs_2015&quot;,&quot;URL&quot;:&quot;https://michellethorne.cc/2015/03/clubs-web-literacy-basics-curriculum/&quot;,&quot;id&quot;:&quot;thorne_clubs_2015&quot;,&quot;title-short&quot;:&quot;Clubs&quot;,&quot;author&quot;:[{&quot;given&quot;:&quot;Michelle&quot;,&quot;family&quot;:&quot;Thorne&quot;}],&quot;type&quot;:&quot;post-weblog&quot;,&quot;language&quot;:&quot;en-US&quot;,&quot;issued&quot;:{&quot;date-parts&quot;:[[&quot;2015&quot;]]},&quot;title&quot;:&quot;Clubs: Web Literacy Basics curriculum&quot;,&quot;container-title&quot;:&quot;Mozilla Clubs&quot;},&quot;suffix&quot;:&quot;&quot;}],&quot;schema&quot;:&quot;https://github.com/citation-style-language/schema/raw/master/csl-citation.json&quot;,&quot;properties&quot;:{&quot;noteIndex&quot;:0,&quot;formattedCitation&quot;:&quot;[@thorne_clubs_2015]&quot;}} RNDhxixsygcst"/>.</text:p>
      <text:p text:style-name="Text_20_body">In 2015 I contributed a short line course called Quacking Javascript to this webmaker curriclum. In my report on the underlying pedagogical approaches <text:reference-mark-start text:name="ZOTERO_ITEM CSL_CITATION {&quot;citationID&quot;:&quot;peapvfvu&quot;,&quot;citationItems&quot;:[{&quot;id&quot;:1019,&quot;uris&quot;:[&quot;http://zotero.org/users/1913249/items/UIIVWFPB&quot;],&quot;uri&quot;:[&quot;http://zotero.org/users/1913249/items/UIIVWFPB&quot;],&quot;prefix&quot;:&quot;&quot;,&quot;itemData&quot;:{&quot;id&quot;:&quot;chesterman_webmaking_2015&quot;,&quot;accessed&quot;:{&quot;date-parts&quot;:[[&quot;2016&quot;,3,19]]},&quot;author&quot;:[{&quot;given&quot;:&quot;Mick&quot;,&quot;family&quot;:&quot;Chesterman&quot;}],&quot;URL&quot;:&quot;https://web.archive.org/web/20180831105358/http://digitalducks.org/blog/project-report-webmaking/&quot;,&quot;citation-key&quot;:&quot;chesterman_webmaking_2015&quot;,&quot;issued&quot;:{&quot;date-parts&quot;:[[&quot;2015&quot;]]},&quot;title&quot;:&quot;Webmaking using Javascript to promote student engagement and constructivist learning approaches at KS3&quot;,&quot;type&quot;:&quot;webpage&quot;},&quot;suffix&quot;:&quot;&quot;}],&quot;schema&quot;:&quot;https://github.com/citation-style-language/schema/raw/master/csl-citation.json&quot;,&quot;properties&quot;:{&quot;noteIndex&quot;:0,&quot;formattedCitation&quot;:&quot;[@chesterman_webmaking_2015]&quot;}} RNDeqbrkcvmyl"/>&lt;Do Zotero Refresh: [@chesterman_webmaking_2015]&gt;<text:reference-mark-end text:name="ZOTERO_ITEM CSL_CITATION {&quot;citationID&quot;:&quot;peapvfvu&quot;,&quot;citationItems&quot;:[{&quot;id&quot;:1019,&quot;uris&quot;:[&quot;http://zotero.org/users/1913249/items/UIIVWFPB&quot;],&quot;uri&quot;:[&quot;http://zotero.org/users/1913249/items/UIIVWFPB&quot;],&quot;prefix&quot;:&quot;&quot;,&quot;itemData&quot;:{&quot;id&quot;:&quot;chesterman_webmaking_2015&quot;,&quot;accessed&quot;:{&quot;date-parts&quot;:[[&quot;2016&quot;,3,19]]},&quot;author&quot;:[{&quot;given&quot;:&quot;Mick&quot;,&quot;family&quot;:&quot;Chesterman&quot;}],&quot;URL&quot;:&quot;https://web.archive.org/web/20180831105358/http://digitalducks.org/blog/project-report-webmaking/&quot;,&quot;citation-key&quot;:&quot;chesterman_webmaking_2015&quot;,&quot;issued&quot;:{&quot;date-parts&quot;:[[&quot;2015&quot;]]},&quot;title&quot;:&quot;Webmaking using Javascript to promote student engagement and constructivist learning approaches at KS3&quot;,&quot;type&quot;:&quot;webpage&quot;},&quot;suffix&quot;:&quot;&quot;}],&quot;schema&quot;:&quot;https://github.com/citation-style-language/schema/raw/master/csl-citation.json&quot;,&quot;properties&quot;:{&quot;noteIndex&quot;:0,&quot;formattedCitation&quot;:&quot;[@chesterman_webmaking_2015]&quot;}} RNDeqbrkcvmyl"/>,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20">
        <text:list-item>
          <text:p text:style-name="P22">why not constructionism? given dominance in CDG&amp;P? (intro followed in Ch2. )</text:p>
        </text:list-item>
        <text:list-item>
          <text:p text:style-name="P22">what are we designing for in the context of this study</text:p>
        </text:list-item>
        <text:list-item>
          <text:p text:style-name="P22">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D&quot;:&quot;votdmcaf&quot;,&quot;citationItems&quot;:[{&quot;id&quot;:8822,&quot;uris&quot;:[&quot;http://zotero.org/users/1913249/items/PSMR8LFN&quot;],&quot;uri&quot;:[&quot;http://zotero.org/users/1913249/items/PSMR8LFN&quot;],&quot;prefix&quot;:&quot;&quot;,&quot;itemData&quot;:{&quot;accessed&quot;:{&quot;date-parts&quot;:[[&quot;2023&quot;,6,19]]},&quot;DOI&quot;:&quot;10.1515/cjal-2013-0002&quot;,&quot;issued&quot;:{&quot;date-parts&quot;:[[&quot;2013&quot;,1,2]]},&quot;type&quot;:&quot;article-journal&quot;,&quot;citation-key&quot;:&quot;huang_autonomy_2013&quot;,&quot;issue&quot;:&quot;1&quot;,&quot;source&quot;:&quot;DOI.org (Crossref)&quot;,&quot;language&quot;:&quot;en&quot;,&quot;id&quot;:&quot;huang_autonomy_2013&quot;,&quot;URL&quot;:&quot;https://www.degruyter.com/document/doi/10.1515/cjal-2013-0002/html&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N&quot;:&quot;2192-9513, 2192-9505&quot;,&quot;container-title&quot;:&quot;Chinese Journal of Applied Linguistics&quot;,&quot;title&quot;:&quot;Autonomy, Agency and Identity in Foreign and Second Language Education&quot;,&quot;volume&quot;:&quot;36&quot;},&quot;suffix&quot;:&quot;&quot;},{&quot;id&quot;:8819,&quot;uris&quot;:[&quot;http://zotero.org/users/1913249/items/ZU33LZ9E&quot;],&quot;uri&quot;:[&quot;http://zotero.org/users/1913249/items/ZU33LZ9E&quot;],&quot;prefix&quot;:&quot;&quot;,&quot;itemData&quot;:{&quot;accessed&quot;:{&quot;date-parts&quot;:[[&quot;2023&quot;,6,19]]},&quot;citation-key&quot;:&quot;matusov_mapping_2016&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page&quot;:&quot;420-446&quot;,&quot;title&quot;:&quot;Mapping Concepts of Agency in Educational Contexts&quot;,&quot;volume&quot;:&quot;50&quot;,&quot;issue&quot;:&quot;3&quot;,&quot;container-title-short&quot;:&quot;Integr. psych. behav.&quot;,&quot;type&quot;:&quot;article-journal&quot;,&quot;URL&quot;:&quot;https://doi.org/10.1007/s12124-015-9336-0&quot;,&quot;author&quot;:[{&quot;given&quot;:&quot;Eugene&quot;,&quot;family&quot;:&quot;Matusov&quot;},{&quot;non-dropping-particle&quot;:&quot;von&quot;,&quot;given&quot;:&quot;Katherine&quot;,&quot;family&quot;:&quot;Duyke&quot;},{&quot;given&quot;:&quot;Shakhnoza&quot;,&quot;family&quot;:&quot;Kayumova&quot;}],&quot;DOI&quot;:&quot;10.1007/s12124-015-9336-0&quot;,&quot;language&quot;:&quot;en&quot;,&quot;container-title&quot;:&quot;Integrative Psychological and Behavioral Science&quot;,&quot;source&quot;:&quot;Springer Link&quot;,&quot;issued&quot;:{&quot;date-parts&quot;:[[&quot;2016&quot;,9,1]]}},&quot;suffix&quot;:&quot;&quot;}],&quot;schema&quot;:&quot;https://github.com/citation-style-language/schema/raw/master/csl-citation.json&quot;,&quot;properties&quot;:{&quot;noteIndex&quot;:0,&quot;formattedCitation&quot;:&quot;[@huang_autonomy_2013; @matusov_mapping_2016]&quot;}} RNDahitayxbnt"/>&lt;Do Zotero Refresh: [@huang_autonomy_2013; @matusov_mapping_2016]&gt;<text:reference-mark-end text:name="ZOTERO_ITEM CSL_CITATION {&quot;citationID&quot;:&quot;votdmcaf&quot;,&quot;citationItems&quot;:[{&quot;id&quot;:8822,&quot;uris&quot;:[&quot;http://zotero.org/users/1913249/items/PSMR8LFN&quot;],&quot;uri&quot;:[&quot;http://zotero.org/users/1913249/items/PSMR8LFN&quot;],&quot;prefix&quot;:&quot;&quot;,&quot;itemData&quot;:{&quot;accessed&quot;:{&quot;date-parts&quot;:[[&quot;2023&quot;,6,19]]},&quot;DOI&quot;:&quot;10.1515/cjal-2013-0002&quot;,&quot;issued&quot;:{&quot;date-parts&quot;:[[&quot;2013&quot;,1,2]]},&quot;type&quot;:&quot;article-journal&quot;,&quot;citation-key&quot;:&quot;huang_autonomy_2013&quot;,&quot;issue&quot;:&quot;1&quot;,&quot;source&quot;:&quot;DOI.org (Crossref)&quot;,&quot;language&quot;:&quot;en&quot;,&quot;id&quot;:&quot;huang_autonomy_2013&quot;,&quot;URL&quot;:&quot;https://www.degruyter.com/document/doi/10.1515/cjal-2013-0002/html&quot;,&quot;author&quot;:[{&quot;given&quot;:&quot;Jing (Peter)&quot;,&quot;family&quot;:&quot;Huang&quot;},{&quot;given&quot;:&quot;Phil&quot;,&quot;family&quot;:&quot;Bens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N&quot;:&quot;2192-9513, 2192-9505&quot;,&quot;container-title&quot;:&quot;Chinese Journal of Applied Linguistics&quot;,&quot;title&quot;:&quot;Autonomy, Agency and Identity in Foreign and Second Language Education&quot;,&quot;volume&quot;:&quot;36&quot;},&quot;suffix&quot;:&quot;&quot;},{&quot;id&quot;:8819,&quot;uris&quot;:[&quot;http://zotero.org/users/1913249/items/ZU33LZ9E&quot;],&quot;uri&quot;:[&quot;http://zotero.org/users/1913249/items/ZU33LZ9E&quot;],&quot;prefix&quot;:&quot;&quot;,&quot;itemData&quot;:{&quot;accessed&quot;:{&quot;date-parts&quot;:[[&quot;2023&quot;,6,19]]},&quot;citation-key&quot;:&quot;matusov_mapping_2016&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page&quot;:&quot;420-446&quot;,&quot;title&quot;:&quot;Mapping Concepts of Agency in Educational Contexts&quot;,&quot;volume&quot;:&quot;50&quot;,&quot;issue&quot;:&quot;3&quot;,&quot;container-title-short&quot;:&quot;Integr. psych. behav.&quot;,&quot;type&quot;:&quot;article-journal&quot;,&quot;URL&quot;:&quot;https://doi.org/10.1007/s12124-015-9336-0&quot;,&quot;author&quot;:[{&quot;given&quot;:&quot;Eugene&quot;,&quot;family&quot;:&quot;Matusov&quot;},{&quot;non-dropping-particle&quot;:&quot;von&quot;,&quot;given&quot;:&quot;Katherine&quot;,&quot;family&quot;:&quot;Duyke&quot;},{&quot;given&quot;:&quot;Shakhnoza&quot;,&quot;family&quot;:&quot;Kayumova&quot;}],&quot;DOI&quot;:&quot;10.1007/s12124-015-9336-0&quot;,&quot;language&quot;:&quot;en&quot;,&quot;container-title&quot;:&quot;Integrative Psychological and Behavioral Science&quot;,&quot;source&quot;:&quot;Springer Link&quot;,&quot;issued&quot;:{&quot;date-parts&quot;:[[&quot;2016&quot;,9,1]]}},&quot;suffix&quot;:&quot;&quot;}],&quot;schema&quot;:&quot;https://github.com/citation-style-language/schema/raw/master/csl-citation.json&quot;,&quot;properties&quot;:{&quot;noteIndex&quot;:0,&quot;formattedCitation&quot;:&quot;[@huang_autonomy_2013; @matusov_mapping_2016]&quot;}} RNDahitayxbnt"/>,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D&quot;:&quot;ginlzpcj&quot;,&quot;citationItems&quot;:[{&quot;id&quot;:9476,&quot;suppress-author&quot;:true,&quot;prefix&quot;:&quot;&quot;,&quot;uri&quot;:[&quot;http://zotero.org/users/1913249/items/LFJJQN76&quot;],&quot;uris&quot;:[&quot;http://zotero.org/users/1913249/items/LFJJQN76&quot;],&quot;itemData&quot;:{&quot;accessed&quot;:{&quot;date-parts&quot;:[[&quot;2024&quot;,5,22]]},&quot;citation-key&quot;:&quot;sandoval_conjecture_2014&quot;,&quot;id&quot;:&quot;sandoval_conjecture_2014&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page&quot;:&quot;18–36&quot;,&quot;title&quot;:&quot;Conjecture Mapping: An Approach to Systematic Educational Design Research&quot;,&quot;volume&quot;:&quot;23&quot;,&quot;issue&quot;:&quot;1&quot;,&quot;URL&quot;:&quot;https://doi.org/10.1080/10508406.2013.778204&quot;,&quot;title-short&quot;:&quot;Conjecture Mapping&quot;,&quot;author&quot;:[{&quot;given&quot;:&quot;William&quot;,&quot;family&quot;:&quot;Sandoval&quot;}],&quot;type&quot;:&quot;article-journal&quot;,&quot;DOI&quot;:&quot;10.1080/10508406.2013.778204&quot;,&quot;container-title&quot;:&quot;Journal of the Learning Sciences&quot;,&quot;issued&quot;:{&quot;date-parts&quot;:[[&quot;2014&quot;,1,2]]},&quot;source&quot;:&quot;Taylor and Francis+NEJM&quot;},&quot;suffix&quot;:&quot;&quot;}],&quot;schema&quot;:&quot;https://github.com/citation-style-language/schema/raw/master/csl-citation.json&quot;,&quot;properties&quot;:{&quot;noteIndex&quot;:0,&quot;formattedCitation&quot;:&quot;[-@sandoval_conjecture_2014]&quot;}} RNDryvqkrfdur"/>&lt;Do Zotero Refresh: [-@sandoval_conjecture_2014]&gt;<text:reference-mark-end text:name="ZOTERO_ITEM CSL_CITATION {&quot;citationID&quot;:&quot;ginlzpcj&quot;,&quot;citationItems&quot;:[{&quot;id&quot;:9476,&quot;suppress-author&quot;:true,&quot;prefix&quot;:&quot;&quot;,&quot;uri&quot;:[&quot;http://zotero.org/users/1913249/items/LFJJQN76&quot;],&quot;uris&quot;:[&quot;http://zotero.org/users/1913249/items/LFJJQN76&quot;],&quot;itemData&quot;:{&quot;accessed&quot;:{&quot;date-parts&quot;:[[&quot;2024&quot;,5,22]]},&quot;citation-key&quot;:&quot;sandoval_conjecture_2014&quot;,&quot;id&quot;:&quot;sandoval_conjecture_2014&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page&quot;:&quot;18–36&quot;,&quot;title&quot;:&quot;Conjecture Mapping: An Approach to Systematic Educational Design Research&quot;,&quot;volume&quot;:&quot;23&quot;,&quot;issue&quot;:&quot;1&quot;,&quot;URL&quot;:&quot;https://doi.org/10.1080/10508406.2013.778204&quot;,&quot;title-short&quot;:&quot;Conjecture Mapping&quot;,&quot;author&quot;:[{&quot;given&quot;:&quot;William&quot;,&quot;family&quot;:&quot;Sandoval&quot;}],&quot;type&quot;:&quot;article-journal&quot;,&quot;DOI&quot;:&quot;10.1080/10508406.2013.778204&quot;,&quot;container-title&quot;:&quot;Journal of the Learning Sciences&quot;,&quot;issued&quot;:{&quot;date-parts&quot;:[[&quot;2014&quot;,1,2]]},&quot;source&quot;:&quot;Taylor and Francis+NEJM&quot;},&quot;suffix&quot;:&quot;&quot;}],&quot;schema&quot;:&quot;https://github.com/citation-style-language/schema/raw/master/csl-citation.json&quot;,&quot;properties&quot;:{&quot;noteIndex&quot;:0,&quot;formattedCitation&quot;:&quot;[-@sandoval_conjecture_2014]&quot;}} RNDryvqkrfdur"/>,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span text:style-name="T1">hoadley_creating_2002?</text:span>). To address this issue Chapter 4 of this thesis incorporates a design narrative, a process adopted from DBR, which I explain and justify in Chapters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03T15:11:05Z</meta:creation-date>
    <dc:date>2025-05-03T15:11: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